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52.92mm"/>
    </style:style>
    <style:style style:name="co6" style:family="table-column">
      <style:table-column-properties fo:break-before="auto" style:column-width="43.92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36.5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zcz" table:style-name="ta1">
        <table:shapes>
          <draw:frame draw:z-index="0" draw:style-name="gr1" draw:text-style-name="P1" svg:width="160.11mm" svg:height="90.04mm" svg:x="361.62mm" svg:y="151.94mm">
            <draw:object draw:notify-on-update-of-ranges="deszcz.N1:deszcz.N3 deszcz.N4:deszcz.N32 deszcz.P1:deszcz.P3 deszcz.P4:deszcz.P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1"/>
        <table:table-column table:style-name="co12" table:number-columns-repeated="7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opady </text:p>
          </table:table-cell>
          <table:table-cell office:value-type="string" calcext:value-type="string">
            <text:p>zbiornik rano</text:p>
          </table:table-cell>
          <table:table-cell office:value-type="string" calcext:value-type="string">
            <text:p>zbiornik po podlaniu</text:p>
          </table:table-cell>
          <table:table-cell office:value-type="string" calcext:value-type="string">
            <text:p>teoretyczny zbiornik wieczorem</text:p>
          </table:table-cell>
          <table:table-cell office:value-type="string" calcext:value-type="string">
            <text:p>realny zbiornik wieczorem</text:p>
          </table:table-cell>
          <table:table-cell office:value-type="string" calcext:value-type="string">
            <text:p>odprowadzono nadmiar</text:p>
          </table:table-cell>
          <table:table-cell office:value-type="string" calcext:value-type="string">
            <text:p>odprowadzono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pojemnosc na koniec dnia</text:p>
          </table:table-cell>
          <table:table-cell office:value-type="string" calcext:value-type="string">
            <text:p>czy dolano z wodociagow</text:p>
          </table:table-cell>
          <table:table-cell office:value-type="string" calcext:value-type="string">
            <text:p>dolano z wodociagow</text:p>
          </table:table-cell>
          <table:table-cell table:style-name="ce1" office:value-type="string" calcext:value-type="string">
            <text:p>6.4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dprowadzono</text:p>
          </table:table-cell>
          <table:table-cell office:value-type="string" calcext:value-type="string">
            <text:p>pobrano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5-01" calcext:value-type="date">
            <text:p>1.05.2014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table:formula="of:=IF([.B2]=0;[.C2]-100000;[.C2])" office:value-type="float" office:value="2400000" calcext:value-type="float">
            <text:p>2400000</text:p>
          </table:table-cell>
          <table:table-cell table:formula="of:=IF([.B2]=1;[.D2]*1.03;[.D2]*0.99)" office:value-type="float" office:value="2376000" calcext:value-type="float">
            <text:p>2376000</text:p>
          </table:table-cell>
          <table:table-cell table:formula="of:=IF([.E2]&gt;2500000;2500000;[.E2])" office:value-type="float" office:value="2376000" calcext:value-type="float">
            <text:p>2376000</text:p>
          </table:table-cell>
          <table:table-cell table:formula="of:=IF([.E2]&gt;2500000;1;0)" office:value-type="float" office:value="0" calcext:value-type="float">
            <text:p>0</text:p>
          </table:table-cell>
          <table:table-cell table:formula="of:=[.E2]-[.F2]" office:value-type="float" office:value="0" calcext:value-type="float">
            <text:p>0</text:p>
          </table:table-cell>
          <table:table-cell table:formula="of:=IF(WEEKDAY([.A2])=7;1;0)" office:value-type="float" office:value="0" calcext:value-type="float">
            <text:p>0</text:p>
          </table:table-cell>
          <table:table-cell table:formula="of:=IF([.I2]=1;IF([.F2]+500000&gt;2500000;2500000;[.F2]+500000);[.F2])" office:value-type="float" office:value="2376000" calcext:value-type="float">
            <text:p>2376000</text:p>
          </table:table-cell>
          <table:table-cell table:formula="of:=IF([.J2]&gt;[.F2];1;0)" office:value-type="float" office:value="0" calcext:value-type="float">
            <text:p>0</text:p>
          </table:table-cell>
          <table:table-cell table:formula="of:=[.J2]-[.F2]" office:value-type="float" office:value="0" calcext:value-type="float">
            <text:p>0</text:p>
          </table:table-cell>
          <table:table-cell/>
          <table:table-cell table:formula="of:=IF([.I2]=1;[.A2];&quot;&quot;)">
            <text:p/>
          </table:table-cell>
          <table:table-cell table:formula="of:=IF([.I2]=1;[.H2];&quot;&quot;)">
            <text:p/>
          </table:table-cell>
          <table:table-cell table:formula="of:=IF([.I2]=1;ROUND([.L2]);&quot;&quot;)">
            <text:p/>
          </table:table-cell>
          <table:table-cell table:number-columns-repeated="2"/>
          <table:table-cell office:value-type="string" calcext:value-type="string">
            <text:p>6.1)</text:p>
          </table:table-cell>
          <table:table-cell table:formula="of:=SUM([.G$1:.G$1048576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date" office:date-value="2014-05-02" calcext:value-type="date">
            <text:p>2.05.2014</text:p>
          </table:table-cell>
          <table:table-cell office:value-type="float" office:value="1" calcext:value-type="float">
            <text:p>1</text:p>
          </table:table-cell>
          <table:table-cell table:formula="of:=[.J2]" office:value-type="float" office:value="2376000" calcext:value-type="float">
            <text:p>2376000</text:p>
          </table:table-cell>
          <table:table-cell table:formula="of:=IF([.B3]=0;[.C3]-100000;[.C3])" office:value-type="float" office:value="2376000" calcext:value-type="float">
            <text:p>2376000</text:p>
          </table:table-cell>
          <table:table-cell table:formula="of:=IF([.B3]=1;[.D3]*1.03;[.D3]*0.99)" office:value-type="float" office:value="2447280" calcext:value-type="float">
            <text:p>2447280</text:p>
          </table:table-cell>
          <table:table-cell table:formula="of:=IF([.E3]&gt;2500000;2500000;[.E3])" office:value-type="float" office:value="2447280" calcext:value-type="float">
            <text:p>2447280</text:p>
          </table:table-cell>
          <table:table-cell table:formula="of:=IF([.E3]&gt;2500000;1;0)" office:value-type="float" office:value="0" calcext:value-type="float">
            <text:p>0</text:p>
          </table:table-cell>
          <table:table-cell table:formula="of:=[.E3]-[.F3]" office:value-type="float" office:value="0" calcext:value-type="float">
            <text:p>0</text:p>
          </table:table-cell>
          <table:table-cell table:formula="of:=IF(WEEKDAY([.A3])=7;1;0)" office:value-type="float" office:value="0" calcext:value-type="float">
            <text:p>0</text:p>
          </table:table-cell>
          <table:table-cell table:formula="of:=IF([.I3]=1;IF([.F3]+500000&gt;2500000;2500000;[.F3]+500000);[.F3])" office:value-type="float" office:value="2447280" calcext:value-type="float">
            <text:p>2447280</text:p>
          </table:table-cell>
          <table:table-cell table:formula="of:=IF([.J3]&gt;[.F3];1;0)" office:value-type="float" office:value="0" calcext:value-type="float">
            <text:p>0</text:p>
          </table:table-cell>
          <table:table-cell table:formula="of:=[.J3]-[.F3]" office:value-type="float" office:value="0" calcext:value-type="float">
            <text:p>0</text:p>
          </table:table-cell>
          <table:table-cell/>
          <table:table-cell table:formula="of:=IF([.I3]=1;[.A3];&quot;&quot;)">
            <text:p/>
          </table:table-cell>
          <table:table-cell table:formula="of:=IF([.I3]=1;[.H3];&quot;&quot;)">
            <text:p/>
          </table:table-cell>
          <table:table-cell table:formula="of:=IF([.I3]=1;ROUND([.L3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03" calcext:value-type="date">
            <text:p>3.05.2014</text:p>
          </table:table-cell>
          <table:table-cell office:value-type="float" office:value="0" calcext:value-type="float">
            <text:p>0</text:p>
          </table:table-cell>
          <table:table-cell table:formula="of:=[.J3]" office:value-type="float" office:value="2447280" calcext:value-type="float">
            <text:p>2447280</text:p>
          </table:table-cell>
          <table:table-cell table:formula="of:=IF([.B4]=0;[.C4]-100000;[.C4])" office:value-type="float" office:value="2347280" calcext:value-type="float">
            <text:p>2347280</text:p>
          </table:table-cell>
          <table:table-cell table:formula="of:=IF([.B4]=1;[.D4]*1.03;[.D4]*0.99)" office:value-type="float" office:value="2323807.2" calcext:value-type="float">
            <text:p>2323807,2</text:p>
          </table:table-cell>
          <table:table-cell table:formula="of:=IF([.E4]&gt;2500000;2500000;[.E4])" office:value-type="float" office:value="2323807.2" calcext:value-type="float">
            <text:p>2323807,2</text:p>
          </table:table-cell>
          <table:table-cell table:formula="of:=IF([.E4]&gt;2500000;1;0)" office:value-type="float" office:value="0" calcext:value-type="float">
            <text:p>0</text:p>
          </table:table-cell>
          <table:table-cell table:formula="of:=[.E4]-[.F4]" office:value-type="float" office:value="0" calcext:value-type="float">
            <text:p>0</text:p>
          </table:table-cell>
          <table:table-cell table:formula="of:=IF(WEEKDAY([.A4])=7;1;0)" office:value-type="float" office:value="1" calcext:value-type="float">
            <text:p>1</text:p>
          </table:table-cell>
          <table:table-cell table:formula="of:=IF([.I4]=1;IF([.F4]+500000&gt;2500000;2500000;[.F4]+500000);[.F4])" office:value-type="float" office:value="2500000" calcext:value-type="float">
            <text:p>2500000</text:p>
          </table:table-cell>
          <table:table-cell table:formula="of:=IF([.J4]&gt;[.F4];1;0)" office:value-type="float" office:value="1" calcext:value-type="float">
            <text:p>1</text:p>
          </table:table-cell>
          <table:table-cell table:formula="of:=[.J4]-[.F4]" office:value-type="float" office:value="176192.8" calcext:value-type="float">
            <text:p>176192,8</text:p>
          </table:table-cell>
          <table:table-cell/>
          <table:table-cell table:formula="of:=IF([.I4]=1;[.A4];&quot;&quot;)" office:value-type="date" office:date-value="2014-05-03" calcext:value-type="date">
            <text:p>3.05.2014</text:p>
          </table:table-cell>
          <table:table-cell table:formula="of:=IF([.I4]=1;[.H4];&quot;&quot;)" office:value-type="float" office:value="0" calcext:value-type="float">
            <text:p>0</text:p>
          </table:table-cell>
          <table:table-cell table:formula="of:=IF([.I4]=1;ROUND([.L4]);&quot;&quot;)" office:value-type="float" office:value="176193" calcext:value-type="float">
            <text:p>176193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5-04" calcext:value-type="date">
            <text:p>4.05.2014</text:p>
          </table:table-cell>
          <table:table-cell office:value-type="float" office:value="0" calcext:value-type="float">
            <text:p>0</text:p>
          </table:table-cell>
          <table:table-cell table:formula="of:=[.J4]" office:value-type="float" office:value="2500000" calcext:value-type="float">
            <text:p>2500000</text:p>
          </table:table-cell>
          <table:table-cell table:formula="of:=IF([.B5]=0;[.C5]-100000;[.C5])" office:value-type="float" office:value="2400000" calcext:value-type="float">
            <text:p>2400000</text:p>
          </table:table-cell>
          <table:table-cell table:formula="of:=IF([.B5]=1;[.D5]*1.03;[.D5]*0.99)" office:value-type="float" office:value="2376000" calcext:value-type="float">
            <text:p>2376000</text:p>
          </table:table-cell>
          <table:table-cell table:formula="of:=IF([.E5]&gt;2500000;2500000;[.E5])" office:value-type="float" office:value="2376000" calcext:value-type="float">
            <text:p>2376000</text:p>
          </table:table-cell>
          <table:table-cell table:formula="of:=IF([.E5]&gt;2500000;1;0)" office:value-type="float" office:value="0" calcext:value-type="float">
            <text:p>0</text:p>
          </table:table-cell>
          <table:table-cell table:formula="of:=[.E5]-[.F5]" office:value-type="float" office:value="0" calcext:value-type="float">
            <text:p>0</text:p>
          </table:table-cell>
          <table:table-cell table:formula="of:=IF(WEEKDAY([.A5])=7;1;0)" office:value-type="float" office:value="0" calcext:value-type="float">
            <text:p>0</text:p>
          </table:table-cell>
          <table:table-cell table:formula="of:=IF([.I5]=1;IF([.F5]+500000&gt;2500000;2500000;[.F5]+500000);[.F5])" office:value-type="float" office:value="2376000" calcext:value-type="float">
            <text:p>2376000</text:p>
          </table:table-cell>
          <table:table-cell table:formula="of:=IF([.J5]&gt;[.F5];1;0)" office:value-type="float" office:value="0" calcext:value-type="float">
            <text:p>0</text:p>
          </table:table-cell>
          <table:table-cell table:formula="of:=[.J5]-[.F5]" office:value-type="float" office:value="0" calcext:value-type="float">
            <text:p>0</text:p>
          </table:table-cell>
          <table:table-cell/>
          <table:table-cell table:formula="of:=IF([.I5]=1;[.A5];&quot;&quot;)">
            <text:p/>
          </table:table-cell>
          <table:table-cell table:formula="of:=IF([.I5]=1;[.H5];&quot;&quot;)">
            <text:p/>
          </table:table-cell>
          <table:table-cell table:formula="of:=IF([.I5]=1;ROUND([.L5]);&quot;&quot;)">
            <text:p/>
          </table:table-cell>
          <table:table-cell table:number-columns-repeated="2"/>
          <table:table-cell office:value-type="string" calcext:value-type="string">
            <text:p>6.2)</text:p>
          </table:table-cell>
          <table:table-cell table:formula="of:=ROUND(SUM([.L$1:.L$1048576]))" office:value-type="float" office:value="8289356" calcext:value-type="float">
            <text:p>8289356</text:p>
          </table:table-cell>
          <table:table-cell/>
        </table:table-row>
        <table:table-row table:style-name="ro1">
          <table:table-cell table:style-name="ce1" office:value-type="date" office:date-value="2014-05-05" calcext:value-type="date">
            <text:p>5.05.2014</text:p>
          </table:table-cell>
          <table:table-cell office:value-type="float" office:value="0" calcext:value-type="float">
            <text:p>0</text:p>
          </table:table-cell>
          <table:table-cell table:formula="of:=[.J5]" office:value-type="float" office:value="2376000" calcext:value-type="float">
            <text:p>2376000</text:p>
          </table:table-cell>
          <table:table-cell table:formula="of:=IF([.B6]=0;[.C6]-100000;[.C6])" office:value-type="float" office:value="2276000" calcext:value-type="float">
            <text:p>2276000</text:p>
          </table:table-cell>
          <table:table-cell table:formula="of:=IF([.B6]=1;[.D6]*1.03;[.D6]*0.99)" office:value-type="float" office:value="2253240" calcext:value-type="float">
            <text:p>2253240</text:p>
          </table:table-cell>
          <table:table-cell table:formula="of:=IF([.E6]&gt;2500000;2500000;[.E6])" office:value-type="float" office:value="2253240" calcext:value-type="float">
            <text:p>2253240</text:p>
          </table:table-cell>
          <table:table-cell table:formula="of:=IF([.E6]&gt;2500000;1;0)" office:value-type="float" office:value="0" calcext:value-type="float">
            <text:p>0</text:p>
          </table:table-cell>
          <table:table-cell table:formula="of:=[.E6]-[.F6]" office:value-type="float" office:value="0" calcext:value-type="float">
            <text:p>0</text:p>
          </table:table-cell>
          <table:table-cell table:formula="of:=IF(WEEKDAY([.A6])=7;1;0)" office:value-type="float" office:value="0" calcext:value-type="float">
            <text:p>0</text:p>
          </table:table-cell>
          <table:table-cell table:formula="of:=IF([.I6]=1;IF([.F6]+500000&gt;2500000;2500000;[.F6]+500000);[.F6])" office:value-type="float" office:value="2253240" calcext:value-type="float">
            <text:p>2253240</text:p>
          </table:table-cell>
          <table:table-cell table:formula="of:=IF([.J6]&gt;[.F6];1;0)" office:value-type="float" office:value="0" calcext:value-type="float">
            <text:p>0</text:p>
          </table:table-cell>
          <table:table-cell table:formula="of:=[.J6]-[.F6]" office:value-type="float" office:value="0" calcext:value-type="float">
            <text:p>0</text:p>
          </table:table-cell>
          <table:table-cell/>
          <table:table-cell table:formula="of:=IF([.I6]=1;[.A6];&quot;&quot;)">
            <text:p/>
          </table:table-cell>
          <table:table-cell table:formula="of:=IF([.I6]=1;[.H6];&quot;&quot;)">
            <text:p/>
          </table:table-cell>
          <table:table-cell table:formula="of:=IF([.I6]=1;ROUND([.L6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06" calcext:value-type="date">
            <text:p>6.05.2014</text:p>
          </table:table-cell>
          <table:table-cell office:value-type="float" office:value="1" calcext:value-type="float">
            <text:p>1</text:p>
          </table:table-cell>
          <table:table-cell table:formula="of:=[.J6]" office:value-type="float" office:value="2253240" calcext:value-type="float">
            <text:p>2253240</text:p>
          </table:table-cell>
          <table:table-cell table:formula="of:=IF([.B7]=0;[.C7]-100000;[.C7])" office:value-type="float" office:value="2253240" calcext:value-type="float">
            <text:p>2253240</text:p>
          </table:table-cell>
          <table:table-cell table:formula="of:=IF([.B7]=1;[.D7]*1.03;[.D7]*0.99)" office:value-type="float" office:value="2320837.2" calcext:value-type="float">
            <text:p>2320837,2</text:p>
          </table:table-cell>
          <table:table-cell table:formula="of:=IF([.E7]&gt;2500000;2500000;[.E7])" office:value-type="float" office:value="2320837.2" calcext:value-type="float">
            <text:p>2320837,2</text:p>
          </table:table-cell>
          <table:table-cell table:formula="of:=IF([.E7]&gt;2500000;1;0)" office:value-type="float" office:value="0" calcext:value-type="float">
            <text:p>0</text:p>
          </table:table-cell>
          <table:table-cell table:formula="of:=[.E7]-[.F7]" office:value-type="float" office:value="0" calcext:value-type="float">
            <text:p>0</text:p>
          </table:table-cell>
          <table:table-cell table:formula="of:=IF(WEEKDAY([.A7])=7;1;0)" office:value-type="float" office:value="0" calcext:value-type="float">
            <text:p>0</text:p>
          </table:table-cell>
          <table:table-cell table:formula="of:=IF([.I7]=1;IF([.F7]+500000&gt;2500000;2500000;[.F7]+500000);[.F7])" office:value-type="float" office:value="2320837.2" calcext:value-type="float">
            <text:p>2320837,2</text:p>
          </table:table-cell>
          <table:table-cell table:formula="of:=IF([.J7]&gt;[.F7];1;0)" office:value-type="float" office:value="0" calcext:value-type="float">
            <text:p>0</text:p>
          </table:table-cell>
          <table:table-cell table:formula="of:=[.J7]-[.F7]" office:value-type="float" office:value="0" calcext:value-type="float">
            <text:p>0</text:p>
          </table:table-cell>
          <table:table-cell/>
          <table:table-cell table:formula="of:=IF([.I7]=1;[.A7];&quot;&quot;)">
            <text:p/>
          </table:table-cell>
          <table:table-cell table:formula="of:=IF([.I7]=1;[.H7];&quot;&quot;)">
            <text:p/>
          </table:table-cell>
          <table:table-cell table:formula="of:=IF([.I7]=1;ROUND([.L7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07" calcext:value-type="date">
            <text:p>7.05.2014</text:p>
          </table:table-cell>
          <table:table-cell office:value-type="float" office:value="1" calcext:value-type="float">
            <text:p>1</text:p>
          </table:table-cell>
          <table:table-cell table:formula="of:=[.J7]" office:value-type="float" office:value="2320837.2" calcext:value-type="float">
            <text:p>2320837,2</text:p>
          </table:table-cell>
          <table:table-cell table:formula="of:=IF([.B8]=0;[.C8]-100000;[.C8])" office:value-type="float" office:value="2320837.2" calcext:value-type="float">
            <text:p>2320837,2</text:p>
          </table:table-cell>
          <table:table-cell table:formula="of:=IF([.B8]=1;[.D8]*1.03;[.D8]*0.99)" office:value-type="float" office:value="2390462.316" calcext:value-type="float">
            <text:p>2390462,316</text:p>
          </table:table-cell>
          <table:table-cell table:formula="of:=IF([.E8]&gt;2500000;2500000;[.E8])" office:value-type="float" office:value="2390462.316" calcext:value-type="float">
            <text:p>2390462,316</text:p>
          </table:table-cell>
          <table:table-cell table:formula="of:=IF([.E8]&gt;2500000;1;0)" office:value-type="float" office:value="0" calcext:value-type="float">
            <text:p>0</text:p>
          </table:table-cell>
          <table:table-cell table:formula="of:=[.E8]-[.F8]" office:value-type="float" office:value="0" calcext:value-type="float">
            <text:p>0</text:p>
          </table:table-cell>
          <table:table-cell table:formula="of:=IF(WEEKDAY([.A8])=7;1;0)" office:value-type="float" office:value="0" calcext:value-type="float">
            <text:p>0</text:p>
          </table:table-cell>
          <table:table-cell table:formula="of:=IF([.I8]=1;IF([.F8]+500000&gt;2500000;2500000;[.F8]+500000);[.F8])" office:value-type="float" office:value="2390462.316" calcext:value-type="float">
            <text:p>2390462,316</text:p>
          </table:table-cell>
          <table:table-cell table:formula="of:=IF([.J8]&gt;[.F8];1;0)" office:value-type="float" office:value="0" calcext:value-type="float">
            <text:p>0</text:p>
          </table:table-cell>
          <table:table-cell table:formula="of:=[.J8]-[.F8]" office:value-type="float" office:value="0" calcext:value-type="float">
            <text:p>0</text:p>
          </table:table-cell>
          <table:table-cell/>
          <table:table-cell table:formula="of:=IF([.I8]=1;[.A8];&quot;&quot;)">
            <text:p/>
          </table:table-cell>
          <table:table-cell table:formula="of:=IF([.I8]=1;[.H8];&quot;&quot;)">
            <text:p/>
          </table:table-cell>
          <table:table-cell table:formula="of:=IF([.I8]=1;ROUND([.L8]);&quot;&quot;)">
            <text:p/>
          </table:table-cell>
          <table:table-cell table:number-columns-repeated="2"/>
          <table:table-cell office:value-type="string" calcext:value-type="string">
            <text:p>6.3)</text:p>
          </table:table-cell>
          <table:table-cell table:number-columns-repeated="2"/>
        </table:table-row>
        <table:table-row table:style-name="ro1">
          <table:table-cell table:style-name="ce1" office:value-type="date" office:date-value="2014-05-08" calcext:value-type="date">
            <text:p>8.05.2014</text:p>
          </table:table-cell>
          <table:table-cell office:value-type="float" office:value="1" calcext:value-type="float">
            <text:p>1</text:p>
          </table:table-cell>
          <table:table-cell table:formula="of:=[.J8]" office:value-type="float" office:value="2390462.316" calcext:value-type="float">
            <text:p>2390462,316</text:p>
          </table:table-cell>
          <table:table-cell table:formula="of:=IF([.B9]=0;[.C9]-100000;[.C9])" office:value-type="float" office:value="2390462.316" calcext:value-type="float">
            <text:p>2390462,316</text:p>
          </table:table-cell>
          <table:table-cell table:formula="of:=IF([.B9]=1;[.D9]*1.03;[.D9]*0.99)" office:value-type="float" office:value="2462176.18548" calcext:value-type="float">
            <text:p>2462176,18548</text:p>
          </table:table-cell>
          <table:table-cell table:formula="of:=IF([.E9]&gt;2500000;2500000;[.E9])" office:value-type="float" office:value="2462176.18548" calcext:value-type="float">
            <text:p>2462176,18548</text:p>
          </table:table-cell>
          <table:table-cell table:formula="of:=IF([.E9]&gt;2500000;1;0)" office:value-type="float" office:value="0" calcext:value-type="float">
            <text:p>0</text:p>
          </table:table-cell>
          <table:table-cell table:formula="of:=[.E9]-[.F9]" office:value-type="float" office:value="0" calcext:value-type="float">
            <text:p>0</text:p>
          </table:table-cell>
          <table:table-cell table:formula="of:=IF(WEEKDAY([.A9])=7;1;0)" office:value-type="float" office:value="0" calcext:value-type="float">
            <text:p>0</text:p>
          </table:table-cell>
          <table:table-cell table:formula="of:=IF([.I9]=1;IF([.F9]+500000&gt;2500000;2500000;[.F9]+500000);[.F9])" office:value-type="float" office:value="2462176.18548" calcext:value-type="float">
            <text:p>2462176,18548</text:p>
          </table:table-cell>
          <table:table-cell table:formula="of:=IF([.J9]&gt;[.F9];1;0)" office:value-type="float" office:value="0" calcext:value-type="float">
            <text:p>0</text:p>
          </table:table-cell>
          <table:table-cell table:formula="of:=[.J9]-[.F9]" office:value-type="float" office:value="0" calcext:value-type="float">
            <text:p>0</text:p>
          </table:table-cell>
          <table:table-cell/>
          <table:table-cell table:formula="of:=IF([.I9]=1;[.A9];&quot;&quot;)">
            <text:p/>
          </table:table-cell>
          <table:table-cell table:formula="of:=IF([.I9]=1;[.H9];&quot;&quot;)">
            <text:p/>
          </table:table-cell>
          <table:table-cell table:formula="of:=IF([.I9]=1;ROUND([.L9]);&quot;&quot;)">
            <text:p/>
          </table:table-cell>
          <table:table-cell table:number-columns-repeated="2"/>
          <table:table-cell office:value-type="string" calcext:value-type="string">
            <text:p>min ilosc</text:p>
          </table:table-cell>
          <table:table-cell table:formula="of:=MIN([.C$1:.C$1048576])" office:value-type="float" office:value="1303938.25842614" calcext:value-type="float">
            <text:p>1303938,25842614</text:p>
          </table:table-cell>
          <table:table-cell table:formula="of:=ROUND([.T9])" office:value-type="float" office:value="1303938" calcext:value-type="float">
            <text:p>1303938</text:p>
          </table:table-cell>
        </table:table-row>
        <table:table-row table:style-name="ro1">
          <table:table-cell table:style-name="ce1" office:value-type="date" office:date-value="2014-05-09" calcext:value-type="date">
            <text:p>9.05.2014</text:p>
          </table:table-cell>
          <table:table-cell office:value-type="float" office:value="1" calcext:value-type="float">
            <text:p>1</text:p>
          </table:table-cell>
          <table:table-cell table:formula="of:=[.J9]" office:value-type="float" office:value="2462176.18548" calcext:value-type="float">
            <text:p>2462176,18548</text:p>
          </table:table-cell>
          <table:table-cell table:formula="of:=IF([.B10]=0;[.C10]-100000;[.C10])" office:value-type="float" office:value="2462176.18548" calcext:value-type="float">
            <text:p>2462176,18548</text:p>
          </table:table-cell>
          <table:table-cell table:formula="of:=IF([.B10]=1;[.D10]*1.03;[.D10]*0.99)" office:value-type="float" office:value="2536041.4710444" calcext:value-type="float">
            <text:p>2536041,4710444</text:p>
          </table:table-cell>
          <table:table-cell table:formula="of:=IF([.E10]&gt;2500000;2500000;[.E10])" office:value-type="float" office:value="2500000" calcext:value-type="float">
            <text:p>2500000</text:p>
          </table:table-cell>
          <table:table-cell table:formula="of:=IF([.E10]&gt;2500000;1;0)" office:value-type="float" office:value="1" calcext:value-type="float">
            <text:p>1</text:p>
          </table:table-cell>
          <table:table-cell table:formula="of:=[.E10]-[.F10]" office:value-type="float" office:value="36041.4710444002" calcext:value-type="float">
            <text:p>36041,4710444002</text:p>
          </table:table-cell>
          <table:table-cell table:formula="of:=IF(WEEKDAY([.A10])=7;1;0)" office:value-type="float" office:value="0" calcext:value-type="float">
            <text:p>0</text:p>
          </table:table-cell>
          <table:table-cell table:formula="of:=IF([.I10]=1;IF([.F10]+500000&gt;2500000;2500000;[.F10]+500000);[.F10])" office:value-type="float" office:value="2500000" calcext:value-type="float">
            <text:p>2500000</text:p>
          </table:table-cell>
          <table:table-cell table:formula="of:=IF([.J10]&gt;[.F10];1;0)" office:value-type="float" office:value="0" calcext:value-type="float">
            <text:p>0</text:p>
          </table:table-cell>
          <table:table-cell table:formula="of:=[.J10]-[.F10]" office:value-type="float" office:value="0" calcext:value-type="float">
            <text:p>0</text:p>
          </table:table-cell>
          <table:table-cell/>
          <table:table-cell table:formula="of:=IF([.I10]=1;[.A10];&quot;&quot;)">
            <text:p/>
          </table:table-cell>
          <table:table-cell table:formula="of:=IF([.I10]=1;[.H10];&quot;&quot;)">
            <text:p/>
          </table:table-cell>
          <table:table-cell table:formula="of:=IF([.I10]=1;ROUND([.L10]);&quot;&quot;)">
            <text:p/>
          </table:table-cell>
          <table:table-cell table:number-columns-repeated="2"/>
          <table:table-cell office:value-type="string" calcext:value-type="string">
            <text:p>w dacie</text:p>
          </table:table-cell>
          <table:table-cell table:style-name="ce2" table:formula="of:=INDEX([.A2:.A154];MATCH([.T9];[.C2:.C154]))" office:value-type="string" office:string-value="" calcext:value-type="error">
            <text:p>#N/A</text:p>
          </table:table-cell>
          <table:table-cell office:value-type="string" calcext:value-type="string">
            <text:p>???? powinno dzialac i wyswietlac 20.09.2014 </text:p>
          </table:table-cell>
        </table:table-row>
        <table:table-row table:style-name="ro1">
          <table:table-cell table:style-name="ce1" office:value-type="date" office:date-value="2014-05-10" calcext:value-type="date">
            <text:p>10.05.2014</text:p>
          </table:table-cell>
          <table:table-cell office:value-type="float" office:value="1" calcext:value-type="float">
            <text:p>1</text:p>
          </table:table-cell>
          <table:table-cell table:formula="of:=[.J10]" office:value-type="float" office:value="2500000" calcext:value-type="float">
            <text:p>2500000</text:p>
          </table:table-cell>
          <table:table-cell table:formula="of:=IF([.B11]=0;[.C11]-100000;[.C11])" office:value-type="float" office:value="2500000" calcext:value-type="float">
            <text:p>2500000</text:p>
          </table:table-cell>
          <table:table-cell table:formula="of:=IF([.B11]=1;[.D11]*1.03;[.D11]*0.99)" office:value-type="float" office:value="2575000" calcext:value-type="float">
            <text:p>2575000</text:p>
          </table:table-cell>
          <table:table-cell table:formula="of:=IF([.E11]&gt;2500000;2500000;[.E11])" office:value-type="float" office:value="2500000" calcext:value-type="float">
            <text:p>2500000</text:p>
          </table:table-cell>
          <table:table-cell table:formula="of:=IF([.E11]&gt;2500000;1;0)" office:value-type="float" office:value="1" calcext:value-type="float">
            <text:p>1</text:p>
          </table:table-cell>
          <table:table-cell table:formula="of:=[.E11]-[.F11]" office:value-type="float" office:value="75000" calcext:value-type="float">
            <text:p>75000</text:p>
          </table:table-cell>
          <table:table-cell table:formula="of:=IF(WEEKDAY([.A11])=7;1;0)" office:value-type="float" office:value="1" calcext:value-type="float">
            <text:p>1</text:p>
          </table:table-cell>
          <table:table-cell table:formula="of:=IF([.I11]=1;IF([.F11]+500000&gt;2500000;2500000;[.F11]+500000);[.F11])" office:value-type="float" office:value="2500000" calcext:value-type="float">
            <text:p>2500000</text:p>
          </table:table-cell>
          <table:table-cell table:formula="of:=IF([.J11]&gt;[.F11];1;0)" office:value-type="float" office:value="0" calcext:value-type="float">
            <text:p>0</text:p>
          </table:table-cell>
          <table:table-cell table:formula="of:=[.J11]-[.F11]" office:value-type="float" office:value="0" calcext:value-type="float">
            <text:p>0</text:p>
          </table:table-cell>
          <table:table-cell/>
          <table:table-cell table:formula="of:=IF([.I11]=1;[.A11];&quot;&quot;)" office:value-type="date" office:date-value="2014-05-10" calcext:value-type="date">
            <text:p>10.05.2014</text:p>
          </table:table-cell>
          <table:table-cell table:formula="of:=IF([.I11]=1;[.H11];&quot;&quot;)" office:value-type="float" office:value="75000" calcext:value-type="float">
            <text:p>75000</text:p>
          </table:table-cell>
          <table:table-cell table:formula="of:=IF([.I11]=1;ROUND([.L11]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5-11" calcext:value-type="date">
            <text:p>11.05.2014</text:p>
          </table:table-cell>
          <table:table-cell office:value-type="float" office:value="1" calcext:value-type="float">
            <text:p>1</text:p>
          </table:table-cell>
          <table:table-cell table:formula="of:=[.J11]" office:value-type="float" office:value="2500000" calcext:value-type="float">
            <text:p>2500000</text:p>
          </table:table-cell>
          <table:table-cell table:formula="of:=IF([.B12]=0;[.C12]-100000;[.C12])" office:value-type="float" office:value="2500000" calcext:value-type="float">
            <text:p>2500000</text:p>
          </table:table-cell>
          <table:table-cell table:formula="of:=IF([.B12]=1;[.D12]*1.03;[.D12]*0.99)" office:value-type="float" office:value="2575000" calcext:value-type="float">
            <text:p>2575000</text:p>
          </table:table-cell>
          <table:table-cell table:formula="of:=IF([.E12]&gt;2500000;2500000;[.E12])" office:value-type="float" office:value="2500000" calcext:value-type="float">
            <text:p>2500000</text:p>
          </table:table-cell>
          <table:table-cell table:formula="of:=IF([.E12]&gt;2500000;1;0)" office:value-type="float" office:value="1" calcext:value-type="float">
            <text:p>1</text:p>
          </table:table-cell>
          <table:table-cell table:formula="of:=[.E12]-[.F12]" office:value-type="float" office:value="75000" calcext:value-type="float">
            <text:p>75000</text:p>
          </table:table-cell>
          <table:table-cell table:formula="of:=IF(WEEKDAY([.A12])=7;1;0)" office:value-type="float" office:value="0" calcext:value-type="float">
            <text:p>0</text:p>
          </table:table-cell>
          <table:table-cell table:formula="of:=IF([.I12]=1;IF([.F12]+500000&gt;2500000;2500000;[.F12]+500000);[.F12])" office:value-type="float" office:value="2500000" calcext:value-type="float">
            <text:p>2500000</text:p>
          </table:table-cell>
          <table:table-cell table:formula="of:=IF([.J12]&gt;[.F12];1;0)" office:value-type="float" office:value="0" calcext:value-type="float">
            <text:p>0</text:p>
          </table:table-cell>
          <table:table-cell table:formula="of:=[.J12]-[.F12]" office:value-type="float" office:value="0" calcext:value-type="float">
            <text:p>0</text:p>
          </table:table-cell>
          <table:table-cell/>
          <table:table-cell table:formula="of:=IF([.I12]=1;[.A12];&quot;&quot;)">
            <text:p/>
          </table:table-cell>
          <table:table-cell table:formula="of:=IF([.I12]=1;[.H12];&quot;&quot;)">
            <text:p/>
          </table:table-cell>
          <table:table-cell table:formula="of:=IF([.I12]=1;ROUND([.L12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2" calcext:value-type="date">
            <text:p>12.05.2014</text:p>
          </table:table-cell>
          <table:table-cell office:value-type="float" office:value="1" calcext:value-type="float">
            <text:p>1</text:p>
          </table:table-cell>
          <table:table-cell table:formula="of:=[.J12]" office:value-type="float" office:value="2500000" calcext:value-type="float">
            <text:p>2500000</text:p>
          </table:table-cell>
          <table:table-cell table:formula="of:=IF([.B13]=0;[.C13]-100000;[.C13])" office:value-type="float" office:value="2500000" calcext:value-type="float">
            <text:p>2500000</text:p>
          </table:table-cell>
          <table:table-cell table:formula="of:=IF([.B13]=1;[.D13]*1.03;[.D13]*0.99)" office:value-type="float" office:value="2575000" calcext:value-type="float">
            <text:p>2575000</text:p>
          </table:table-cell>
          <table:table-cell table:formula="of:=IF([.E13]&gt;2500000;2500000;[.E13])" office:value-type="float" office:value="2500000" calcext:value-type="float">
            <text:p>2500000</text:p>
          </table:table-cell>
          <table:table-cell table:formula="of:=IF([.E13]&gt;2500000;1;0)" office:value-type="float" office:value="1" calcext:value-type="float">
            <text:p>1</text:p>
          </table:table-cell>
          <table:table-cell table:formula="of:=[.E13]-[.F13]" office:value-type="float" office:value="75000" calcext:value-type="float">
            <text:p>75000</text:p>
          </table:table-cell>
          <table:table-cell table:formula="of:=IF(WEEKDAY([.A13])=7;1;0)" office:value-type="float" office:value="0" calcext:value-type="float">
            <text:p>0</text:p>
          </table:table-cell>
          <table:table-cell table:formula="of:=IF([.I13]=1;IF([.F13]+500000&gt;2500000;2500000;[.F13]+500000);[.F13])" office:value-type="float" office:value="2500000" calcext:value-type="float">
            <text:p>2500000</text:p>
          </table:table-cell>
          <table:table-cell table:formula="of:=IF([.J13]&gt;[.F13];1;0)" office:value-type="float" office:value="0" calcext:value-type="float">
            <text:p>0</text:p>
          </table:table-cell>
          <table:table-cell table:formula="of:=[.J13]-[.F13]" office:value-type="float" office:value="0" calcext:value-type="float">
            <text:p>0</text:p>
          </table:table-cell>
          <table:table-cell/>
          <table:table-cell table:formula="of:=IF([.I13]=1;[.A13];&quot;&quot;)">
            <text:p/>
          </table:table-cell>
          <table:table-cell table:formula="of:=IF([.I13]=1;[.H13];&quot;&quot;)">
            <text:p/>
          </table:table-cell>
          <table:table-cell table:formula="of:=IF([.I13]=1;ROUND([.L13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3" calcext:value-type="date">
            <text:p>13.05.2014</text:p>
          </table:table-cell>
          <table:table-cell office:value-type="float" office:value="1" calcext:value-type="float">
            <text:p>1</text:p>
          </table:table-cell>
          <table:table-cell table:formula="of:=[.J13]" office:value-type="float" office:value="2500000" calcext:value-type="float">
            <text:p>2500000</text:p>
          </table:table-cell>
          <table:table-cell table:formula="of:=IF([.B14]=0;[.C14]-100000;[.C14])" office:value-type="float" office:value="2500000" calcext:value-type="float">
            <text:p>2500000</text:p>
          </table:table-cell>
          <table:table-cell table:formula="of:=IF([.B14]=1;[.D14]*1.03;[.D14]*0.99)" office:value-type="float" office:value="2575000" calcext:value-type="float">
            <text:p>2575000</text:p>
          </table:table-cell>
          <table:table-cell table:formula="of:=IF([.E14]&gt;2500000;2500000;[.E14])" office:value-type="float" office:value="2500000" calcext:value-type="float">
            <text:p>2500000</text:p>
          </table:table-cell>
          <table:table-cell table:formula="of:=IF([.E14]&gt;2500000;1;0)" office:value-type="float" office:value="1" calcext:value-type="float">
            <text:p>1</text:p>
          </table:table-cell>
          <table:table-cell table:formula="of:=[.E14]-[.F14]" office:value-type="float" office:value="75000" calcext:value-type="float">
            <text:p>75000</text:p>
          </table:table-cell>
          <table:table-cell table:formula="of:=IF(WEEKDAY([.A14])=7;1;0)" office:value-type="float" office:value="0" calcext:value-type="float">
            <text:p>0</text:p>
          </table:table-cell>
          <table:table-cell table:formula="of:=IF([.I14]=1;IF([.F14]+500000&gt;2500000;2500000;[.F14]+500000);[.F14])" office:value-type="float" office:value="2500000" calcext:value-type="float">
            <text:p>2500000</text:p>
          </table:table-cell>
          <table:table-cell table:formula="of:=IF([.J14]&gt;[.F14];1;0)" office:value-type="float" office:value="0" calcext:value-type="float">
            <text:p>0</text:p>
          </table:table-cell>
          <table:table-cell table:formula="of:=[.J14]-[.F14]" office:value-type="float" office:value="0" calcext:value-type="float">
            <text:p>0</text:p>
          </table:table-cell>
          <table:table-cell/>
          <table:table-cell table:formula="of:=IF([.I14]=1;[.A14];&quot;&quot;)">
            <text:p/>
          </table:table-cell>
          <table:table-cell table:formula="of:=IF([.I14]=1;[.H14];&quot;&quot;)">
            <text:p/>
          </table:table-cell>
          <table:table-cell table:formula="of:=IF([.I14]=1;ROUND([.L14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4" calcext:value-type="date">
            <text:p>14.05.2014</text:p>
          </table:table-cell>
          <table:table-cell office:value-type="float" office:value="0" calcext:value-type="float">
            <text:p>0</text:p>
          </table:table-cell>
          <table:table-cell table:formula="of:=[.J14]" office:value-type="float" office:value="2500000" calcext:value-type="float">
            <text:p>2500000</text:p>
          </table:table-cell>
          <table:table-cell table:formula="of:=IF([.B15]=0;[.C15]-100000;[.C15])" office:value-type="float" office:value="2400000" calcext:value-type="float">
            <text:p>2400000</text:p>
          </table:table-cell>
          <table:table-cell table:formula="of:=IF([.B15]=1;[.D15]*1.03;[.D15]*0.99)" office:value-type="float" office:value="2376000" calcext:value-type="float">
            <text:p>2376000</text:p>
          </table:table-cell>
          <table:table-cell table:formula="of:=IF([.E15]&gt;2500000;2500000;[.E15])" office:value-type="float" office:value="2376000" calcext:value-type="float">
            <text:p>2376000</text:p>
          </table:table-cell>
          <table:table-cell table:formula="of:=IF([.E15]&gt;2500000;1;0)" office:value-type="float" office:value="0" calcext:value-type="float">
            <text:p>0</text:p>
          </table:table-cell>
          <table:table-cell table:formula="of:=[.E15]-[.F15]" office:value-type="float" office:value="0" calcext:value-type="float">
            <text:p>0</text:p>
          </table:table-cell>
          <table:table-cell table:formula="of:=IF(WEEKDAY([.A15])=7;1;0)" office:value-type="float" office:value="0" calcext:value-type="float">
            <text:p>0</text:p>
          </table:table-cell>
          <table:table-cell table:formula="of:=IF([.I15]=1;IF([.F15]+500000&gt;2500000;2500000;[.F15]+500000);[.F15])" office:value-type="float" office:value="2376000" calcext:value-type="float">
            <text:p>2376000</text:p>
          </table:table-cell>
          <table:table-cell table:formula="of:=IF([.J15]&gt;[.F15];1;0)" office:value-type="float" office:value="0" calcext:value-type="float">
            <text:p>0</text:p>
          </table:table-cell>
          <table:table-cell table:formula="of:=[.J15]-[.F15]" office:value-type="float" office:value="0" calcext:value-type="float">
            <text:p>0</text:p>
          </table:table-cell>
          <table:table-cell/>
          <table:table-cell table:formula="of:=IF([.I15]=1;[.A15];&quot;&quot;)">
            <text:p/>
          </table:table-cell>
          <table:table-cell table:formula="of:=IF([.I15]=1;[.H15];&quot;&quot;)">
            <text:p/>
          </table:table-cell>
          <table:table-cell table:formula="of:=IF([.I15]=1;ROUND([.L15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5" calcext:value-type="date">
            <text:p>15.05.2014</text:p>
          </table:table-cell>
          <table:table-cell office:value-type="float" office:value="0" calcext:value-type="float">
            <text:p>0</text:p>
          </table:table-cell>
          <table:table-cell table:formula="of:=[.J15]" office:value-type="float" office:value="2376000" calcext:value-type="float">
            <text:p>2376000</text:p>
          </table:table-cell>
          <table:table-cell table:formula="of:=IF([.B16]=0;[.C16]-100000;[.C16])" office:value-type="float" office:value="2276000" calcext:value-type="float">
            <text:p>2276000</text:p>
          </table:table-cell>
          <table:table-cell table:formula="of:=IF([.B16]=1;[.D16]*1.03;[.D16]*0.99)" office:value-type="float" office:value="2253240" calcext:value-type="float">
            <text:p>2253240</text:p>
          </table:table-cell>
          <table:table-cell table:formula="of:=IF([.E16]&gt;2500000;2500000;[.E16])" office:value-type="float" office:value="2253240" calcext:value-type="float">
            <text:p>2253240</text:p>
          </table:table-cell>
          <table:table-cell table:formula="of:=IF([.E16]&gt;2500000;1;0)" office:value-type="float" office:value="0" calcext:value-type="float">
            <text:p>0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IF(WEEKDAY([.A16])=7;1;0)" office:value-type="float" office:value="0" calcext:value-type="float">
            <text:p>0</text:p>
          </table:table-cell>
          <table:table-cell table:formula="of:=IF([.I16]=1;IF([.F16]+500000&gt;2500000;2500000;[.F16]+500000);[.F16])" office:value-type="float" office:value="2253240" calcext:value-type="float">
            <text:p>2253240</text:p>
          </table:table-cell>
          <table:table-cell table:formula="of:=IF([.J16]&gt;[.F16];1;0)" office:value-type="float" office:value="0" calcext:value-type="float">
            <text:p>0</text:p>
          </table:table-cell>
          <table:table-cell table:formula="of:=[.J16]-[.F16]" office:value-type="float" office:value="0" calcext:value-type="float">
            <text:p>0</text:p>
          </table:table-cell>
          <table:table-cell/>
          <table:table-cell table:formula="of:=IF([.I16]=1;[.A16];&quot;&quot;)">
            <text:p/>
          </table:table-cell>
          <table:table-cell table:formula="of:=IF([.I16]=1;[.H16];&quot;&quot;)">
            <text:p/>
          </table:table-cell>
          <table:table-cell table:formula="of:=IF([.I16]=1;ROUND([.L16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6" calcext:value-type="date">
            <text:p>16.05.2014</text:p>
          </table:table-cell>
          <table:table-cell office:value-type="float" office:value="1" calcext:value-type="float">
            <text:p>1</text:p>
          </table:table-cell>
          <table:table-cell table:formula="of:=[.J16]" office:value-type="float" office:value="2253240" calcext:value-type="float">
            <text:p>2253240</text:p>
          </table:table-cell>
          <table:table-cell table:formula="of:=IF([.B17]=0;[.C17]-100000;[.C17])" office:value-type="float" office:value="2253240" calcext:value-type="float">
            <text:p>2253240</text:p>
          </table:table-cell>
          <table:table-cell table:formula="of:=IF([.B17]=1;[.D17]*1.03;[.D17]*0.99)" office:value-type="float" office:value="2320837.2" calcext:value-type="float">
            <text:p>2320837,2</text:p>
          </table:table-cell>
          <table:table-cell table:formula="of:=IF([.E17]&gt;2500000;2500000;[.E17])" office:value-type="float" office:value="2320837.2" calcext:value-type="float">
            <text:p>2320837,2</text:p>
          </table:table-cell>
          <table:table-cell table:formula="of:=IF([.E17]&gt;2500000;1;0)" office:value-type="float" office:value="0" calcext:value-type="float">
            <text:p>0</text:p>
          </table:table-cell>
          <table:table-cell table:formula="of:=[.E17]-[.F17]" office:value-type="float" office:value="0" calcext:value-type="float">
            <text:p>0</text:p>
          </table:table-cell>
          <table:table-cell table:formula="of:=IF(WEEKDAY([.A17])=7;1;0)" office:value-type="float" office:value="0" calcext:value-type="float">
            <text:p>0</text:p>
          </table:table-cell>
          <table:table-cell table:formula="of:=IF([.I17]=1;IF([.F17]+500000&gt;2500000;2500000;[.F17]+500000);[.F17])" office:value-type="float" office:value="2320837.2" calcext:value-type="float">
            <text:p>2320837,2</text:p>
          </table:table-cell>
          <table:table-cell table:formula="of:=IF([.J17]&gt;[.F17];1;0)" office:value-type="float" office:value="0" calcext:value-type="float">
            <text:p>0</text:p>
          </table:table-cell>
          <table:table-cell table:formula="of:=[.J17]-[.F17]" office:value-type="float" office:value="0" calcext:value-type="float">
            <text:p>0</text:p>
          </table:table-cell>
          <table:table-cell/>
          <table:table-cell table:formula="of:=IF([.I17]=1;[.A17];&quot;&quot;)">
            <text:p/>
          </table:table-cell>
          <table:table-cell table:formula="of:=IF([.I17]=1;[.H17];&quot;&quot;)">
            <text:p/>
          </table:table-cell>
          <table:table-cell table:formula="of:=IF([.I17]=1;ROUND([.L17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7" calcext:value-type="date">
            <text:p>17.05.2014</text:p>
          </table:table-cell>
          <table:table-cell office:value-type="float" office:value="1" calcext:value-type="float">
            <text:p>1</text:p>
          </table:table-cell>
          <table:table-cell table:formula="of:=[.J17]" office:value-type="float" office:value="2320837.2" calcext:value-type="float">
            <text:p>2320837,2</text:p>
          </table:table-cell>
          <table:table-cell table:formula="of:=IF([.B18]=0;[.C18]-100000;[.C18])" office:value-type="float" office:value="2320837.2" calcext:value-type="float">
            <text:p>2320837,2</text:p>
          </table:table-cell>
          <table:table-cell table:formula="of:=IF([.B18]=1;[.D18]*1.03;[.D18]*0.99)" office:value-type="float" office:value="2390462.316" calcext:value-type="float">
            <text:p>2390462,316</text:p>
          </table:table-cell>
          <table:table-cell table:formula="of:=IF([.E18]&gt;2500000;2500000;[.E18])" office:value-type="float" office:value="2390462.316" calcext:value-type="float">
            <text:p>2390462,316</text:p>
          </table:table-cell>
          <table:table-cell table:formula="of:=IF([.E18]&gt;2500000;1;0)" office:value-type="float" office:value="0" calcext:value-type="float">
            <text:p>0</text:p>
          </table:table-cell>
          <table:table-cell table:formula="of:=[.E18]-[.F18]" office:value-type="float" office:value="0" calcext:value-type="float">
            <text:p>0</text:p>
          </table:table-cell>
          <table:table-cell table:formula="of:=IF(WEEKDAY([.A18])=7;1;0)" office:value-type="float" office:value="1" calcext:value-type="float">
            <text:p>1</text:p>
          </table:table-cell>
          <table:table-cell table:formula="of:=IF([.I18]=1;IF([.F18]+500000&gt;2500000;2500000;[.F18]+500000);[.F18])" office:value-type="float" office:value="2500000" calcext:value-type="float">
            <text:p>2500000</text:p>
          </table:table-cell>
          <table:table-cell table:formula="of:=IF([.J18]&gt;[.F18];1;0)" office:value-type="float" office:value="1" calcext:value-type="float">
            <text:p>1</text:p>
          </table:table-cell>
          <table:table-cell table:formula="of:=[.J18]-[.F18]" office:value-type="float" office:value="109537.684" calcext:value-type="float">
            <text:p>109537,684</text:p>
          </table:table-cell>
          <table:table-cell/>
          <table:table-cell table:formula="of:=IF([.I18]=1;[.A18];&quot;&quot;)" office:value-type="date" office:date-value="2014-05-17" calcext:value-type="date">
            <text:p>17.05.2014</text:p>
          </table:table-cell>
          <table:table-cell table:formula="of:=IF([.I18]=1;[.H18];&quot;&quot;)" office:value-type="float" office:value="0" calcext:value-type="float">
            <text:p>0</text:p>
          </table:table-cell>
          <table:table-cell table:formula="of:=IF([.I18]=1;ROUND([.L18]);&quot;&quot;)" office:value-type="float" office:value="109538" calcext:value-type="float">
            <text:p>109538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5-18" calcext:value-type="date">
            <text:p>18.05.2014</text:p>
          </table:table-cell>
          <table:table-cell office:value-type="float" office:value="1" calcext:value-type="float">
            <text:p>1</text:p>
          </table:table-cell>
          <table:table-cell table:formula="of:=[.J18]" office:value-type="float" office:value="2500000" calcext:value-type="float">
            <text:p>2500000</text:p>
          </table:table-cell>
          <table:table-cell table:formula="of:=IF([.B19]=0;[.C19]-100000;[.C19])" office:value-type="float" office:value="2500000" calcext:value-type="float">
            <text:p>2500000</text:p>
          </table:table-cell>
          <table:table-cell table:formula="of:=IF([.B19]=1;[.D19]*1.03;[.D19]*0.99)" office:value-type="float" office:value="2575000" calcext:value-type="float">
            <text:p>2575000</text:p>
          </table:table-cell>
          <table:table-cell table:formula="of:=IF([.E19]&gt;2500000;2500000;[.E19])" office:value-type="float" office:value="2500000" calcext:value-type="float">
            <text:p>2500000</text:p>
          </table:table-cell>
          <table:table-cell table:formula="of:=IF([.E19]&gt;2500000;1;0)" office:value-type="float" office:value="1" calcext:value-type="float">
            <text:p>1</text:p>
          </table:table-cell>
          <table:table-cell table:formula="of:=[.E19]-[.F19]" office:value-type="float" office:value="75000" calcext:value-type="float">
            <text:p>75000</text:p>
          </table:table-cell>
          <table:table-cell table:formula="of:=IF(WEEKDAY([.A19])=7;1;0)" office:value-type="float" office:value="0" calcext:value-type="float">
            <text:p>0</text:p>
          </table:table-cell>
          <table:table-cell table:formula="of:=IF([.I19]=1;IF([.F19]+500000&gt;2500000;2500000;[.F19]+500000);[.F19])" office:value-type="float" office:value="2500000" calcext:value-type="float">
            <text:p>2500000</text:p>
          </table:table-cell>
          <table:table-cell table:formula="of:=IF([.J19]&gt;[.F19];1;0)" office:value-type="float" office:value="0" calcext:value-type="float">
            <text:p>0</text:p>
          </table:table-cell>
          <table:table-cell table:formula="of:=[.J19]-[.F19]" office:value-type="float" office:value="0" calcext:value-type="float">
            <text:p>0</text:p>
          </table:table-cell>
          <table:table-cell/>
          <table:table-cell table:formula="of:=IF([.I19]=1;[.A19];&quot;&quot;)">
            <text:p/>
          </table:table-cell>
          <table:table-cell table:formula="of:=IF([.I19]=1;[.H19];&quot;&quot;)">
            <text:p/>
          </table:table-cell>
          <table:table-cell table:formula="of:=IF([.I19]=1;ROUND([.L19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19" calcext:value-type="date">
            <text:p>19.05.2014</text:p>
          </table:table-cell>
          <table:table-cell office:value-type="float" office:value="0" calcext:value-type="float">
            <text:p>0</text:p>
          </table:table-cell>
          <table:table-cell table:formula="of:=[.J19]" office:value-type="float" office:value="2500000" calcext:value-type="float">
            <text:p>2500000</text:p>
          </table:table-cell>
          <table:table-cell table:formula="of:=IF([.B20]=0;[.C20]-100000;[.C20])" office:value-type="float" office:value="2400000" calcext:value-type="float">
            <text:p>2400000</text:p>
          </table:table-cell>
          <table:table-cell table:formula="of:=IF([.B20]=1;[.D20]*1.03;[.D20]*0.99)" office:value-type="float" office:value="2376000" calcext:value-type="float">
            <text:p>2376000</text:p>
          </table:table-cell>
          <table:table-cell table:formula="of:=IF([.E20]&gt;2500000;2500000;[.E20])" office:value-type="float" office:value="2376000" calcext:value-type="float">
            <text:p>2376000</text:p>
          </table:table-cell>
          <table:table-cell table:formula="of:=IF([.E20]&gt;2500000;1;0)" office:value-type="float" office:value="0" calcext:value-type="float">
            <text:p>0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IF(WEEKDAY([.A20])=7;1;0)" office:value-type="float" office:value="0" calcext:value-type="float">
            <text:p>0</text:p>
          </table:table-cell>
          <table:table-cell table:formula="of:=IF([.I20]=1;IF([.F20]+500000&gt;2500000;2500000;[.F20]+500000);[.F20])" office:value-type="float" office:value="2376000" calcext:value-type="float">
            <text:p>2376000</text:p>
          </table:table-cell>
          <table:table-cell table:formula="of:=IF([.J20]&gt;[.F20];1;0)" office:value-type="float" office:value="0" calcext:value-type="float">
            <text:p>0</text:p>
          </table:table-cell>
          <table:table-cell table:formula="of:=[.J20]-[.F20]" office:value-type="float" office:value="0" calcext:value-type="float">
            <text:p>0</text:p>
          </table:table-cell>
          <table:table-cell/>
          <table:table-cell table:formula="of:=IF([.I20]=1;[.A20];&quot;&quot;)">
            <text:p/>
          </table:table-cell>
          <table:table-cell table:formula="of:=IF([.I20]=1;[.H20];&quot;&quot;)">
            <text:p/>
          </table:table-cell>
          <table:table-cell table:formula="of:=IF([.I20]=1;ROUND([.L20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0" calcext:value-type="date">
            <text:p>20.05.2014</text:p>
          </table:table-cell>
          <table:table-cell office:value-type="float" office:value="0" calcext:value-type="float">
            <text:p>0</text:p>
          </table:table-cell>
          <table:table-cell table:formula="of:=[.J20]" office:value-type="float" office:value="2376000" calcext:value-type="float">
            <text:p>2376000</text:p>
          </table:table-cell>
          <table:table-cell table:formula="of:=IF([.B21]=0;[.C21]-100000;[.C21])" office:value-type="float" office:value="2276000" calcext:value-type="float">
            <text:p>2276000</text:p>
          </table:table-cell>
          <table:table-cell table:formula="of:=IF([.B21]=1;[.D21]*1.03;[.D21]*0.99)" office:value-type="float" office:value="2253240" calcext:value-type="float">
            <text:p>2253240</text:p>
          </table:table-cell>
          <table:table-cell table:formula="of:=IF([.E21]&gt;2500000;2500000;[.E21])" office:value-type="float" office:value="2253240" calcext:value-type="float">
            <text:p>2253240</text:p>
          </table:table-cell>
          <table:table-cell table:formula="of:=IF([.E21]&gt;2500000;1;0)" office:value-type="float" office:value="0" calcext:value-type="float">
            <text:p>0</text:p>
          </table:table-cell>
          <table:table-cell table:formula="of:=[.E21]-[.F21]" office:value-type="float" office:value="0" calcext:value-type="float">
            <text:p>0</text:p>
          </table:table-cell>
          <table:table-cell table:formula="of:=IF(WEEKDAY([.A21])=7;1;0)" office:value-type="float" office:value="0" calcext:value-type="float">
            <text:p>0</text:p>
          </table:table-cell>
          <table:table-cell table:formula="of:=IF([.I21]=1;IF([.F21]+500000&gt;2500000;2500000;[.F21]+500000);[.F21])" office:value-type="float" office:value="2253240" calcext:value-type="float">
            <text:p>2253240</text:p>
          </table:table-cell>
          <table:table-cell table:formula="of:=IF([.J21]&gt;[.F21];1;0)" office:value-type="float" office:value="0" calcext:value-type="float">
            <text:p>0</text:p>
          </table:table-cell>
          <table:table-cell table:formula="of:=[.J21]-[.F21]" office:value-type="float" office:value="0" calcext:value-type="float">
            <text:p>0</text:p>
          </table:table-cell>
          <table:table-cell/>
          <table:table-cell table:formula="of:=IF([.I21]=1;[.A21];&quot;&quot;)">
            <text:p/>
          </table:table-cell>
          <table:table-cell table:formula="of:=IF([.I21]=1;[.H21];&quot;&quot;)">
            <text:p/>
          </table:table-cell>
          <table:table-cell table:formula="of:=IF([.I21]=1;ROUND([.L21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1" calcext:value-type="date">
            <text:p>21.05.2014</text:p>
          </table:table-cell>
          <table:table-cell office:value-type="float" office:value="1" calcext:value-type="float">
            <text:p>1</text:p>
          </table:table-cell>
          <table:table-cell table:formula="of:=[.J21]" office:value-type="float" office:value="2253240" calcext:value-type="float">
            <text:p>2253240</text:p>
          </table:table-cell>
          <table:table-cell table:formula="of:=IF([.B22]=0;[.C22]-100000;[.C22])" office:value-type="float" office:value="2253240" calcext:value-type="float">
            <text:p>2253240</text:p>
          </table:table-cell>
          <table:table-cell table:formula="of:=IF([.B22]=1;[.D22]*1.03;[.D22]*0.99)" office:value-type="float" office:value="2320837.2" calcext:value-type="float">
            <text:p>2320837,2</text:p>
          </table:table-cell>
          <table:table-cell table:formula="of:=IF([.E22]&gt;2500000;2500000;[.E22])" office:value-type="float" office:value="2320837.2" calcext:value-type="float">
            <text:p>2320837,2</text:p>
          </table:table-cell>
          <table:table-cell table:formula="of:=IF([.E22]&gt;2500000;1;0)" office:value-type="float" office:value="0" calcext:value-type="float">
            <text:p>0</text:p>
          </table:table-cell>
          <table:table-cell table:formula="of:=[.E22]-[.F22]" office:value-type="float" office:value="0" calcext:value-type="float">
            <text:p>0</text:p>
          </table:table-cell>
          <table:table-cell table:formula="of:=IF(WEEKDAY([.A22])=7;1;0)" office:value-type="float" office:value="0" calcext:value-type="float">
            <text:p>0</text:p>
          </table:table-cell>
          <table:table-cell table:formula="of:=IF([.I22]=1;IF([.F22]+500000&gt;2500000;2500000;[.F22]+500000);[.F22])" office:value-type="float" office:value="2320837.2" calcext:value-type="float">
            <text:p>2320837,2</text:p>
          </table:table-cell>
          <table:table-cell table:formula="of:=IF([.J22]&gt;[.F22];1;0)" office:value-type="float" office:value="0" calcext:value-type="float">
            <text:p>0</text:p>
          </table:table-cell>
          <table:table-cell table:formula="of:=[.J22]-[.F22]" office:value-type="float" office:value="0" calcext:value-type="float">
            <text:p>0</text:p>
          </table:table-cell>
          <table:table-cell/>
          <table:table-cell table:formula="of:=IF([.I22]=1;[.A22];&quot;&quot;)">
            <text:p/>
          </table:table-cell>
          <table:table-cell table:formula="of:=IF([.I22]=1;[.H22];&quot;&quot;)">
            <text:p/>
          </table:table-cell>
          <table:table-cell table:formula="of:=IF([.I22]=1;ROUND([.L22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2" calcext:value-type="date">
            <text:p>22.05.2014</text:p>
          </table:table-cell>
          <table:table-cell office:value-type="float" office:value="1" calcext:value-type="float">
            <text:p>1</text:p>
          </table:table-cell>
          <table:table-cell table:formula="of:=[.J22]" office:value-type="float" office:value="2320837.2" calcext:value-type="float">
            <text:p>2320837,2</text:p>
          </table:table-cell>
          <table:table-cell table:formula="of:=IF([.B23]=0;[.C23]-100000;[.C23])" office:value-type="float" office:value="2320837.2" calcext:value-type="float">
            <text:p>2320837,2</text:p>
          </table:table-cell>
          <table:table-cell table:formula="of:=IF([.B23]=1;[.D23]*1.03;[.D23]*0.99)" office:value-type="float" office:value="2390462.316" calcext:value-type="float">
            <text:p>2390462,316</text:p>
          </table:table-cell>
          <table:table-cell table:formula="of:=IF([.E23]&gt;2500000;2500000;[.E23])" office:value-type="float" office:value="2390462.316" calcext:value-type="float">
            <text:p>2390462,316</text:p>
          </table:table-cell>
          <table:table-cell table:formula="of:=IF([.E23]&gt;2500000;1;0)" office:value-type="float" office:value="0" calcext:value-type="float">
            <text:p>0</text:p>
          </table:table-cell>
          <table:table-cell table:formula="of:=[.E23]-[.F23]" office:value-type="float" office:value="0" calcext:value-type="float">
            <text:p>0</text:p>
          </table:table-cell>
          <table:table-cell table:formula="of:=IF(WEEKDAY([.A23])=7;1;0)" office:value-type="float" office:value="0" calcext:value-type="float">
            <text:p>0</text:p>
          </table:table-cell>
          <table:table-cell table:formula="of:=IF([.I23]=1;IF([.F23]+500000&gt;2500000;2500000;[.F23]+500000);[.F23])" office:value-type="float" office:value="2390462.316" calcext:value-type="float">
            <text:p>2390462,316</text:p>
          </table:table-cell>
          <table:table-cell table:formula="of:=IF([.J23]&gt;[.F23];1;0)" office:value-type="float" office:value="0" calcext:value-type="float">
            <text:p>0</text:p>
          </table:table-cell>
          <table:table-cell table:formula="of:=[.J23]-[.F23]" office:value-type="float" office:value="0" calcext:value-type="float">
            <text:p>0</text:p>
          </table:table-cell>
          <table:table-cell/>
          <table:table-cell table:formula="of:=IF([.I23]=1;[.A23];&quot;&quot;)">
            <text:p/>
          </table:table-cell>
          <table:table-cell table:formula="of:=IF([.I23]=1;[.H23];&quot;&quot;)">
            <text:p/>
          </table:table-cell>
          <table:table-cell table:formula="of:=IF([.I23]=1;ROUND([.L23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3" calcext:value-type="date">
            <text:p>23.05.2014</text:p>
          </table:table-cell>
          <table:table-cell office:value-type="float" office:value="0" calcext:value-type="float">
            <text:p>0</text:p>
          </table:table-cell>
          <table:table-cell table:formula="of:=[.J23]" office:value-type="float" office:value="2390462.316" calcext:value-type="float">
            <text:p>2390462,316</text:p>
          </table:table-cell>
          <table:table-cell table:formula="of:=IF([.B24]=0;[.C24]-100000;[.C24])" office:value-type="float" office:value="2290462.316" calcext:value-type="float">
            <text:p>2290462,316</text:p>
          </table:table-cell>
          <table:table-cell table:formula="of:=IF([.B24]=1;[.D24]*1.03;[.D24]*0.99)" office:value-type="float" office:value="2267557.69284" calcext:value-type="float">
            <text:p>2267557,69284</text:p>
          </table:table-cell>
          <table:table-cell table:formula="of:=IF([.E24]&gt;2500000;2500000;[.E24])" office:value-type="float" office:value="2267557.69284" calcext:value-type="float">
            <text:p>2267557,69284</text:p>
          </table:table-cell>
          <table:table-cell table:formula="of:=IF([.E24]&gt;2500000;1;0)" office:value-type="float" office:value="0" calcext:value-type="float">
            <text:p>0</text:p>
          </table:table-cell>
          <table:table-cell table:formula="of:=[.E24]-[.F24]" office:value-type="float" office:value="0" calcext:value-type="float">
            <text:p>0</text:p>
          </table:table-cell>
          <table:table-cell table:formula="of:=IF(WEEKDAY([.A24])=7;1;0)" office:value-type="float" office:value="0" calcext:value-type="float">
            <text:p>0</text:p>
          </table:table-cell>
          <table:table-cell table:formula="of:=IF([.I24]=1;IF([.F24]+500000&gt;2500000;2500000;[.F24]+500000);[.F24])" office:value-type="float" office:value="2267557.69284" calcext:value-type="float">
            <text:p>2267557,69284</text:p>
          </table:table-cell>
          <table:table-cell table:formula="of:=IF([.J24]&gt;[.F24];1;0)" office:value-type="float" office:value="0" calcext:value-type="float">
            <text:p>0</text:p>
          </table:table-cell>
          <table:table-cell table:formula="of:=[.J24]-[.F24]" office:value-type="float" office:value="0" calcext:value-type="float">
            <text:p>0</text:p>
          </table:table-cell>
          <table:table-cell/>
          <table:table-cell table:formula="of:=IF([.I24]=1;[.A24];&quot;&quot;)">
            <text:p/>
          </table:table-cell>
          <table:table-cell table:formula="of:=IF([.I24]=1;[.H24];&quot;&quot;)">
            <text:p/>
          </table:table-cell>
          <table:table-cell table:formula="of:=IF([.I24]=1;ROUND([.L24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4" calcext:value-type="date">
            <text:p>24.05.2014</text:p>
          </table:table-cell>
          <table:table-cell office:value-type="float" office:value="0" calcext:value-type="float">
            <text:p>0</text:p>
          </table:table-cell>
          <table:table-cell table:formula="of:=[.J24]" office:value-type="float" office:value="2267557.69284" calcext:value-type="float">
            <text:p>2267557,69284</text:p>
          </table:table-cell>
          <table:table-cell table:formula="of:=IF([.B25]=0;[.C25]-100000;[.C25])" office:value-type="float" office:value="2167557.69284" calcext:value-type="float">
            <text:p>2167557,69284</text:p>
          </table:table-cell>
          <table:table-cell table:formula="of:=IF([.B25]=1;[.D25]*1.03;[.D25]*0.99)" office:value-type="float" office:value="2145882.1159116" calcext:value-type="float">
            <text:p>2145882,1159116</text:p>
          </table:table-cell>
          <table:table-cell table:formula="of:=IF([.E25]&gt;2500000;2500000;[.E25])" office:value-type="float" office:value="2145882.1159116" calcext:value-type="float">
            <text:p>2145882,1159116</text:p>
          </table:table-cell>
          <table:table-cell table:formula="of:=IF([.E25]&gt;2500000;1;0)" office:value-type="float" office:value="0" calcext:value-type="float">
            <text:p>0</text:p>
          </table:table-cell>
          <table:table-cell table:formula="of:=[.E25]-[.F25]" office:value-type="float" office:value="0" calcext:value-type="float">
            <text:p>0</text:p>
          </table:table-cell>
          <table:table-cell table:formula="of:=IF(WEEKDAY([.A25])=7;1;0)" office:value-type="float" office:value="1" calcext:value-type="float">
            <text:p>1</text:p>
          </table:table-cell>
          <table:table-cell table:formula="of:=IF([.I25]=1;IF([.F25]+500000&gt;2500000;2500000;[.F25]+500000);[.F25])" office:value-type="float" office:value="2500000" calcext:value-type="float">
            <text:p>2500000</text:p>
          </table:table-cell>
          <table:table-cell table:formula="of:=IF([.J25]&gt;[.F25];1;0)" office:value-type="float" office:value="1" calcext:value-type="float">
            <text:p>1</text:p>
          </table:table-cell>
          <table:table-cell table:formula="of:=[.J25]-[.F25]" office:value-type="float" office:value="354117.8840884" calcext:value-type="float">
            <text:p>354117,8840884</text:p>
          </table:table-cell>
          <table:table-cell/>
          <table:table-cell table:formula="of:=IF([.I25]=1;[.A25];&quot;&quot;)" office:value-type="date" office:date-value="2014-05-24" calcext:value-type="date">
            <text:p>24.05.2014</text:p>
          </table:table-cell>
          <table:table-cell table:formula="of:=IF([.I25]=1;[.H25];&quot;&quot;)" office:value-type="float" office:value="0" calcext:value-type="float">
            <text:p>0</text:p>
          </table:table-cell>
          <table:table-cell table:formula="of:=IF([.I25]=1;ROUND([.L25]);&quot;&quot;)" office:value-type="float" office:value="354118" calcext:value-type="float">
            <text:p>354118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5-25" calcext:value-type="date">
            <text:p>25.05.2014</text:p>
          </table:table-cell>
          <table:table-cell office:value-type="float" office:value="0" calcext:value-type="float">
            <text:p>0</text:p>
          </table:table-cell>
          <table:table-cell table:formula="of:=[.J25]" office:value-type="float" office:value="2500000" calcext:value-type="float">
            <text:p>2500000</text:p>
          </table:table-cell>
          <table:table-cell table:formula="of:=IF([.B26]=0;[.C26]-100000;[.C26])" office:value-type="float" office:value="2400000" calcext:value-type="float">
            <text:p>2400000</text:p>
          </table:table-cell>
          <table:table-cell table:formula="of:=IF([.B26]=1;[.D26]*1.03;[.D26]*0.99)" office:value-type="float" office:value="2376000" calcext:value-type="float">
            <text:p>2376000</text:p>
          </table:table-cell>
          <table:table-cell table:formula="of:=IF([.E26]&gt;2500000;2500000;[.E26])" office:value-type="float" office:value="2376000" calcext:value-type="float">
            <text:p>2376000</text:p>
          </table:table-cell>
          <table:table-cell table:formula="of:=IF([.E26]&gt;2500000;1;0)" office:value-type="float" office:value="0" calcext:value-type="float">
            <text:p>0</text:p>
          </table:table-cell>
          <table:table-cell table:formula="of:=[.E26]-[.F26]" office:value-type="float" office:value="0" calcext:value-type="float">
            <text:p>0</text:p>
          </table:table-cell>
          <table:table-cell table:formula="of:=IF(WEEKDAY([.A26])=7;1;0)" office:value-type="float" office:value="0" calcext:value-type="float">
            <text:p>0</text:p>
          </table:table-cell>
          <table:table-cell table:formula="of:=IF([.I26]=1;IF([.F26]+500000&gt;2500000;2500000;[.F26]+500000);[.F26])" office:value-type="float" office:value="2376000" calcext:value-type="float">
            <text:p>2376000</text:p>
          </table:table-cell>
          <table:table-cell table:formula="of:=IF([.J26]&gt;[.F26];1;0)" office:value-type="float" office:value="0" calcext:value-type="float">
            <text:p>0</text:p>
          </table:table-cell>
          <table:table-cell table:formula="of:=[.J26]-[.F26]" office:value-type="float" office:value="0" calcext:value-type="float">
            <text:p>0</text:p>
          </table:table-cell>
          <table:table-cell/>
          <table:table-cell table:formula="of:=IF([.I26]=1;[.A26];&quot;&quot;)">
            <text:p/>
          </table:table-cell>
          <table:table-cell table:formula="of:=IF([.I26]=1;[.H26];&quot;&quot;)">
            <text:p/>
          </table:table-cell>
          <table:table-cell table:formula="of:=IF([.I26]=1;ROUND([.L26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6" calcext:value-type="date">
            <text:p>26.05.2014</text:p>
          </table:table-cell>
          <table:table-cell office:value-type="float" office:value="0" calcext:value-type="float">
            <text:p>0</text:p>
          </table:table-cell>
          <table:table-cell table:formula="of:=[.J26]" office:value-type="float" office:value="2376000" calcext:value-type="float">
            <text:p>2376000</text:p>
          </table:table-cell>
          <table:table-cell table:formula="of:=IF([.B27]=0;[.C27]-100000;[.C27])" office:value-type="float" office:value="2276000" calcext:value-type="float">
            <text:p>2276000</text:p>
          </table:table-cell>
          <table:table-cell table:formula="of:=IF([.B27]=1;[.D27]*1.03;[.D27]*0.99)" office:value-type="float" office:value="2253240" calcext:value-type="float">
            <text:p>2253240</text:p>
          </table:table-cell>
          <table:table-cell table:formula="of:=IF([.E27]&gt;2500000;2500000;[.E27])" office:value-type="float" office:value="2253240" calcext:value-type="float">
            <text:p>2253240</text:p>
          </table:table-cell>
          <table:table-cell table:formula="of:=IF([.E27]&gt;2500000;1;0)" office:value-type="float" office:value="0" calcext:value-type="float">
            <text:p>0</text:p>
          </table:table-cell>
          <table:table-cell table:formula="of:=[.E27]-[.F27]" office:value-type="float" office:value="0" calcext:value-type="float">
            <text:p>0</text:p>
          </table:table-cell>
          <table:table-cell table:formula="of:=IF(WEEKDAY([.A27])=7;1;0)" office:value-type="float" office:value="0" calcext:value-type="float">
            <text:p>0</text:p>
          </table:table-cell>
          <table:table-cell table:formula="of:=IF([.I27]=1;IF([.F27]+500000&gt;2500000;2500000;[.F27]+500000);[.F27])" office:value-type="float" office:value="2253240" calcext:value-type="float">
            <text:p>2253240</text:p>
          </table:table-cell>
          <table:table-cell table:formula="of:=IF([.J27]&gt;[.F27];1;0)" office:value-type="float" office:value="0" calcext:value-type="float">
            <text:p>0</text:p>
          </table:table-cell>
          <table:table-cell table:formula="of:=[.J27]-[.F27]" office:value-type="float" office:value="0" calcext:value-type="float">
            <text:p>0</text:p>
          </table:table-cell>
          <table:table-cell/>
          <table:table-cell table:formula="of:=IF([.I27]=1;[.A27];&quot;&quot;)">
            <text:p/>
          </table:table-cell>
          <table:table-cell table:formula="of:=IF([.I27]=1;[.H27];&quot;&quot;)">
            <text:p/>
          </table:table-cell>
          <table:table-cell table:formula="of:=IF([.I27]=1;ROUND([.L27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7" calcext:value-type="date">
            <text:p>27.05.2014</text:p>
          </table:table-cell>
          <table:table-cell office:value-type="float" office:value="0" calcext:value-type="float">
            <text:p>0</text:p>
          </table:table-cell>
          <table:table-cell table:formula="of:=[.J27]" office:value-type="float" office:value="2253240" calcext:value-type="float">
            <text:p>2253240</text:p>
          </table:table-cell>
          <table:table-cell table:formula="of:=IF([.B28]=0;[.C28]-100000;[.C28])" office:value-type="float" office:value="2153240" calcext:value-type="float">
            <text:p>2153240</text:p>
          </table:table-cell>
          <table:table-cell table:formula="of:=IF([.B28]=1;[.D28]*1.03;[.D28]*0.99)" office:value-type="float" office:value="2131707.6" calcext:value-type="float">
            <text:p>2131707,6</text:p>
          </table:table-cell>
          <table:table-cell table:formula="of:=IF([.E28]&gt;2500000;2500000;[.E28])" office:value-type="float" office:value="2131707.6" calcext:value-type="float">
            <text:p>2131707,6</text:p>
          </table:table-cell>
          <table:table-cell table:formula="of:=IF([.E28]&gt;2500000;1;0)" office:value-type="float" office:value="0" calcext:value-type="float">
            <text:p>0</text:p>
          </table:table-cell>
          <table:table-cell table:formula="of:=[.E28]-[.F28]" office:value-type="float" office:value="0" calcext:value-type="float">
            <text:p>0</text:p>
          </table:table-cell>
          <table:table-cell table:formula="of:=IF(WEEKDAY([.A28])=7;1;0)" office:value-type="float" office:value="0" calcext:value-type="float">
            <text:p>0</text:p>
          </table:table-cell>
          <table:table-cell table:formula="of:=IF([.I28]=1;IF([.F28]+500000&gt;2500000;2500000;[.F28]+500000);[.F28])" office:value-type="float" office:value="2131707.6" calcext:value-type="float">
            <text:p>2131707,6</text:p>
          </table:table-cell>
          <table:table-cell table:formula="of:=IF([.J28]&gt;[.F28];1;0)" office:value-type="float" office:value="0" calcext:value-type="float">
            <text:p>0</text:p>
          </table:table-cell>
          <table:table-cell table:formula="of:=[.J28]-[.F28]" office:value-type="float" office:value="0" calcext:value-type="float">
            <text:p>0</text:p>
          </table:table-cell>
          <table:table-cell/>
          <table:table-cell table:formula="of:=IF([.I28]=1;[.A28];&quot;&quot;)">
            <text:p/>
          </table:table-cell>
          <table:table-cell table:formula="of:=IF([.I28]=1;[.H28];&quot;&quot;)">
            <text:p/>
          </table:table-cell>
          <table:table-cell table:formula="of:=IF([.I28]=1;ROUND([.L28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8" calcext:value-type="date">
            <text:p>28.05.2014</text:p>
          </table:table-cell>
          <table:table-cell office:value-type="float" office:value="1" calcext:value-type="float">
            <text:p>1</text:p>
          </table:table-cell>
          <table:table-cell table:formula="of:=[.J28]" office:value-type="float" office:value="2131707.6" calcext:value-type="float">
            <text:p>2131707,6</text:p>
          </table:table-cell>
          <table:table-cell table:formula="of:=IF([.B29]=0;[.C29]-100000;[.C29])" office:value-type="float" office:value="2131707.6" calcext:value-type="float">
            <text:p>2131707,6</text:p>
          </table:table-cell>
          <table:table-cell table:formula="of:=IF([.B29]=1;[.D29]*1.03;[.D29]*0.99)" office:value-type="float" office:value="2195658.828" calcext:value-type="float">
            <text:p>2195658,828</text:p>
          </table:table-cell>
          <table:table-cell table:formula="of:=IF([.E29]&gt;2500000;2500000;[.E29])" office:value-type="float" office:value="2195658.828" calcext:value-type="float">
            <text:p>2195658,828</text:p>
          </table:table-cell>
          <table:table-cell table:formula="of:=IF([.E29]&gt;2500000;1;0)" office:value-type="float" office:value="0" calcext:value-type="float">
            <text:p>0</text:p>
          </table:table-cell>
          <table:table-cell table:formula="of:=[.E29]-[.F29]" office:value-type="float" office:value="0" calcext:value-type="float">
            <text:p>0</text:p>
          </table:table-cell>
          <table:table-cell table:formula="of:=IF(WEEKDAY([.A29])=7;1;0)" office:value-type="float" office:value="0" calcext:value-type="float">
            <text:p>0</text:p>
          </table:table-cell>
          <table:table-cell table:formula="of:=IF([.I29]=1;IF([.F29]+500000&gt;2500000;2500000;[.F29]+500000);[.F29])" office:value-type="float" office:value="2195658.828" calcext:value-type="float">
            <text:p>2195658,828</text:p>
          </table:table-cell>
          <table:table-cell table:formula="of:=IF([.J29]&gt;[.F29];1;0)" office:value-type="float" office:value="0" calcext:value-type="float">
            <text:p>0</text:p>
          </table:table-cell>
          <table:table-cell table:formula="of:=[.J29]-[.F29]" office:value-type="float" office:value="0" calcext:value-type="float">
            <text:p>0</text:p>
          </table:table-cell>
          <table:table-cell/>
          <table:table-cell table:formula="of:=IF([.I29]=1;[.A29];&quot;&quot;)">
            <text:p/>
          </table:table-cell>
          <table:table-cell table:formula="of:=IF([.I29]=1;[.H29];&quot;&quot;)">
            <text:p/>
          </table:table-cell>
          <table:table-cell table:formula="of:=IF([.I29]=1;ROUND([.L29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29" calcext:value-type="date">
            <text:p>29.05.2014</text:p>
          </table:table-cell>
          <table:table-cell office:value-type="float" office:value="0" calcext:value-type="float">
            <text:p>0</text:p>
          </table:table-cell>
          <table:table-cell table:formula="of:=[.J29]" office:value-type="float" office:value="2195658.828" calcext:value-type="float">
            <text:p>2195658,828</text:p>
          </table:table-cell>
          <table:table-cell table:formula="of:=IF([.B30]=0;[.C30]-100000;[.C30])" office:value-type="float" office:value="2095658.828" calcext:value-type="float">
            <text:p>2095658,828</text:p>
          </table:table-cell>
          <table:table-cell table:formula="of:=IF([.B30]=1;[.D30]*1.03;[.D30]*0.99)" office:value-type="float" office:value="2074702.23972" calcext:value-type="float">
            <text:p>2074702,23972</text:p>
          </table:table-cell>
          <table:table-cell table:formula="of:=IF([.E30]&gt;2500000;2500000;[.E30])" office:value-type="float" office:value="2074702.23972" calcext:value-type="float">
            <text:p>2074702,23972</text:p>
          </table:table-cell>
          <table:table-cell table:formula="of:=IF([.E30]&gt;2500000;1;0)" office:value-type="float" office:value="0" calcext:value-type="float">
            <text:p>0</text:p>
          </table:table-cell>
          <table:table-cell table:formula="of:=[.E30]-[.F30]" office:value-type="float" office:value="0" calcext:value-type="float">
            <text:p>0</text:p>
          </table:table-cell>
          <table:table-cell table:formula="of:=IF(WEEKDAY([.A30])=7;1;0)" office:value-type="float" office:value="0" calcext:value-type="float">
            <text:p>0</text:p>
          </table:table-cell>
          <table:table-cell table:formula="of:=IF([.I30]=1;IF([.F30]+500000&gt;2500000;2500000;[.F30]+500000);[.F30])" office:value-type="float" office:value="2074702.23972" calcext:value-type="float">
            <text:p>2074702,23972</text:p>
          </table:table-cell>
          <table:table-cell table:formula="of:=IF([.J30]&gt;[.F30];1;0)" office:value-type="float" office:value="0" calcext:value-type="float">
            <text:p>0</text:p>
          </table:table-cell>
          <table:table-cell table:formula="of:=[.J30]-[.F30]" office:value-type="float" office:value="0" calcext:value-type="float">
            <text:p>0</text:p>
          </table:table-cell>
          <table:table-cell/>
          <table:table-cell table:formula="of:=IF([.I30]=1;[.A30];&quot;&quot;)">
            <text:p/>
          </table:table-cell>
          <table:table-cell table:formula="of:=IF([.I30]=1;[.H30];&quot;&quot;)">
            <text:p/>
          </table:table-cell>
          <table:table-cell table:formula="of:=IF([.I30]=1;ROUND([.L30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30" calcext:value-type="date">
            <text:p>30.05.2014</text:p>
          </table:table-cell>
          <table:table-cell office:value-type="float" office:value="0" calcext:value-type="float">
            <text:p>0</text:p>
          </table:table-cell>
          <table:table-cell table:formula="of:=[.J30]" office:value-type="float" office:value="2074702.23972" calcext:value-type="float">
            <text:p>2074702,23972</text:p>
          </table:table-cell>
          <table:table-cell table:formula="of:=IF([.B31]=0;[.C31]-100000;[.C31])" office:value-type="float" office:value="1974702.23972" calcext:value-type="float">
            <text:p>1974702,23972</text:p>
          </table:table-cell>
          <table:table-cell table:formula="of:=IF([.B31]=1;[.D31]*1.03;[.D31]*0.99)" office:value-type="float" office:value="1954955.2173228" calcext:value-type="float">
            <text:p>1954955,2173228</text:p>
          </table:table-cell>
          <table:table-cell table:formula="of:=IF([.E31]&gt;2500000;2500000;[.E31])" office:value-type="float" office:value="1954955.2173228" calcext:value-type="float">
            <text:p>1954955,2173228</text:p>
          </table:table-cell>
          <table:table-cell table:formula="of:=IF([.E31]&gt;2500000;1;0)" office:value-type="float" office:value="0" calcext:value-type="float">
            <text:p>0</text:p>
          </table:table-cell>
          <table:table-cell table:formula="of:=[.E31]-[.F31]" office:value-type="float" office:value="0" calcext:value-type="float">
            <text:p>0</text:p>
          </table:table-cell>
          <table:table-cell table:formula="of:=IF(WEEKDAY([.A31])=7;1;0)" office:value-type="float" office:value="0" calcext:value-type="float">
            <text:p>0</text:p>
          </table:table-cell>
          <table:table-cell table:formula="of:=IF([.I31]=1;IF([.F31]+500000&gt;2500000;2500000;[.F31]+500000);[.F31])" office:value-type="float" office:value="1954955.2173228" calcext:value-type="float">
            <text:p>1954955,2173228</text:p>
          </table:table-cell>
          <table:table-cell table:formula="of:=IF([.J31]&gt;[.F31];1;0)" office:value-type="float" office:value="0" calcext:value-type="float">
            <text:p>0</text:p>
          </table:table-cell>
          <table:table-cell table:formula="of:=[.J31]-[.F31]" office:value-type="float" office:value="0" calcext:value-type="float">
            <text:p>0</text:p>
          </table:table-cell>
          <table:table-cell/>
          <table:table-cell table:formula="of:=IF([.I31]=1;[.A31];&quot;&quot;)">
            <text:p/>
          </table:table-cell>
          <table:table-cell table:formula="of:=IF([.I31]=1;[.H31];&quot;&quot;)">
            <text:p/>
          </table:table-cell>
          <table:table-cell table:formula="of:=IF([.I31]=1;ROUND([.L31]);&quot;&quot;)">
            <text:p/>
          </table:table-cell>
          <table:table-cell table:number-columns-repeated="5"/>
        </table:table-row>
        <table:table-row table:style-name="ro1">
          <table:table-cell table:style-name="ce1" office:value-type="date" office:date-value="2014-05-31" calcext:value-type="date">
            <text:p>31.05.2014</text:p>
          </table:table-cell>
          <table:table-cell office:value-type="float" office:value="0" calcext:value-type="float">
            <text:p>0</text:p>
          </table:table-cell>
          <table:table-cell table:formula="of:=[.J31]" office:value-type="float" office:value="1954955.2173228" calcext:value-type="float">
            <text:p>1954955,2173228</text:p>
          </table:table-cell>
          <table:table-cell table:formula="of:=IF([.B32]=0;[.C32]-100000;[.C32])" office:value-type="float" office:value="1854955.2173228" calcext:value-type="float">
            <text:p>1854955,2173228</text:p>
          </table:table-cell>
          <table:table-cell table:formula="of:=IF([.B32]=1;[.D32]*1.03;[.D32]*0.99)" office:value-type="float" office:value="1836405.66514957" calcext:value-type="float">
            <text:p>1836405,66514957</text:p>
          </table:table-cell>
          <table:table-cell table:formula="of:=IF([.E32]&gt;2500000;2500000;[.E32])" office:value-type="float" office:value="1836405.66514957" calcext:value-type="float">
            <text:p>1836405,66514957</text:p>
          </table:table-cell>
          <table:table-cell table:formula="of:=IF([.E32]&gt;2500000;1;0)" office:value-type="float" office:value="0" calcext:value-type="float">
            <text:p>0</text:p>
          </table:table-cell>
          <table:table-cell table:formula="of:=[.E32]-[.F32]" office:value-type="float" office:value="0" calcext:value-type="float">
            <text:p>0</text:p>
          </table:table-cell>
          <table:table-cell table:formula="of:=IF(WEEKDAY([.A32])=7;1;0)" office:value-type="float" office:value="1" calcext:value-type="float">
            <text:p>1</text:p>
          </table:table-cell>
          <table:table-cell table:formula="of:=IF([.I32]=1;IF([.F32]+500000&gt;2500000;2500000;[.F32]+500000);[.F32])" office:value-type="float" office:value="2336405.66514957" calcext:value-type="float">
            <text:p>2336405,66514957</text:p>
          </table:table-cell>
          <table:table-cell table:formula="of:=IF([.J32]&gt;[.F32];1;0)" office:value-type="float" office:value="1" calcext:value-type="float">
            <text:p>1</text:p>
          </table:table-cell>
          <table:table-cell table:formula="of:=[.J32]-[.F32]" office:value-type="float" office:value="500000" calcext:value-type="float">
            <text:p>500000</text:p>
          </table:table-cell>
          <table:table-cell/>
          <table:table-cell table:formula="of:=IF([.I32]=1;[.A32];&quot;&quot;)" office:value-type="date" office:date-value="2014-05-31" calcext:value-type="date">
            <text:p>31.05.2014</text:p>
          </table:table-cell>
          <table:table-cell table:formula="of:=IF([.I32]=1;[.H32];&quot;&quot;)" office:value-type="float" office:value="0" calcext:value-type="float">
            <text:p>0</text:p>
          </table:table-cell>
          <table:table-cell table:formula="of:=IF([.I32]=1;ROUND([.L32]);&quot;&quot;)"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6-01" calcext:value-type="date">
            <text:p>1.06.2014</text:p>
          </table:table-cell>
          <table:table-cell office:value-type="float" office:value="0" calcext:value-type="float">
            <text:p>0</text:p>
          </table:table-cell>
          <table:table-cell table:formula="of:=[.J32]" office:value-type="float" office:value="2336405.66514957" calcext:value-type="float">
            <text:p>2336405,66514957</text:p>
          </table:table-cell>
          <table:table-cell table:formula="of:=IF([.B33]=0;[.C33]-100000;[.C33])" office:value-type="float" office:value="2236405.66514957" calcext:value-type="float">
            <text:p>2236405,66514957</text:p>
          </table:table-cell>
          <table:table-cell table:formula="of:=IF([.B33]=1;[.D33]*1.03;[.D33]*0.99)" office:value-type="float" office:value="2214041.60849808" calcext:value-type="float">
            <text:p>2214041,60849808</text:p>
          </table:table-cell>
          <table:table-cell table:formula="of:=IF([.E33]&gt;2500000;2500000;[.E33])" office:value-type="float" office:value="2214041.60849808" calcext:value-type="float">
            <text:p>2214041,60849808</text:p>
          </table:table-cell>
          <table:table-cell table:formula="of:=IF([.E33]&gt;2500000;1;0)" office:value-type="float" office:value="0" calcext:value-type="float">
            <text:p>0</text:p>
          </table:table-cell>
          <table:table-cell table:formula="of:=[.E33]-[.F33]" office:value-type="float" office:value="0" calcext:value-type="float">
            <text:p>0</text:p>
          </table:table-cell>
          <table:table-cell table:formula="of:=IF(WEEKDAY([.A33])=7;1;0)" office:value-type="float" office:value="0" calcext:value-type="float">
            <text:p>0</text:p>
          </table:table-cell>
          <table:table-cell table:formula="of:=IF([.I33]=1;IF([.F33]+500000&gt;2500000;2500000;[.F33]+500000);[.F33])" office:value-type="float" office:value="2214041.60849808" calcext:value-type="float">
            <text:p>2214041,60849808</text:p>
          </table:table-cell>
          <table:table-cell table:formula="of:=IF([.J33]&gt;[.F33];1;0)" office:value-type="float" office:value="0" calcext:value-type="float">
            <text:p>0</text:p>
          </table:table-cell>
          <table:table-cell table:formula="of:=[.J33]-[.F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2" calcext:value-type="date">
            <text:p>2.06.2014</text:p>
          </table:table-cell>
          <table:table-cell office:value-type="float" office:value="0" calcext:value-type="float">
            <text:p>0</text:p>
          </table:table-cell>
          <table:table-cell table:formula="of:=[.J33]" office:value-type="float" office:value="2214041.60849808" calcext:value-type="float">
            <text:p>2214041,60849808</text:p>
          </table:table-cell>
          <table:table-cell table:formula="of:=IF([.B34]=0;[.C34]-100000;[.C34])" office:value-type="float" office:value="2114041.60849808" calcext:value-type="float">
            <text:p>2114041,60849808</text:p>
          </table:table-cell>
          <table:table-cell table:formula="of:=IF([.B34]=1;[.D34]*1.03;[.D34]*0.99)" office:value-type="float" office:value="2092901.1924131" calcext:value-type="float">
            <text:p>2092901,1924131</text:p>
          </table:table-cell>
          <table:table-cell table:formula="of:=IF([.E34]&gt;2500000;2500000;[.E34])" office:value-type="float" office:value="2092901.1924131" calcext:value-type="float">
            <text:p>2092901,1924131</text:p>
          </table:table-cell>
          <table:table-cell table:formula="of:=IF([.E34]&gt;2500000;1;0)" office:value-type="float" office:value="0" calcext:value-type="float">
            <text:p>0</text:p>
          </table:table-cell>
          <table:table-cell table:formula="of:=[.E34]-[.F34]" office:value-type="float" office:value="0" calcext:value-type="float">
            <text:p>0</text:p>
          </table:table-cell>
          <table:table-cell table:formula="of:=IF(WEEKDAY([.A34])=7;1;0)" office:value-type="float" office:value="0" calcext:value-type="float">
            <text:p>0</text:p>
          </table:table-cell>
          <table:table-cell table:formula="of:=IF([.I34]=1;IF([.F34]+500000&gt;2500000;2500000;[.F34]+500000);[.F34])" office:value-type="float" office:value="2092901.1924131" calcext:value-type="float">
            <text:p>2092901,1924131</text:p>
          </table:table-cell>
          <table:table-cell table:formula="of:=IF([.J34]&gt;[.F34];1;0)" office:value-type="float" office:value="0" calcext:value-type="float">
            <text:p>0</text:p>
          </table:table-cell>
          <table:table-cell table:formula="of:=[.J34]-[.F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3" calcext:value-type="date">
            <text:p>3.06.2014</text:p>
          </table:table-cell>
          <table:table-cell office:value-type="float" office:value="0" calcext:value-type="float">
            <text:p>0</text:p>
          </table:table-cell>
          <table:table-cell table:formula="of:=[.J34]" office:value-type="float" office:value="2092901.1924131" calcext:value-type="float">
            <text:p>2092901,1924131</text:p>
          </table:table-cell>
          <table:table-cell table:formula="of:=IF([.B35]=0;[.C35]-100000;[.C35])" office:value-type="float" office:value="1992901.1924131" calcext:value-type="float">
            <text:p>1992901,1924131</text:p>
          </table:table-cell>
          <table:table-cell table:formula="of:=IF([.B35]=1;[.D35]*1.03;[.D35]*0.99)" office:value-type="float" office:value="1972972.18048896" calcext:value-type="float">
            <text:p>1972972,18048896</text:p>
          </table:table-cell>
          <table:table-cell table:formula="of:=IF([.E35]&gt;2500000;2500000;[.E35])" office:value-type="float" office:value="1972972.18048896" calcext:value-type="float">
            <text:p>1972972,18048896</text:p>
          </table:table-cell>
          <table:table-cell table:formula="of:=IF([.E35]&gt;2500000;1;0)" office:value-type="float" office:value="0" calcext:value-type="float">
            <text:p>0</text:p>
          </table:table-cell>
          <table:table-cell table:formula="of:=[.E35]-[.F35]" office:value-type="float" office:value="0" calcext:value-type="float">
            <text:p>0</text:p>
          </table:table-cell>
          <table:table-cell table:formula="of:=IF(WEEKDAY([.A35])=7;1;0)" office:value-type="float" office:value="0" calcext:value-type="float">
            <text:p>0</text:p>
          </table:table-cell>
          <table:table-cell table:formula="of:=IF([.I35]=1;IF([.F35]+500000&gt;2500000;2500000;[.F35]+500000);[.F35])" office:value-type="float" office:value="1972972.18048896" calcext:value-type="float">
            <text:p>1972972,18048896</text:p>
          </table:table-cell>
          <table:table-cell table:formula="of:=IF([.J35]&gt;[.F35];1;0)" office:value-type="float" office:value="0" calcext:value-type="float">
            <text:p>0</text:p>
          </table:table-cell>
          <table:table-cell table:formula="of:=[.J35]-[.F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4" calcext:value-type="date">
            <text:p>4.06.2014</text:p>
          </table:table-cell>
          <table:table-cell office:value-type="float" office:value="1" calcext:value-type="float">
            <text:p>1</text:p>
          </table:table-cell>
          <table:table-cell table:formula="of:=[.J35]" office:value-type="float" office:value="1972972.18048896" calcext:value-type="float">
            <text:p>1972972,18048896</text:p>
          </table:table-cell>
          <table:table-cell table:formula="of:=IF([.B36]=0;[.C36]-100000;[.C36])" office:value-type="float" office:value="1972972.18048896" calcext:value-type="float">
            <text:p>1972972,18048896</text:p>
          </table:table-cell>
          <table:table-cell table:formula="of:=IF([.B36]=1;[.D36]*1.03;[.D36]*0.99)" office:value-type="float" office:value="2032161.34590363" calcext:value-type="float">
            <text:p>2032161,34590363</text:p>
          </table:table-cell>
          <table:table-cell table:formula="of:=IF([.E36]&gt;2500000;2500000;[.E36])" office:value-type="float" office:value="2032161.34590363" calcext:value-type="float">
            <text:p>2032161,34590363</text:p>
          </table:table-cell>
          <table:table-cell table:formula="of:=IF([.E36]&gt;2500000;1;0)" office:value-type="float" office:value="0" calcext:value-type="float">
            <text:p>0</text:p>
          </table:table-cell>
          <table:table-cell table:formula="of:=[.E36]-[.F36]" office:value-type="float" office:value="0" calcext:value-type="float">
            <text:p>0</text:p>
          </table:table-cell>
          <table:table-cell table:formula="of:=IF(WEEKDAY([.A36])=7;1;0)" office:value-type="float" office:value="0" calcext:value-type="float">
            <text:p>0</text:p>
          </table:table-cell>
          <table:table-cell table:formula="of:=IF([.I36]=1;IF([.F36]+500000&gt;2500000;2500000;[.F36]+500000);[.F36])" office:value-type="float" office:value="2032161.34590363" calcext:value-type="float">
            <text:p>2032161,34590363</text:p>
          </table:table-cell>
          <table:table-cell table:formula="of:=IF([.J36]&gt;[.F36];1;0)" office:value-type="float" office:value="0" calcext:value-type="float">
            <text:p>0</text:p>
          </table:table-cell>
          <table:table-cell table:formula="of:=[.J36]-[.F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5" calcext:value-type="date">
            <text:p>5.06.2014</text:p>
          </table:table-cell>
          <table:table-cell office:value-type="float" office:value="1" calcext:value-type="float">
            <text:p>1</text:p>
          </table:table-cell>
          <table:table-cell table:formula="of:=[.J36]" office:value-type="float" office:value="2032161.34590363" calcext:value-type="float">
            <text:p>2032161,34590363</text:p>
          </table:table-cell>
          <table:table-cell table:formula="of:=IF([.B37]=0;[.C37]-100000;[.C37])" office:value-type="float" office:value="2032161.34590363" calcext:value-type="float">
            <text:p>2032161,34590363</text:p>
          </table:table-cell>
          <table:table-cell table:formula="of:=IF([.B37]=1;[.D37]*1.03;[.D37]*0.99)" office:value-type="float" office:value="2093126.18628074" calcext:value-type="float">
            <text:p>2093126,18628074</text:p>
          </table:table-cell>
          <table:table-cell table:formula="of:=IF([.E37]&gt;2500000;2500000;[.E37])" office:value-type="float" office:value="2093126.18628074" calcext:value-type="float">
            <text:p>2093126,18628074</text:p>
          </table:table-cell>
          <table:table-cell table:formula="of:=IF([.E37]&gt;2500000;1;0)" office:value-type="float" office:value="0" calcext:value-type="float">
            <text:p>0</text:p>
          </table:table-cell>
          <table:table-cell table:formula="of:=[.E37]-[.F37]" office:value-type="float" office:value="0" calcext:value-type="float">
            <text:p>0</text:p>
          </table:table-cell>
          <table:table-cell table:formula="of:=IF(WEEKDAY([.A37])=7;1;0)" office:value-type="float" office:value="0" calcext:value-type="float">
            <text:p>0</text:p>
          </table:table-cell>
          <table:table-cell table:formula="of:=IF([.I37]=1;IF([.F37]+500000&gt;2500000;2500000;[.F37]+500000);[.F37])" office:value-type="float" office:value="2093126.18628074" calcext:value-type="float">
            <text:p>2093126,18628074</text:p>
          </table:table-cell>
          <table:table-cell table:formula="of:=IF([.J37]&gt;[.F37];1;0)" office:value-type="float" office:value="0" calcext:value-type="float">
            <text:p>0</text:p>
          </table:table-cell>
          <table:table-cell table:formula="of:=[.J37]-[.F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6" calcext:value-type="date">
            <text:p>6.06.2014</text:p>
          </table:table-cell>
          <table:table-cell office:value-type="float" office:value="1" calcext:value-type="float">
            <text:p>1</text:p>
          </table:table-cell>
          <table:table-cell table:formula="of:=[.J37]" office:value-type="float" office:value="2093126.18628074" calcext:value-type="float">
            <text:p>2093126,18628074</text:p>
          </table:table-cell>
          <table:table-cell table:formula="of:=IF([.B38]=0;[.C38]-100000;[.C38])" office:value-type="float" office:value="2093126.18628074" calcext:value-type="float">
            <text:p>2093126,18628074</text:p>
          </table:table-cell>
          <table:table-cell table:formula="of:=IF([.B38]=1;[.D38]*1.03;[.D38]*0.99)" office:value-type="float" office:value="2155919.97186916" calcext:value-type="float">
            <text:p>2155919,97186916</text:p>
          </table:table-cell>
          <table:table-cell table:formula="of:=IF([.E38]&gt;2500000;2500000;[.E38])" office:value-type="float" office:value="2155919.97186916" calcext:value-type="float">
            <text:p>2155919,97186916</text:p>
          </table:table-cell>
          <table:table-cell table:formula="of:=IF([.E38]&gt;2500000;1;0)" office:value-type="float" office:value="0" calcext:value-type="float">
            <text:p>0</text:p>
          </table:table-cell>
          <table:table-cell table:formula="of:=[.E38]-[.F38]" office:value-type="float" office:value="0" calcext:value-type="float">
            <text:p>0</text:p>
          </table:table-cell>
          <table:table-cell table:formula="of:=IF(WEEKDAY([.A38])=7;1;0)" office:value-type="float" office:value="0" calcext:value-type="float">
            <text:p>0</text:p>
          </table:table-cell>
          <table:table-cell table:formula="of:=IF([.I38]=1;IF([.F38]+500000&gt;2500000;2500000;[.F38]+500000);[.F38])" office:value-type="float" office:value="2155919.97186916" calcext:value-type="float">
            <text:p>2155919,97186916</text:p>
          </table:table-cell>
          <table:table-cell table:formula="of:=IF([.J38]&gt;[.F38];1;0)" office:value-type="float" office:value="0" calcext:value-type="float">
            <text:p>0</text:p>
          </table:table-cell>
          <table:table-cell table:formula="of:=[.J38]-[.F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7" calcext:value-type="date">
            <text:p>7.06.2014</text:p>
          </table:table-cell>
          <table:table-cell office:value-type="float" office:value="1" calcext:value-type="float">
            <text:p>1</text:p>
          </table:table-cell>
          <table:table-cell table:formula="of:=[.J38]" office:value-type="float" office:value="2155919.97186916" calcext:value-type="float">
            <text:p>2155919,97186916</text:p>
          </table:table-cell>
          <table:table-cell table:formula="of:=IF([.B39]=0;[.C39]-100000;[.C39])" office:value-type="float" office:value="2155919.97186916" calcext:value-type="float">
            <text:p>2155919,97186916</text:p>
          </table:table-cell>
          <table:table-cell table:formula="of:=IF([.B39]=1;[.D39]*1.03;[.D39]*0.99)" office:value-type="float" office:value="2220597.57102524" calcext:value-type="float">
            <text:p>2220597,57102524</text:p>
          </table:table-cell>
          <table:table-cell table:formula="of:=IF([.E39]&gt;2500000;2500000;[.E39])" office:value-type="float" office:value="2220597.57102524" calcext:value-type="float">
            <text:p>2220597,57102524</text:p>
          </table:table-cell>
          <table:table-cell table:formula="of:=IF([.E39]&gt;2500000;1;0)" office:value-type="float" office:value="0" calcext:value-type="float">
            <text:p>0</text:p>
          </table:table-cell>
          <table:table-cell table:formula="of:=[.E39]-[.F39]" office:value-type="float" office:value="0" calcext:value-type="float">
            <text:p>0</text:p>
          </table:table-cell>
          <table:table-cell table:formula="of:=IF(WEEKDAY([.A39])=7;1;0)" office:value-type="float" office:value="1" calcext:value-type="float">
            <text:p>1</text:p>
          </table:table-cell>
          <table:table-cell table:formula="of:=IF([.I39]=1;IF([.F39]+500000&gt;2500000;2500000;[.F39]+500000);[.F39])" office:value-type="float" office:value="2500000" calcext:value-type="float">
            <text:p>2500000</text:p>
          </table:table-cell>
          <table:table-cell table:formula="of:=IF([.J39]&gt;[.F39];1;0)" office:value-type="float" office:value="1" calcext:value-type="float">
            <text:p>1</text:p>
          </table:table-cell>
          <table:table-cell table:formula="of:=[.J39]-[.F39]" office:value-type="float" office:value="279402.42897476" calcext:value-type="float">
            <text:p>279402,42897476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8" calcext:value-type="date">
            <text:p>8.06.2014</text:p>
          </table:table-cell>
          <table:table-cell office:value-type="float" office:value="1" calcext:value-type="float">
            <text:p>1</text:p>
          </table:table-cell>
          <table:table-cell table:formula="of:=[.J39]" office:value-type="float" office:value="2500000" calcext:value-type="float">
            <text:p>2500000</text:p>
          </table:table-cell>
          <table:table-cell table:formula="of:=IF([.B40]=0;[.C40]-100000;[.C40])" office:value-type="float" office:value="2500000" calcext:value-type="float">
            <text:p>2500000</text:p>
          </table:table-cell>
          <table:table-cell table:formula="of:=IF([.B40]=1;[.D40]*1.03;[.D40]*0.99)" office:value-type="float" office:value="2575000" calcext:value-type="float">
            <text:p>2575000</text:p>
          </table:table-cell>
          <table:table-cell table:formula="of:=IF([.E40]&gt;2500000;2500000;[.E40])" office:value-type="float" office:value="2500000" calcext:value-type="float">
            <text:p>2500000</text:p>
          </table:table-cell>
          <table:table-cell table:formula="of:=IF([.E40]&gt;2500000;1;0)" office:value-type="float" office:value="1" calcext:value-type="float">
            <text:p>1</text:p>
          </table:table-cell>
          <table:table-cell table:formula="of:=[.E40]-[.F40]" office:value-type="float" office:value="75000" calcext:value-type="float">
            <text:p>75000</text:p>
          </table:table-cell>
          <table:table-cell table:formula="of:=IF(WEEKDAY([.A40])=7;1;0)" office:value-type="float" office:value="0" calcext:value-type="float">
            <text:p>0</text:p>
          </table:table-cell>
          <table:table-cell table:formula="of:=IF([.I40]=1;IF([.F40]+500000&gt;2500000;2500000;[.F40]+500000);[.F40])" office:value-type="float" office:value="2500000" calcext:value-type="float">
            <text:p>2500000</text:p>
          </table:table-cell>
          <table:table-cell table:formula="of:=IF([.J40]&gt;[.F40];1;0)" office:value-type="float" office:value="0" calcext:value-type="float">
            <text:p>0</text:p>
          </table:table-cell>
          <table:table-cell table:formula="of:=[.J40]-[.F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09" calcext:value-type="date">
            <text:p>9.06.2014</text:p>
          </table:table-cell>
          <table:table-cell office:value-type="float" office:value="1" calcext:value-type="float">
            <text:p>1</text:p>
          </table:table-cell>
          <table:table-cell table:formula="of:=[.J40]" office:value-type="float" office:value="2500000" calcext:value-type="float">
            <text:p>2500000</text:p>
          </table:table-cell>
          <table:table-cell table:formula="of:=IF([.B41]=0;[.C41]-100000;[.C41])" office:value-type="float" office:value="2500000" calcext:value-type="float">
            <text:p>2500000</text:p>
          </table:table-cell>
          <table:table-cell table:formula="of:=IF([.B41]=1;[.D41]*1.03;[.D41]*0.99)" office:value-type="float" office:value="2575000" calcext:value-type="float">
            <text:p>2575000</text:p>
          </table:table-cell>
          <table:table-cell table:formula="of:=IF([.E41]&gt;2500000;2500000;[.E41])" office:value-type="float" office:value="2500000" calcext:value-type="float">
            <text:p>2500000</text:p>
          </table:table-cell>
          <table:table-cell table:formula="of:=IF([.E41]&gt;2500000;1;0)" office:value-type="float" office:value="1" calcext:value-type="float">
            <text:p>1</text:p>
          </table:table-cell>
          <table:table-cell table:formula="of:=[.E41]-[.F41]" office:value-type="float" office:value="75000" calcext:value-type="float">
            <text:p>75000</text:p>
          </table:table-cell>
          <table:table-cell table:formula="of:=IF(WEEKDAY([.A41])=7;1;0)" office:value-type="float" office:value="0" calcext:value-type="float">
            <text:p>0</text:p>
          </table:table-cell>
          <table:table-cell table:formula="of:=IF([.I41]=1;IF([.F41]+500000&gt;2500000;2500000;[.F41]+500000);[.F41])" office:value-type="float" office:value="2500000" calcext:value-type="float">
            <text:p>2500000</text:p>
          </table:table-cell>
          <table:table-cell table:formula="of:=IF([.J41]&gt;[.F41];1;0)" office:value-type="float" office:value="0" calcext:value-type="float">
            <text:p>0</text:p>
          </table:table-cell>
          <table:table-cell table:formula="of:=[.J41]-[.F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0" calcext:value-type="date">
            <text:p>10.06.2014</text:p>
          </table:table-cell>
          <table:table-cell office:value-type="float" office:value="1" calcext:value-type="float">
            <text:p>1</text:p>
          </table:table-cell>
          <table:table-cell table:formula="of:=[.J41]" office:value-type="float" office:value="2500000" calcext:value-type="float">
            <text:p>2500000</text:p>
          </table:table-cell>
          <table:table-cell table:formula="of:=IF([.B42]=0;[.C42]-100000;[.C42])" office:value-type="float" office:value="2500000" calcext:value-type="float">
            <text:p>2500000</text:p>
          </table:table-cell>
          <table:table-cell table:formula="of:=IF([.B42]=1;[.D42]*1.03;[.D42]*0.99)" office:value-type="float" office:value="2575000" calcext:value-type="float">
            <text:p>2575000</text:p>
          </table:table-cell>
          <table:table-cell table:formula="of:=IF([.E42]&gt;2500000;2500000;[.E42])" office:value-type="float" office:value="2500000" calcext:value-type="float">
            <text:p>2500000</text:p>
          </table:table-cell>
          <table:table-cell table:formula="of:=IF([.E42]&gt;2500000;1;0)" office:value-type="float" office:value="1" calcext:value-type="float">
            <text:p>1</text:p>
          </table:table-cell>
          <table:table-cell table:formula="of:=[.E42]-[.F42]" office:value-type="float" office:value="75000" calcext:value-type="float">
            <text:p>75000</text:p>
          </table:table-cell>
          <table:table-cell table:formula="of:=IF(WEEKDAY([.A42])=7;1;0)" office:value-type="float" office:value="0" calcext:value-type="float">
            <text:p>0</text:p>
          </table:table-cell>
          <table:table-cell table:formula="of:=IF([.I42]=1;IF([.F42]+500000&gt;2500000;2500000;[.F42]+500000);[.F42])" office:value-type="float" office:value="2500000" calcext:value-type="float">
            <text:p>2500000</text:p>
          </table:table-cell>
          <table:table-cell table:formula="of:=IF([.J42]&gt;[.F42];1;0)" office:value-type="float" office:value="0" calcext:value-type="float">
            <text:p>0</text:p>
          </table:table-cell>
          <table:table-cell table:formula="of:=[.J42]-[.F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1" calcext:value-type="date">
            <text:p>11.06.2014</text:p>
          </table:table-cell>
          <table:table-cell office:value-type="float" office:value="1" calcext:value-type="float">
            <text:p>1</text:p>
          </table:table-cell>
          <table:table-cell table:formula="of:=[.J42]" office:value-type="float" office:value="2500000" calcext:value-type="float">
            <text:p>2500000</text:p>
          </table:table-cell>
          <table:table-cell table:formula="of:=IF([.B43]=0;[.C43]-100000;[.C43])" office:value-type="float" office:value="2500000" calcext:value-type="float">
            <text:p>2500000</text:p>
          </table:table-cell>
          <table:table-cell table:formula="of:=IF([.B43]=1;[.D43]*1.03;[.D43]*0.99)" office:value-type="float" office:value="2575000" calcext:value-type="float">
            <text:p>2575000</text:p>
          </table:table-cell>
          <table:table-cell table:formula="of:=IF([.E43]&gt;2500000;2500000;[.E43])" office:value-type="float" office:value="2500000" calcext:value-type="float">
            <text:p>2500000</text:p>
          </table:table-cell>
          <table:table-cell table:formula="of:=IF([.E43]&gt;2500000;1;0)" office:value-type="float" office:value="1" calcext:value-type="float">
            <text:p>1</text:p>
          </table:table-cell>
          <table:table-cell table:formula="of:=[.E43]-[.F43]" office:value-type="float" office:value="75000" calcext:value-type="float">
            <text:p>75000</text:p>
          </table:table-cell>
          <table:table-cell table:formula="of:=IF(WEEKDAY([.A43])=7;1;0)" office:value-type="float" office:value="0" calcext:value-type="float">
            <text:p>0</text:p>
          </table:table-cell>
          <table:table-cell table:formula="of:=IF([.I43]=1;IF([.F43]+500000&gt;2500000;2500000;[.F43]+500000);[.F43])" office:value-type="float" office:value="2500000" calcext:value-type="float">
            <text:p>2500000</text:p>
          </table:table-cell>
          <table:table-cell table:formula="of:=IF([.J43]&gt;[.F43];1;0)" office:value-type="float" office:value="0" calcext:value-type="float">
            <text:p>0</text:p>
          </table:table-cell>
          <table:table-cell table:formula="of:=[.J43]-[.F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2" calcext:value-type="date">
            <text:p>12.06.2014</text:p>
          </table:table-cell>
          <table:table-cell office:value-type="float" office:value="0" calcext:value-type="float">
            <text:p>0</text:p>
          </table:table-cell>
          <table:table-cell table:formula="of:=[.J43]" office:value-type="float" office:value="2500000" calcext:value-type="float">
            <text:p>2500000</text:p>
          </table:table-cell>
          <table:table-cell table:formula="of:=IF([.B44]=0;[.C44]-100000;[.C44])" office:value-type="float" office:value="2400000" calcext:value-type="float">
            <text:p>2400000</text:p>
          </table:table-cell>
          <table:table-cell table:formula="of:=IF([.B44]=1;[.D44]*1.03;[.D44]*0.99)" office:value-type="float" office:value="2376000" calcext:value-type="float">
            <text:p>2376000</text:p>
          </table:table-cell>
          <table:table-cell table:formula="of:=IF([.E44]&gt;2500000;2500000;[.E44])" office:value-type="float" office:value="2376000" calcext:value-type="float">
            <text:p>2376000</text:p>
          </table:table-cell>
          <table:table-cell table:formula="of:=IF([.E44]&gt;2500000;1;0)" office:value-type="float" office:value="0" calcext:value-type="float">
            <text:p>0</text:p>
          </table:table-cell>
          <table:table-cell table:formula="of:=[.E44]-[.F44]" office:value-type="float" office:value="0" calcext:value-type="float">
            <text:p>0</text:p>
          </table:table-cell>
          <table:table-cell table:formula="of:=IF(WEEKDAY([.A44])=7;1;0)" office:value-type="float" office:value="0" calcext:value-type="float">
            <text:p>0</text:p>
          </table:table-cell>
          <table:table-cell table:formula="of:=IF([.I44]=1;IF([.F44]+500000&gt;2500000;2500000;[.F44]+500000);[.F44])" office:value-type="float" office:value="2376000" calcext:value-type="float">
            <text:p>2376000</text:p>
          </table:table-cell>
          <table:table-cell table:formula="of:=IF([.J44]&gt;[.F44];1;0)" office:value-type="float" office:value="0" calcext:value-type="float">
            <text:p>0</text:p>
          </table:table-cell>
          <table:table-cell table:formula="of:=[.J44]-[.F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3" calcext:value-type="date">
            <text:p>13.06.2014</text:p>
          </table:table-cell>
          <table:table-cell office:value-type="float" office:value="0" calcext:value-type="float">
            <text:p>0</text:p>
          </table:table-cell>
          <table:table-cell table:formula="of:=[.J44]" office:value-type="float" office:value="2376000" calcext:value-type="float">
            <text:p>2376000</text:p>
          </table:table-cell>
          <table:table-cell table:formula="of:=IF([.B45]=0;[.C45]-100000;[.C45])" office:value-type="float" office:value="2276000" calcext:value-type="float">
            <text:p>2276000</text:p>
          </table:table-cell>
          <table:table-cell table:formula="of:=IF([.B45]=1;[.D45]*1.03;[.D45]*0.99)" office:value-type="float" office:value="2253240" calcext:value-type="float">
            <text:p>2253240</text:p>
          </table:table-cell>
          <table:table-cell table:formula="of:=IF([.E45]&gt;2500000;2500000;[.E45])" office:value-type="float" office:value="2253240" calcext:value-type="float">
            <text:p>2253240</text:p>
          </table:table-cell>
          <table:table-cell table:formula="of:=IF([.E45]&gt;2500000;1;0)" office:value-type="float" office:value="0" calcext:value-type="float">
            <text:p>0</text:p>
          </table:table-cell>
          <table:table-cell table:formula="of:=[.E45]-[.F45]" office:value-type="float" office:value="0" calcext:value-type="float">
            <text:p>0</text:p>
          </table:table-cell>
          <table:table-cell table:formula="of:=IF(WEEKDAY([.A45])=7;1;0)" office:value-type="float" office:value="0" calcext:value-type="float">
            <text:p>0</text:p>
          </table:table-cell>
          <table:table-cell table:formula="of:=IF([.I45]=1;IF([.F45]+500000&gt;2500000;2500000;[.F45]+500000);[.F45])" office:value-type="float" office:value="2253240" calcext:value-type="float">
            <text:p>2253240</text:p>
          </table:table-cell>
          <table:table-cell table:formula="of:=IF([.J45]&gt;[.F45];1;0)" office:value-type="float" office:value="0" calcext:value-type="float">
            <text:p>0</text:p>
          </table:table-cell>
          <table:table-cell table:formula="of:=[.J45]-[.F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4" calcext:value-type="date">
            <text:p>14.06.2014</text:p>
          </table:table-cell>
          <table:table-cell office:value-type="float" office:value="0" calcext:value-type="float">
            <text:p>0</text:p>
          </table:table-cell>
          <table:table-cell table:formula="of:=[.J45]" office:value-type="float" office:value="2253240" calcext:value-type="float">
            <text:p>2253240</text:p>
          </table:table-cell>
          <table:table-cell table:formula="of:=IF([.B46]=0;[.C46]-100000;[.C46])" office:value-type="float" office:value="2153240" calcext:value-type="float">
            <text:p>2153240</text:p>
          </table:table-cell>
          <table:table-cell table:formula="of:=IF([.B46]=1;[.D46]*1.03;[.D46]*0.99)" office:value-type="float" office:value="2131707.6" calcext:value-type="float">
            <text:p>2131707,6</text:p>
          </table:table-cell>
          <table:table-cell table:formula="of:=IF([.E46]&gt;2500000;2500000;[.E46])" office:value-type="float" office:value="2131707.6" calcext:value-type="float">
            <text:p>2131707,6</text:p>
          </table:table-cell>
          <table:table-cell table:formula="of:=IF([.E46]&gt;2500000;1;0)" office:value-type="float" office:value="0" calcext:value-type="float">
            <text:p>0</text:p>
          </table:table-cell>
          <table:table-cell table:formula="of:=[.E46]-[.F46]" office:value-type="float" office:value="0" calcext:value-type="float">
            <text:p>0</text:p>
          </table:table-cell>
          <table:table-cell table:formula="of:=IF(WEEKDAY([.A46])=7;1;0)" office:value-type="float" office:value="1" calcext:value-type="float">
            <text:p>1</text:p>
          </table:table-cell>
          <table:table-cell table:formula="of:=IF([.I46]=1;IF([.F46]+500000&gt;2500000;2500000;[.F46]+500000);[.F46])" office:value-type="float" office:value="2500000" calcext:value-type="float">
            <text:p>2500000</text:p>
          </table:table-cell>
          <table:table-cell table:formula="of:=IF([.J46]&gt;[.F46];1;0)" office:value-type="float" office:value="1" calcext:value-type="float">
            <text:p>1</text:p>
          </table:table-cell>
          <table:table-cell table:formula="of:=[.J46]-[.F46]" office:value-type="float" office:value="368292.4" calcext:value-type="float">
            <text:p>368292,4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5" calcext:value-type="date">
            <text:p>15.06.2014</text:p>
          </table:table-cell>
          <table:table-cell office:value-type="float" office:value="0" calcext:value-type="float">
            <text:p>0</text:p>
          </table:table-cell>
          <table:table-cell table:formula="of:=[.J46]" office:value-type="float" office:value="2500000" calcext:value-type="float">
            <text:p>2500000</text:p>
          </table:table-cell>
          <table:table-cell table:formula="of:=IF([.B47]=0;[.C47]-100000;[.C47])" office:value-type="float" office:value="2400000" calcext:value-type="float">
            <text:p>2400000</text:p>
          </table:table-cell>
          <table:table-cell table:formula="of:=IF([.B47]=1;[.D47]*1.03;[.D47]*0.99)" office:value-type="float" office:value="2376000" calcext:value-type="float">
            <text:p>2376000</text:p>
          </table:table-cell>
          <table:table-cell table:formula="of:=IF([.E47]&gt;2500000;2500000;[.E47])" office:value-type="float" office:value="2376000" calcext:value-type="float">
            <text:p>2376000</text:p>
          </table:table-cell>
          <table:table-cell table:formula="of:=IF([.E47]&gt;2500000;1;0)" office:value-type="float" office:value="0" calcext:value-type="float">
            <text:p>0</text:p>
          </table:table-cell>
          <table:table-cell table:formula="of:=[.E47]-[.F47]" office:value-type="float" office:value="0" calcext:value-type="float">
            <text:p>0</text:p>
          </table:table-cell>
          <table:table-cell table:formula="of:=IF(WEEKDAY([.A47])=7;1;0)" office:value-type="float" office:value="0" calcext:value-type="float">
            <text:p>0</text:p>
          </table:table-cell>
          <table:table-cell table:formula="of:=IF([.I47]=1;IF([.F47]+500000&gt;2500000;2500000;[.F47]+500000);[.F47])" office:value-type="float" office:value="2376000" calcext:value-type="float">
            <text:p>2376000</text:p>
          </table:table-cell>
          <table:table-cell table:formula="of:=IF([.J47]&gt;[.F47];1;0)" office:value-type="float" office:value="0" calcext:value-type="float">
            <text:p>0</text:p>
          </table:table-cell>
          <table:table-cell table:formula="of:=[.J47]-[.F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6" calcext:value-type="date">
            <text:p>16.06.2014</text:p>
          </table:table-cell>
          <table:table-cell office:value-type="float" office:value="1" calcext:value-type="float">
            <text:p>1</text:p>
          </table:table-cell>
          <table:table-cell table:formula="of:=[.J47]" office:value-type="float" office:value="2376000" calcext:value-type="float">
            <text:p>2376000</text:p>
          </table:table-cell>
          <table:table-cell table:formula="of:=IF([.B48]=0;[.C48]-100000;[.C48])" office:value-type="float" office:value="2376000" calcext:value-type="float">
            <text:p>2376000</text:p>
          </table:table-cell>
          <table:table-cell table:formula="of:=IF([.B48]=1;[.D48]*1.03;[.D48]*0.99)" office:value-type="float" office:value="2447280" calcext:value-type="float">
            <text:p>2447280</text:p>
          </table:table-cell>
          <table:table-cell table:formula="of:=IF([.E48]&gt;2500000;2500000;[.E48])" office:value-type="float" office:value="2447280" calcext:value-type="float">
            <text:p>2447280</text:p>
          </table:table-cell>
          <table:table-cell table:formula="of:=IF([.E48]&gt;2500000;1;0)" office:value-type="float" office:value="0" calcext:value-type="float">
            <text:p>0</text:p>
          </table:table-cell>
          <table:table-cell table:formula="of:=[.E48]-[.F48]" office:value-type="float" office:value="0" calcext:value-type="float">
            <text:p>0</text:p>
          </table:table-cell>
          <table:table-cell table:formula="of:=IF(WEEKDAY([.A48])=7;1;0)" office:value-type="float" office:value="0" calcext:value-type="float">
            <text:p>0</text:p>
          </table:table-cell>
          <table:table-cell table:formula="of:=IF([.I48]=1;IF([.F48]+500000&gt;2500000;2500000;[.F48]+500000);[.F48])" office:value-type="float" office:value="2447280" calcext:value-type="float">
            <text:p>2447280</text:p>
          </table:table-cell>
          <table:table-cell table:formula="of:=IF([.J48]&gt;[.F48];1;0)" office:value-type="float" office:value="0" calcext:value-type="float">
            <text:p>0</text:p>
          </table:table-cell>
          <table:table-cell table:formula="of:=[.J48]-[.F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7" calcext:value-type="date">
            <text:p>17.06.2014</text:p>
          </table:table-cell>
          <table:table-cell office:value-type="float" office:value="0" calcext:value-type="float">
            <text:p>0</text:p>
          </table:table-cell>
          <table:table-cell table:formula="of:=[.J48]" office:value-type="float" office:value="2447280" calcext:value-type="float">
            <text:p>2447280</text:p>
          </table:table-cell>
          <table:table-cell table:formula="of:=IF([.B49]=0;[.C49]-100000;[.C49])" office:value-type="float" office:value="2347280" calcext:value-type="float">
            <text:p>2347280</text:p>
          </table:table-cell>
          <table:table-cell table:formula="of:=IF([.B49]=1;[.D49]*1.03;[.D49]*0.99)" office:value-type="float" office:value="2323807.2" calcext:value-type="float">
            <text:p>2323807,2</text:p>
          </table:table-cell>
          <table:table-cell table:formula="of:=IF([.E49]&gt;2500000;2500000;[.E49])" office:value-type="float" office:value="2323807.2" calcext:value-type="float">
            <text:p>2323807,2</text:p>
          </table:table-cell>
          <table:table-cell table:formula="of:=IF([.E49]&gt;2500000;1;0)" office:value-type="float" office:value="0" calcext:value-type="float">
            <text:p>0</text:p>
          </table:table-cell>
          <table:table-cell table:formula="of:=[.E49]-[.F49]" office:value-type="float" office:value="0" calcext:value-type="float">
            <text:p>0</text:p>
          </table:table-cell>
          <table:table-cell table:formula="of:=IF(WEEKDAY([.A49])=7;1;0)" office:value-type="float" office:value="0" calcext:value-type="float">
            <text:p>0</text:p>
          </table:table-cell>
          <table:table-cell table:formula="of:=IF([.I49]=1;IF([.F49]+500000&gt;2500000;2500000;[.F49]+500000);[.F49])" office:value-type="float" office:value="2323807.2" calcext:value-type="float">
            <text:p>2323807,2</text:p>
          </table:table-cell>
          <table:table-cell table:formula="of:=IF([.J49]&gt;[.F49];1;0)" office:value-type="float" office:value="0" calcext:value-type="float">
            <text:p>0</text:p>
          </table:table-cell>
          <table:table-cell table:formula="of:=[.J49]-[.F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8" calcext:value-type="date">
            <text:p>18.06.2014</text:p>
          </table:table-cell>
          <table:table-cell office:value-type="float" office:value="0" calcext:value-type="float">
            <text:p>0</text:p>
          </table:table-cell>
          <table:table-cell table:formula="of:=[.J49]" office:value-type="float" office:value="2323807.2" calcext:value-type="float">
            <text:p>2323807,2</text:p>
          </table:table-cell>
          <table:table-cell table:formula="of:=IF([.B50]=0;[.C50]-100000;[.C50])" office:value-type="float" office:value="2223807.2" calcext:value-type="float">
            <text:p>2223807,2</text:p>
          </table:table-cell>
          <table:table-cell table:formula="of:=IF([.B50]=1;[.D50]*1.03;[.D50]*0.99)" office:value-type="float" office:value="2201569.128" calcext:value-type="float">
            <text:p>2201569,128</text:p>
          </table:table-cell>
          <table:table-cell table:formula="of:=IF([.E50]&gt;2500000;2500000;[.E50])" office:value-type="float" office:value="2201569.128" calcext:value-type="float">
            <text:p>2201569,128</text:p>
          </table:table-cell>
          <table:table-cell table:formula="of:=IF([.E50]&gt;2500000;1;0)" office:value-type="float" office:value="0" calcext:value-type="float">
            <text:p>0</text:p>
          </table:table-cell>
          <table:table-cell table:formula="of:=[.E50]-[.F50]" office:value-type="float" office:value="0" calcext:value-type="float">
            <text:p>0</text:p>
          </table:table-cell>
          <table:table-cell table:formula="of:=IF(WEEKDAY([.A50])=7;1;0)" office:value-type="float" office:value="0" calcext:value-type="float">
            <text:p>0</text:p>
          </table:table-cell>
          <table:table-cell table:formula="of:=IF([.I50]=1;IF([.F50]+500000&gt;2500000;2500000;[.F50]+500000);[.F50])" office:value-type="float" office:value="2201569.128" calcext:value-type="float">
            <text:p>2201569,128</text:p>
          </table:table-cell>
          <table:table-cell table:formula="of:=IF([.J50]&gt;[.F50];1;0)" office:value-type="float" office:value="0" calcext:value-type="float">
            <text:p>0</text:p>
          </table:table-cell>
          <table:table-cell table:formula="of:=[.J50]-[.F5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19" calcext:value-type="date">
            <text:p>19.06.2014</text:p>
          </table:table-cell>
          <table:table-cell office:value-type="float" office:value="0" calcext:value-type="float">
            <text:p>0</text:p>
          </table:table-cell>
          <table:table-cell table:formula="of:=[.J50]" office:value-type="float" office:value="2201569.128" calcext:value-type="float">
            <text:p>2201569,128</text:p>
          </table:table-cell>
          <table:table-cell table:formula="of:=IF([.B51]=0;[.C51]-100000;[.C51])" office:value-type="float" office:value="2101569.128" calcext:value-type="float">
            <text:p>2101569,128</text:p>
          </table:table-cell>
          <table:table-cell table:formula="of:=IF([.B51]=1;[.D51]*1.03;[.D51]*0.99)" office:value-type="float" office:value="2080553.43672" calcext:value-type="float">
            <text:p>2080553,43672</text:p>
          </table:table-cell>
          <table:table-cell table:formula="of:=IF([.E51]&gt;2500000;2500000;[.E51])" office:value-type="float" office:value="2080553.43672" calcext:value-type="float">
            <text:p>2080553,43672</text:p>
          </table:table-cell>
          <table:table-cell table:formula="of:=IF([.E51]&gt;2500000;1;0)" office:value-type="float" office:value="0" calcext:value-type="float">
            <text:p>0</text:p>
          </table:table-cell>
          <table:table-cell table:formula="of:=[.E51]-[.F51]" office:value-type="float" office:value="0" calcext:value-type="float">
            <text:p>0</text:p>
          </table:table-cell>
          <table:table-cell table:formula="of:=IF(WEEKDAY([.A51])=7;1;0)" office:value-type="float" office:value="0" calcext:value-type="float">
            <text:p>0</text:p>
          </table:table-cell>
          <table:table-cell table:formula="of:=IF([.I51]=1;IF([.F51]+500000&gt;2500000;2500000;[.F51]+500000);[.F51])" office:value-type="float" office:value="2080553.43672" calcext:value-type="float">
            <text:p>2080553,43672</text:p>
          </table:table-cell>
          <table:table-cell table:formula="of:=IF([.J51]&gt;[.F51];1;0)" office:value-type="float" office:value="0" calcext:value-type="float">
            <text:p>0</text:p>
          </table:table-cell>
          <table:table-cell table:formula="of:=[.J51]-[.F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0" calcext:value-type="date">
            <text:p>20.06.2014</text:p>
          </table:table-cell>
          <table:table-cell office:value-type="float" office:value="0" calcext:value-type="float">
            <text:p>0</text:p>
          </table:table-cell>
          <table:table-cell table:formula="of:=[.J51]" office:value-type="float" office:value="2080553.43672" calcext:value-type="float">
            <text:p>2080553,43672</text:p>
          </table:table-cell>
          <table:table-cell table:formula="of:=IF([.B52]=0;[.C52]-100000;[.C52])" office:value-type="float" office:value="1980553.43672" calcext:value-type="float">
            <text:p>1980553,43672</text:p>
          </table:table-cell>
          <table:table-cell table:formula="of:=IF([.B52]=1;[.D52]*1.03;[.D52]*0.99)" office:value-type="float" office:value="1960747.9023528" calcext:value-type="float">
            <text:p>1960747,9023528</text:p>
          </table:table-cell>
          <table:table-cell table:formula="of:=IF([.E52]&gt;2500000;2500000;[.E52])" office:value-type="float" office:value="1960747.9023528" calcext:value-type="float">
            <text:p>1960747,9023528</text:p>
          </table:table-cell>
          <table:table-cell table:formula="of:=IF([.E52]&gt;2500000;1;0)" office:value-type="float" office:value="0" calcext:value-type="float">
            <text:p>0</text:p>
          </table:table-cell>
          <table:table-cell table:formula="of:=[.E52]-[.F52]" office:value-type="float" office:value="0" calcext:value-type="float">
            <text:p>0</text:p>
          </table:table-cell>
          <table:table-cell table:formula="of:=IF(WEEKDAY([.A52])=7;1;0)" office:value-type="float" office:value="0" calcext:value-type="float">
            <text:p>0</text:p>
          </table:table-cell>
          <table:table-cell table:formula="of:=IF([.I52]=1;IF([.F52]+500000&gt;2500000;2500000;[.F52]+500000);[.F52])" office:value-type="float" office:value="1960747.9023528" calcext:value-type="float">
            <text:p>1960747,9023528</text:p>
          </table:table-cell>
          <table:table-cell table:formula="of:=IF([.J52]&gt;[.F52];1;0)" office:value-type="float" office:value="0" calcext:value-type="float">
            <text:p>0</text:p>
          </table:table-cell>
          <table:table-cell table:formula="of:=[.J52]-[.F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1" calcext:value-type="date">
            <text:p>21.06.2014</text:p>
          </table:table-cell>
          <table:table-cell office:value-type="float" office:value="0" calcext:value-type="float">
            <text:p>0</text:p>
          </table:table-cell>
          <table:table-cell table:formula="of:=[.J52]" office:value-type="float" office:value="1960747.9023528" calcext:value-type="float">
            <text:p>1960747,9023528</text:p>
          </table:table-cell>
          <table:table-cell table:formula="of:=IF([.B53]=0;[.C53]-100000;[.C53])" office:value-type="float" office:value="1860747.9023528" calcext:value-type="float">
            <text:p>1860747,9023528</text:p>
          </table:table-cell>
          <table:table-cell table:formula="of:=IF([.B53]=1;[.D53]*1.03;[.D53]*0.99)" office:value-type="float" office:value="1842140.42332927" calcext:value-type="float">
            <text:p>1842140,42332927</text:p>
          </table:table-cell>
          <table:table-cell table:formula="of:=IF([.E53]&gt;2500000;2500000;[.E53])" office:value-type="float" office:value="1842140.42332927" calcext:value-type="float">
            <text:p>1842140,42332927</text:p>
          </table:table-cell>
          <table:table-cell table:formula="of:=IF([.E53]&gt;2500000;1;0)" office:value-type="float" office:value="0" calcext:value-type="float">
            <text:p>0</text:p>
          </table:table-cell>
          <table:table-cell table:formula="of:=[.E53]-[.F53]" office:value-type="float" office:value="0" calcext:value-type="float">
            <text:p>0</text:p>
          </table:table-cell>
          <table:table-cell table:formula="of:=IF(WEEKDAY([.A53])=7;1;0)" office:value-type="float" office:value="1" calcext:value-type="float">
            <text:p>1</text:p>
          </table:table-cell>
          <table:table-cell table:formula="of:=IF([.I53]=1;IF([.F53]+500000&gt;2500000;2500000;[.F53]+500000);[.F53])" office:value-type="float" office:value="2342140.42332927" calcext:value-type="float">
            <text:p>2342140,42332927</text:p>
          </table:table-cell>
          <table:table-cell table:formula="of:=IF([.J53]&gt;[.F53];1;0)" office:value-type="float" office:value="1" calcext:value-type="float">
            <text:p>1</text:p>
          </table:table-cell>
          <table:table-cell table:formula="of:=[.J53]-[.F53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2" calcext:value-type="date">
            <text:p>22.06.2014</text:p>
          </table:table-cell>
          <table:table-cell office:value-type="float" office:value="0" calcext:value-type="float">
            <text:p>0</text:p>
          </table:table-cell>
          <table:table-cell table:formula="of:=[.J53]" office:value-type="float" office:value="2342140.42332927" calcext:value-type="float">
            <text:p>2342140,42332927</text:p>
          </table:table-cell>
          <table:table-cell table:formula="of:=IF([.B54]=0;[.C54]-100000;[.C54])" office:value-type="float" office:value="2242140.42332927" calcext:value-type="float">
            <text:p>2242140,42332927</text:p>
          </table:table-cell>
          <table:table-cell table:formula="of:=IF([.B54]=1;[.D54]*1.03;[.D54]*0.99)" office:value-type="float" office:value="2219719.01909598" calcext:value-type="float">
            <text:p>2219719,01909598</text:p>
          </table:table-cell>
          <table:table-cell table:formula="of:=IF([.E54]&gt;2500000;2500000;[.E54])" office:value-type="float" office:value="2219719.01909598" calcext:value-type="float">
            <text:p>2219719,01909598</text:p>
          </table:table-cell>
          <table:table-cell table:formula="of:=IF([.E54]&gt;2500000;1;0)" office:value-type="float" office:value="0" calcext:value-type="float">
            <text:p>0</text:p>
          </table:table-cell>
          <table:table-cell table:formula="of:=[.E54]-[.F54]" office:value-type="float" office:value="0" calcext:value-type="float">
            <text:p>0</text:p>
          </table:table-cell>
          <table:table-cell table:formula="of:=IF(WEEKDAY([.A54])=7;1;0)" office:value-type="float" office:value="0" calcext:value-type="float">
            <text:p>0</text:p>
          </table:table-cell>
          <table:table-cell table:formula="of:=IF([.I54]=1;IF([.F54]+500000&gt;2500000;2500000;[.F54]+500000);[.F54])" office:value-type="float" office:value="2219719.01909598" calcext:value-type="float">
            <text:p>2219719,01909598</text:p>
          </table:table-cell>
          <table:table-cell table:formula="of:=IF([.J54]&gt;[.F54];1;0)" office:value-type="float" office:value="0" calcext:value-type="float">
            <text:p>0</text:p>
          </table:table-cell>
          <table:table-cell table:formula="of:=[.J54]-[.F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3" calcext:value-type="date">
            <text:p>23.06.2014</text:p>
          </table:table-cell>
          <table:table-cell office:value-type="float" office:value="0" calcext:value-type="float">
            <text:p>0</text:p>
          </table:table-cell>
          <table:table-cell table:formula="of:=[.J54]" office:value-type="float" office:value="2219719.01909598" calcext:value-type="float">
            <text:p>2219719,01909598</text:p>
          </table:table-cell>
          <table:table-cell table:formula="of:=IF([.B55]=0;[.C55]-100000;[.C55])" office:value-type="float" office:value="2119719.01909598" calcext:value-type="float">
            <text:p>2119719,01909598</text:p>
          </table:table-cell>
          <table:table-cell table:formula="of:=IF([.B55]=1;[.D55]*1.03;[.D55]*0.99)" office:value-type="float" office:value="2098521.82890502" calcext:value-type="float">
            <text:p>2098521,82890502</text:p>
          </table:table-cell>
          <table:table-cell table:formula="of:=IF([.E55]&gt;2500000;2500000;[.E55])" office:value-type="float" office:value="2098521.82890502" calcext:value-type="float">
            <text:p>2098521,82890502</text:p>
          </table:table-cell>
          <table:table-cell table:formula="of:=IF([.E55]&gt;2500000;1;0)" office:value-type="float" office:value="0" calcext:value-type="float">
            <text:p>0</text:p>
          </table:table-cell>
          <table:table-cell table:formula="of:=[.E55]-[.F55]" office:value-type="float" office:value="0" calcext:value-type="float">
            <text:p>0</text:p>
          </table:table-cell>
          <table:table-cell table:formula="of:=IF(WEEKDAY([.A55])=7;1;0)" office:value-type="float" office:value="0" calcext:value-type="float">
            <text:p>0</text:p>
          </table:table-cell>
          <table:table-cell table:formula="of:=IF([.I55]=1;IF([.F55]+500000&gt;2500000;2500000;[.F55]+500000);[.F55])" office:value-type="float" office:value="2098521.82890502" calcext:value-type="float">
            <text:p>2098521,82890502</text:p>
          </table:table-cell>
          <table:table-cell table:formula="of:=IF([.J55]&gt;[.F55];1;0)" office:value-type="float" office:value="0" calcext:value-type="float">
            <text:p>0</text:p>
          </table:table-cell>
          <table:table-cell table:formula="of:=[.J55]-[.F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4" calcext:value-type="date">
            <text:p>24.06.2014</text:p>
          </table:table-cell>
          <table:table-cell office:value-type="float" office:value="0" calcext:value-type="float">
            <text:p>0</text:p>
          </table:table-cell>
          <table:table-cell table:formula="of:=[.J55]" office:value-type="float" office:value="2098521.82890502" calcext:value-type="float">
            <text:p>2098521,82890502</text:p>
          </table:table-cell>
          <table:table-cell table:formula="of:=IF([.B56]=0;[.C56]-100000;[.C56])" office:value-type="float" office:value="1998521.82890502" calcext:value-type="float">
            <text:p>1998521,82890502</text:p>
          </table:table-cell>
          <table:table-cell table:formula="of:=IF([.B56]=1;[.D56]*1.03;[.D56]*0.99)" office:value-type="float" office:value="1978536.61061597" calcext:value-type="float">
            <text:p>1978536,61061597</text:p>
          </table:table-cell>
          <table:table-cell table:formula="of:=IF([.E56]&gt;2500000;2500000;[.E56])" office:value-type="float" office:value="1978536.61061597" calcext:value-type="float">
            <text:p>1978536,61061597</text:p>
          </table:table-cell>
          <table:table-cell table:formula="of:=IF([.E56]&gt;2500000;1;0)" office:value-type="float" office:value="0" calcext:value-type="float">
            <text:p>0</text:p>
          </table:table-cell>
          <table:table-cell table:formula="of:=[.E56]-[.F56]" office:value-type="float" office:value="0" calcext:value-type="float">
            <text:p>0</text:p>
          </table:table-cell>
          <table:table-cell table:formula="of:=IF(WEEKDAY([.A56])=7;1;0)" office:value-type="float" office:value="0" calcext:value-type="float">
            <text:p>0</text:p>
          </table:table-cell>
          <table:table-cell table:formula="of:=IF([.I56]=1;IF([.F56]+500000&gt;2500000;2500000;[.F56]+500000);[.F56])" office:value-type="float" office:value="1978536.61061597" calcext:value-type="float">
            <text:p>1978536,61061597</text:p>
          </table:table-cell>
          <table:table-cell table:formula="of:=IF([.J56]&gt;[.F56];1;0)" office:value-type="float" office:value="0" calcext:value-type="float">
            <text:p>0</text:p>
          </table:table-cell>
          <table:table-cell table:formula="of:=[.J56]-[.F5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5" calcext:value-type="date">
            <text:p>25.06.2014</text:p>
          </table:table-cell>
          <table:table-cell office:value-type="float" office:value="0" calcext:value-type="float">
            <text:p>0</text:p>
          </table:table-cell>
          <table:table-cell table:formula="of:=[.J56]" office:value-type="float" office:value="1978536.61061597" calcext:value-type="float">
            <text:p>1978536,61061597</text:p>
          </table:table-cell>
          <table:table-cell table:formula="of:=IF([.B57]=0;[.C57]-100000;[.C57])" office:value-type="float" office:value="1878536.61061597" calcext:value-type="float">
            <text:p>1878536,61061597</text:p>
          </table:table-cell>
          <table:table-cell table:formula="of:=IF([.B57]=1;[.D57]*1.03;[.D57]*0.99)" office:value-type="float" office:value="1859751.24450981" calcext:value-type="float">
            <text:p>1859751,24450981</text:p>
          </table:table-cell>
          <table:table-cell table:formula="of:=IF([.E57]&gt;2500000;2500000;[.E57])" office:value-type="float" office:value="1859751.24450981" calcext:value-type="float">
            <text:p>1859751,24450981</text:p>
          </table:table-cell>
          <table:table-cell table:formula="of:=IF([.E57]&gt;2500000;1;0)" office:value-type="float" office:value="0" calcext:value-type="float">
            <text:p>0</text:p>
          </table:table-cell>
          <table:table-cell table:formula="of:=[.E57]-[.F57]" office:value-type="float" office:value="0" calcext:value-type="float">
            <text:p>0</text:p>
          </table:table-cell>
          <table:table-cell table:formula="of:=IF(WEEKDAY([.A57])=7;1;0)" office:value-type="float" office:value="0" calcext:value-type="float">
            <text:p>0</text:p>
          </table:table-cell>
          <table:table-cell table:formula="of:=IF([.I57]=1;IF([.F57]+500000&gt;2500000;2500000;[.F57]+500000);[.F57])" office:value-type="float" office:value="1859751.24450981" calcext:value-type="float">
            <text:p>1859751,24450981</text:p>
          </table:table-cell>
          <table:table-cell table:formula="of:=IF([.J57]&gt;[.F57];1;0)" office:value-type="float" office:value="0" calcext:value-type="float">
            <text:p>0</text:p>
          </table:table-cell>
          <table:table-cell table:formula="of:=[.J57]-[.F5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6" calcext:value-type="date">
            <text:p>26.06.2014</text:p>
          </table:table-cell>
          <table:table-cell office:value-type="float" office:value="1" calcext:value-type="float">
            <text:p>1</text:p>
          </table:table-cell>
          <table:table-cell table:formula="of:=[.J57]" office:value-type="float" office:value="1859751.24450981" calcext:value-type="float">
            <text:p>1859751,24450981</text:p>
          </table:table-cell>
          <table:table-cell table:formula="of:=IF([.B58]=0;[.C58]-100000;[.C58])" office:value-type="float" office:value="1859751.24450981" calcext:value-type="float">
            <text:p>1859751,24450981</text:p>
          </table:table-cell>
          <table:table-cell table:formula="of:=IF([.B58]=1;[.D58]*1.03;[.D58]*0.99)" office:value-type="float" office:value="1915543.7818451" calcext:value-type="float">
            <text:p>1915543,7818451</text:p>
          </table:table-cell>
          <table:table-cell table:formula="of:=IF([.E58]&gt;2500000;2500000;[.E58])" office:value-type="float" office:value="1915543.7818451" calcext:value-type="float">
            <text:p>1915543,7818451</text:p>
          </table:table-cell>
          <table:table-cell table:formula="of:=IF([.E58]&gt;2500000;1;0)" office:value-type="float" office:value="0" calcext:value-type="float">
            <text:p>0</text:p>
          </table:table-cell>
          <table:table-cell table:formula="of:=[.E58]-[.F58]" office:value-type="float" office:value="0" calcext:value-type="float">
            <text:p>0</text:p>
          </table:table-cell>
          <table:table-cell table:formula="of:=IF(WEEKDAY([.A58])=7;1;0)" office:value-type="float" office:value="0" calcext:value-type="float">
            <text:p>0</text:p>
          </table:table-cell>
          <table:table-cell table:formula="of:=IF([.I58]=1;IF([.F58]+500000&gt;2500000;2500000;[.F58]+500000);[.F58])" office:value-type="float" office:value="1915543.7818451" calcext:value-type="float">
            <text:p>1915543,7818451</text:p>
          </table:table-cell>
          <table:table-cell table:formula="of:=IF([.J58]&gt;[.F58];1;0)" office:value-type="float" office:value="0" calcext:value-type="float">
            <text:p>0</text:p>
          </table:table-cell>
          <table:table-cell table:formula="of:=[.J58]-[.F5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7" calcext:value-type="date">
            <text:p>27.06.2014</text:p>
          </table:table-cell>
          <table:table-cell office:value-type="float" office:value="0" calcext:value-type="float">
            <text:p>0</text:p>
          </table:table-cell>
          <table:table-cell table:formula="of:=[.J58]" office:value-type="float" office:value="1915543.7818451" calcext:value-type="float">
            <text:p>1915543,7818451</text:p>
          </table:table-cell>
          <table:table-cell table:formula="of:=IF([.B59]=0;[.C59]-100000;[.C59])" office:value-type="float" office:value="1815543.7818451" calcext:value-type="float">
            <text:p>1815543,7818451</text:p>
          </table:table-cell>
          <table:table-cell table:formula="of:=IF([.B59]=1;[.D59]*1.03;[.D59]*0.99)" office:value-type="float" office:value="1797388.34402665" calcext:value-type="float">
            <text:p>1797388,34402665</text:p>
          </table:table-cell>
          <table:table-cell table:formula="of:=IF([.E59]&gt;2500000;2500000;[.E59])" office:value-type="float" office:value="1797388.34402665" calcext:value-type="float">
            <text:p>1797388,34402665</text:p>
          </table:table-cell>
          <table:table-cell table:formula="of:=IF([.E59]&gt;2500000;1;0)" office:value-type="float" office:value="0" calcext:value-type="float">
            <text:p>0</text:p>
          </table:table-cell>
          <table:table-cell table:formula="of:=[.E59]-[.F59]" office:value-type="float" office:value="0" calcext:value-type="float">
            <text:p>0</text:p>
          </table:table-cell>
          <table:table-cell table:formula="of:=IF(WEEKDAY([.A59])=7;1;0)" office:value-type="float" office:value="0" calcext:value-type="float">
            <text:p>0</text:p>
          </table:table-cell>
          <table:table-cell table:formula="of:=IF([.I59]=1;IF([.F59]+500000&gt;2500000;2500000;[.F59]+500000);[.F59])" office:value-type="float" office:value="1797388.34402665" calcext:value-type="float">
            <text:p>1797388,34402665</text:p>
          </table:table-cell>
          <table:table-cell table:formula="of:=IF([.J59]&gt;[.F59];1;0)" office:value-type="float" office:value="0" calcext:value-type="float">
            <text:p>0</text:p>
          </table:table-cell>
          <table:table-cell table:formula="of:=[.J59]-[.F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8" calcext:value-type="date">
            <text:p>28.06.2014</text:p>
          </table:table-cell>
          <table:table-cell office:value-type="float" office:value="1" calcext:value-type="float">
            <text:p>1</text:p>
          </table:table-cell>
          <table:table-cell table:formula="of:=[.J59]" office:value-type="float" office:value="1797388.34402665" calcext:value-type="float">
            <text:p>1797388,34402665</text:p>
          </table:table-cell>
          <table:table-cell table:formula="of:=IF([.B60]=0;[.C60]-100000;[.C60])" office:value-type="float" office:value="1797388.34402665" calcext:value-type="float">
            <text:p>1797388,34402665</text:p>
          </table:table-cell>
          <table:table-cell table:formula="of:=IF([.B60]=1;[.D60]*1.03;[.D60]*0.99)" office:value-type="float" office:value="1851309.99434745" calcext:value-type="float">
            <text:p>1851309,99434745</text:p>
          </table:table-cell>
          <table:table-cell table:formula="of:=IF([.E60]&gt;2500000;2500000;[.E60])" office:value-type="float" office:value="1851309.99434745" calcext:value-type="float">
            <text:p>1851309,99434745</text:p>
          </table:table-cell>
          <table:table-cell table:formula="of:=IF([.E60]&gt;2500000;1;0)" office:value-type="float" office:value="0" calcext:value-type="float">
            <text:p>0</text:p>
          </table:table-cell>
          <table:table-cell table:formula="of:=[.E60]-[.F60]" office:value-type="float" office:value="0" calcext:value-type="float">
            <text:p>0</text:p>
          </table:table-cell>
          <table:table-cell table:formula="of:=IF(WEEKDAY([.A60])=7;1;0)" office:value-type="float" office:value="1" calcext:value-type="float">
            <text:p>1</text:p>
          </table:table-cell>
          <table:table-cell table:formula="of:=IF([.I60]=1;IF([.F60]+500000&gt;2500000;2500000;[.F60]+500000);[.F60])" office:value-type="float" office:value="2351309.99434745" calcext:value-type="float">
            <text:p>2351309,99434745</text:p>
          </table:table-cell>
          <table:table-cell table:formula="of:=IF([.J60]&gt;[.F60];1;0)" office:value-type="float" office:value="1" calcext:value-type="float">
            <text:p>1</text:p>
          </table:table-cell>
          <table:table-cell table:formula="of:=[.J60]-[.F60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29" calcext:value-type="date">
            <text:p>29.06.2014</text:p>
          </table:table-cell>
          <table:table-cell office:value-type="float" office:value="0" calcext:value-type="float">
            <text:p>0</text:p>
          </table:table-cell>
          <table:table-cell table:formula="of:=[.J60]" office:value-type="float" office:value="2351309.99434745" calcext:value-type="float">
            <text:p>2351309,99434745</text:p>
          </table:table-cell>
          <table:table-cell table:formula="of:=IF([.B61]=0;[.C61]-100000;[.C61])" office:value-type="float" office:value="2251309.99434745" calcext:value-type="float">
            <text:p>2251309,99434745</text:p>
          </table:table-cell>
          <table:table-cell table:formula="of:=IF([.B61]=1;[.D61]*1.03;[.D61]*0.99)" office:value-type="float" office:value="2228796.89440398" calcext:value-type="float">
            <text:p>2228796,89440398</text:p>
          </table:table-cell>
          <table:table-cell table:formula="of:=IF([.E61]&gt;2500000;2500000;[.E61])" office:value-type="float" office:value="2228796.89440398" calcext:value-type="float">
            <text:p>2228796,89440398</text:p>
          </table:table-cell>
          <table:table-cell table:formula="of:=IF([.E61]&gt;2500000;1;0)" office:value-type="float" office:value="0" calcext:value-type="float">
            <text:p>0</text:p>
          </table:table-cell>
          <table:table-cell table:formula="of:=[.E61]-[.F61]" office:value-type="float" office:value="0" calcext:value-type="float">
            <text:p>0</text:p>
          </table:table-cell>
          <table:table-cell table:formula="of:=IF(WEEKDAY([.A61])=7;1;0)" office:value-type="float" office:value="0" calcext:value-type="float">
            <text:p>0</text:p>
          </table:table-cell>
          <table:table-cell table:formula="of:=IF([.I61]=1;IF([.F61]+500000&gt;2500000;2500000;[.F61]+500000);[.F61])" office:value-type="float" office:value="2228796.89440398" calcext:value-type="float">
            <text:p>2228796,89440398</text:p>
          </table:table-cell>
          <table:table-cell table:formula="of:=IF([.J61]&gt;[.F61];1;0)" office:value-type="float" office:value="0" calcext:value-type="float">
            <text:p>0</text:p>
          </table:table-cell>
          <table:table-cell table:formula="of:=[.J61]-[.F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6-30" calcext:value-type="date">
            <text:p>30.06.2014</text:p>
          </table:table-cell>
          <table:table-cell office:value-type="float" office:value="1" calcext:value-type="float">
            <text:p>1</text:p>
          </table:table-cell>
          <table:table-cell table:formula="of:=[.J61]" office:value-type="float" office:value="2228796.89440398" calcext:value-type="float">
            <text:p>2228796,89440398</text:p>
          </table:table-cell>
          <table:table-cell table:formula="of:=IF([.B62]=0;[.C62]-100000;[.C62])" office:value-type="float" office:value="2228796.89440398" calcext:value-type="float">
            <text:p>2228796,89440398</text:p>
          </table:table-cell>
          <table:table-cell table:formula="of:=IF([.B62]=1;[.D62]*1.03;[.D62]*0.99)" office:value-type="float" office:value="2295660.8012361" calcext:value-type="float">
            <text:p>2295660,8012361</text:p>
          </table:table-cell>
          <table:table-cell table:formula="of:=IF([.E62]&gt;2500000;2500000;[.E62])" office:value-type="float" office:value="2295660.8012361" calcext:value-type="float">
            <text:p>2295660,8012361</text:p>
          </table:table-cell>
          <table:table-cell table:formula="of:=IF([.E62]&gt;2500000;1;0)" office:value-type="float" office:value="0" calcext:value-type="float">
            <text:p>0</text:p>
          </table:table-cell>
          <table:table-cell table:formula="of:=[.E62]-[.F62]" office:value-type="float" office:value="0" calcext:value-type="float">
            <text:p>0</text:p>
          </table:table-cell>
          <table:table-cell table:formula="of:=IF(WEEKDAY([.A62])=7;1;0)" office:value-type="float" office:value="0" calcext:value-type="float">
            <text:p>0</text:p>
          </table:table-cell>
          <table:table-cell table:formula="of:=IF([.I62]=1;IF([.F62]+500000&gt;2500000;2500000;[.F62]+500000);[.F62])" office:value-type="float" office:value="2295660.8012361" calcext:value-type="float">
            <text:p>2295660,8012361</text:p>
          </table:table-cell>
          <table:table-cell table:formula="of:=IF([.J62]&gt;[.F62];1;0)" office:value-type="float" office:value="0" calcext:value-type="float">
            <text:p>0</text:p>
          </table:table-cell>
          <table:table-cell table:formula="of:=[.J62]-[.F6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1" calcext:value-type="date">
            <text:p>1.07.2014</text:p>
          </table:table-cell>
          <table:table-cell office:value-type="float" office:value="0" calcext:value-type="float">
            <text:p>0</text:p>
          </table:table-cell>
          <table:table-cell table:formula="of:=[.J62]" office:value-type="float" office:value="2295660.8012361" calcext:value-type="float">
            <text:p>2295660,8012361</text:p>
          </table:table-cell>
          <table:table-cell table:formula="of:=IF([.B63]=0;[.C63]-100000;[.C63])" office:value-type="float" office:value="2195660.8012361" calcext:value-type="float">
            <text:p>2195660,8012361</text:p>
          </table:table-cell>
          <table:table-cell table:formula="of:=IF([.B63]=1;[.D63]*1.03;[.D63]*0.99)" office:value-type="float" office:value="2173704.19322374" calcext:value-type="float">
            <text:p>2173704,19322374</text:p>
          </table:table-cell>
          <table:table-cell table:formula="of:=IF([.E63]&gt;2500000;2500000;[.E63])" office:value-type="float" office:value="2173704.19322374" calcext:value-type="float">
            <text:p>2173704,19322374</text:p>
          </table:table-cell>
          <table:table-cell table:formula="of:=IF([.E63]&gt;2500000;1;0)" office:value-type="float" office:value="0" calcext:value-type="float">
            <text:p>0</text:p>
          </table:table-cell>
          <table:table-cell table:formula="of:=[.E63]-[.F63]" office:value-type="float" office:value="0" calcext:value-type="float">
            <text:p>0</text:p>
          </table:table-cell>
          <table:table-cell table:formula="of:=IF(WEEKDAY([.A63])=7;1;0)" office:value-type="float" office:value="0" calcext:value-type="float">
            <text:p>0</text:p>
          </table:table-cell>
          <table:table-cell table:formula="of:=IF([.I63]=1;IF([.F63]+500000&gt;2500000;2500000;[.F63]+500000);[.F63])" office:value-type="float" office:value="2173704.19322374" calcext:value-type="float">
            <text:p>2173704,19322374</text:p>
          </table:table-cell>
          <table:table-cell table:formula="of:=IF([.J63]&gt;[.F63];1;0)" office:value-type="float" office:value="0" calcext:value-type="float">
            <text:p>0</text:p>
          </table:table-cell>
          <table:table-cell table:formula="of:=[.J63]-[.F6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2" calcext:value-type="date">
            <text:p>2.07.2014</text:p>
          </table:table-cell>
          <table:table-cell office:value-type="float" office:value="0" calcext:value-type="float">
            <text:p>0</text:p>
          </table:table-cell>
          <table:table-cell table:formula="of:=[.J63]" office:value-type="float" office:value="2173704.19322374" calcext:value-type="float">
            <text:p>2173704,19322374</text:p>
          </table:table-cell>
          <table:table-cell table:formula="of:=IF([.B64]=0;[.C64]-100000;[.C64])" office:value-type="float" office:value="2073704.19322374" calcext:value-type="float">
            <text:p>2073704,19322374</text:p>
          </table:table-cell>
          <table:table-cell table:formula="of:=IF([.B64]=1;[.D64]*1.03;[.D64]*0.99)" office:value-type="float" office:value="2052967.1512915" calcext:value-type="float">
            <text:p>2052967,1512915</text:p>
          </table:table-cell>
          <table:table-cell table:formula="of:=IF([.E64]&gt;2500000;2500000;[.E64])" office:value-type="float" office:value="2052967.1512915" calcext:value-type="float">
            <text:p>2052967,1512915</text:p>
          </table:table-cell>
          <table:table-cell table:formula="of:=IF([.E64]&gt;2500000;1;0)" office:value-type="float" office:value="0" calcext:value-type="float">
            <text:p>0</text:p>
          </table:table-cell>
          <table:table-cell table:formula="of:=[.E64]-[.F64]" office:value-type="float" office:value="0" calcext:value-type="float">
            <text:p>0</text:p>
          </table:table-cell>
          <table:table-cell table:formula="of:=IF(WEEKDAY([.A64])=7;1;0)" office:value-type="float" office:value="0" calcext:value-type="float">
            <text:p>0</text:p>
          </table:table-cell>
          <table:table-cell table:formula="of:=IF([.I64]=1;IF([.F64]+500000&gt;2500000;2500000;[.F64]+500000);[.F64])" office:value-type="float" office:value="2052967.1512915" calcext:value-type="float">
            <text:p>2052967,1512915</text:p>
          </table:table-cell>
          <table:table-cell table:formula="of:=IF([.J64]&gt;[.F64];1;0)" office:value-type="float" office:value="0" calcext:value-type="float">
            <text:p>0</text:p>
          </table:table-cell>
          <table:table-cell table:formula="of:=[.J64]-[.F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3" calcext:value-type="date">
            <text:p>3.07.2014</text:p>
          </table:table-cell>
          <table:table-cell office:value-type="float" office:value="0" calcext:value-type="float">
            <text:p>0</text:p>
          </table:table-cell>
          <table:table-cell table:formula="of:=[.J64]" office:value-type="float" office:value="2052967.1512915" calcext:value-type="float">
            <text:p>2052967,1512915</text:p>
          </table:table-cell>
          <table:table-cell table:formula="of:=IF([.B65]=0;[.C65]-100000;[.C65])" office:value-type="float" office:value="1952967.1512915" calcext:value-type="float">
            <text:p>1952967,1512915</text:p>
          </table:table-cell>
          <table:table-cell table:formula="of:=IF([.B65]=1;[.D65]*1.03;[.D65]*0.99)" office:value-type="float" office:value="1933437.47977858" calcext:value-type="float">
            <text:p>1933437,47977858</text:p>
          </table:table-cell>
          <table:table-cell table:formula="of:=IF([.E65]&gt;2500000;2500000;[.E65])" office:value-type="float" office:value="1933437.47977858" calcext:value-type="float">
            <text:p>1933437,47977858</text:p>
          </table:table-cell>
          <table:table-cell table:formula="of:=IF([.E65]&gt;2500000;1;0)" office:value-type="float" office:value="0" calcext:value-type="float">
            <text:p>0</text:p>
          </table:table-cell>
          <table:table-cell table:formula="of:=[.E65]-[.F65]" office:value-type="float" office:value="0" calcext:value-type="float">
            <text:p>0</text:p>
          </table:table-cell>
          <table:table-cell table:formula="of:=IF(WEEKDAY([.A65])=7;1;0)" office:value-type="float" office:value="0" calcext:value-type="float">
            <text:p>0</text:p>
          </table:table-cell>
          <table:table-cell table:formula="of:=IF([.I65]=1;IF([.F65]+500000&gt;2500000;2500000;[.F65]+500000);[.F65])" office:value-type="float" office:value="1933437.47977858" calcext:value-type="float">
            <text:p>1933437,47977858</text:p>
          </table:table-cell>
          <table:table-cell table:formula="of:=IF([.J65]&gt;[.F65];1;0)" office:value-type="float" office:value="0" calcext:value-type="float">
            <text:p>0</text:p>
          </table:table-cell>
          <table:table-cell table:formula="of:=[.J65]-[.F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4" calcext:value-type="date">
            <text:p>4.07.2014</text:p>
          </table:table-cell>
          <table:table-cell office:value-type="float" office:value="0" calcext:value-type="float">
            <text:p>0</text:p>
          </table:table-cell>
          <table:table-cell table:formula="of:=[.J65]" office:value-type="float" office:value="1933437.47977858" calcext:value-type="float">
            <text:p>1933437,47977858</text:p>
          </table:table-cell>
          <table:table-cell table:formula="of:=IF([.B66]=0;[.C66]-100000;[.C66])" office:value-type="float" office:value="1833437.47977858" calcext:value-type="float">
            <text:p>1833437,47977858</text:p>
          </table:table-cell>
          <table:table-cell table:formula="of:=IF([.B66]=1;[.D66]*1.03;[.D66]*0.99)" office:value-type="float" office:value="1815103.1049808" calcext:value-type="float">
            <text:p>1815103,1049808</text:p>
          </table:table-cell>
          <table:table-cell table:formula="of:=IF([.E66]&gt;2500000;2500000;[.E66])" office:value-type="float" office:value="1815103.1049808" calcext:value-type="float">
            <text:p>1815103,1049808</text:p>
          </table:table-cell>
          <table:table-cell table:formula="of:=IF([.E66]&gt;2500000;1;0)" office:value-type="float" office:value="0" calcext:value-type="float">
            <text:p>0</text:p>
          </table:table-cell>
          <table:table-cell table:formula="of:=[.E66]-[.F66]" office:value-type="float" office:value="0" calcext:value-type="float">
            <text:p>0</text:p>
          </table:table-cell>
          <table:table-cell table:formula="of:=IF(WEEKDAY([.A66])=7;1;0)" office:value-type="float" office:value="0" calcext:value-type="float">
            <text:p>0</text:p>
          </table:table-cell>
          <table:table-cell table:formula="of:=IF([.I66]=1;IF([.F66]+500000&gt;2500000;2500000;[.F66]+500000);[.F66])" office:value-type="float" office:value="1815103.1049808" calcext:value-type="float">
            <text:p>1815103,1049808</text:p>
          </table:table-cell>
          <table:table-cell table:formula="of:=IF([.J66]&gt;[.F66];1;0)" office:value-type="float" office:value="0" calcext:value-type="float">
            <text:p>0</text:p>
          </table:table-cell>
          <table:table-cell table:formula="of:=[.J66]-[.F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5" calcext:value-type="date">
            <text:p>5.07.2014</text:p>
          </table:table-cell>
          <table:table-cell office:value-type="float" office:value="0" calcext:value-type="float">
            <text:p>0</text:p>
          </table:table-cell>
          <table:table-cell table:formula="of:=[.J66]" office:value-type="float" office:value="1815103.1049808" calcext:value-type="float">
            <text:p>1815103,1049808</text:p>
          </table:table-cell>
          <table:table-cell table:formula="of:=IF([.B67]=0;[.C67]-100000;[.C67])" office:value-type="float" office:value="1715103.1049808" calcext:value-type="float">
            <text:p>1715103,1049808</text:p>
          </table:table-cell>
          <table:table-cell table:formula="of:=IF([.B67]=1;[.D67]*1.03;[.D67]*0.99)" office:value-type="float" office:value="1697952.07393099" calcext:value-type="float">
            <text:p>1697952,07393099</text:p>
          </table:table-cell>
          <table:table-cell table:formula="of:=IF([.E67]&gt;2500000;2500000;[.E67])" office:value-type="float" office:value="1697952.07393099" calcext:value-type="float">
            <text:p>1697952,07393099</text:p>
          </table:table-cell>
          <table:table-cell table:formula="of:=IF([.E67]&gt;2500000;1;0)" office:value-type="float" office:value="0" calcext:value-type="float">
            <text:p>0</text:p>
          </table:table-cell>
          <table:table-cell table:formula="of:=[.E67]-[.F67]" office:value-type="float" office:value="0" calcext:value-type="float">
            <text:p>0</text:p>
          </table:table-cell>
          <table:table-cell table:formula="of:=IF(WEEKDAY([.A67])=7;1;0)" office:value-type="float" office:value="1" calcext:value-type="float">
            <text:p>1</text:p>
          </table:table-cell>
          <table:table-cell table:formula="of:=IF([.I67]=1;IF([.F67]+500000&gt;2500000;2500000;[.F67]+500000);[.F67])" office:value-type="float" office:value="2197952.07393099" calcext:value-type="float">
            <text:p>2197952,07393099</text:p>
          </table:table-cell>
          <table:table-cell table:formula="of:=IF([.J67]&gt;[.F67];1;0)" office:value-type="float" office:value="1" calcext:value-type="float">
            <text:p>1</text:p>
          </table:table-cell>
          <table:table-cell table:formula="of:=[.J67]-[.F67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6" calcext:value-type="date">
            <text:p>6.07.2014</text:p>
          </table:table-cell>
          <table:table-cell office:value-type="float" office:value="0" calcext:value-type="float">
            <text:p>0</text:p>
          </table:table-cell>
          <table:table-cell table:formula="of:=[.J67]" office:value-type="float" office:value="2197952.07393099" calcext:value-type="float">
            <text:p>2197952,07393099</text:p>
          </table:table-cell>
          <table:table-cell table:formula="of:=IF([.B68]=0;[.C68]-100000;[.C68])" office:value-type="float" office:value="2097952.07393099" calcext:value-type="float">
            <text:p>2097952,07393099</text:p>
          </table:table-cell>
          <table:table-cell table:formula="of:=IF([.B68]=1;[.D68]*1.03;[.D68]*0.99)" office:value-type="float" office:value="2076972.55319168" calcext:value-type="float">
            <text:p>2076972,55319168</text:p>
          </table:table-cell>
          <table:table-cell table:formula="of:=IF([.E68]&gt;2500000;2500000;[.E68])" office:value-type="float" office:value="2076972.55319168" calcext:value-type="float">
            <text:p>2076972,55319168</text:p>
          </table:table-cell>
          <table:table-cell table:formula="of:=IF([.E68]&gt;2500000;1;0)" office:value-type="float" office:value="0" calcext:value-type="float">
            <text:p>0</text:p>
          </table:table-cell>
          <table:table-cell table:formula="of:=[.E68]-[.F68]" office:value-type="float" office:value="0" calcext:value-type="float">
            <text:p>0</text:p>
          </table:table-cell>
          <table:table-cell table:formula="of:=IF(WEEKDAY([.A68])=7;1;0)" office:value-type="float" office:value="0" calcext:value-type="float">
            <text:p>0</text:p>
          </table:table-cell>
          <table:table-cell table:formula="of:=IF([.I68]=1;IF([.F68]+500000&gt;2500000;2500000;[.F68]+500000);[.F68])" office:value-type="float" office:value="2076972.55319168" calcext:value-type="float">
            <text:p>2076972,55319168</text:p>
          </table:table-cell>
          <table:table-cell table:formula="of:=IF([.J68]&gt;[.F68];1;0)" office:value-type="float" office:value="0" calcext:value-type="float">
            <text:p>0</text:p>
          </table:table-cell>
          <table:table-cell table:formula="of:=[.J68]-[.F6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7" calcext:value-type="date">
            <text:p>7.07.2014</text:p>
          </table:table-cell>
          <table:table-cell office:value-type="float" office:value="0" calcext:value-type="float">
            <text:p>0</text:p>
          </table:table-cell>
          <table:table-cell table:formula="of:=[.J68]" office:value-type="float" office:value="2076972.55319168" calcext:value-type="float">
            <text:p>2076972,55319168</text:p>
          </table:table-cell>
          <table:table-cell table:formula="of:=IF([.B69]=0;[.C69]-100000;[.C69])" office:value-type="float" office:value="1976972.55319168" calcext:value-type="float">
            <text:p>1976972,55319168</text:p>
          </table:table-cell>
          <table:table-cell table:formula="of:=IF([.B69]=1;[.D69]*1.03;[.D69]*0.99)" office:value-type="float" office:value="1957202.82765976" calcext:value-type="float">
            <text:p>1957202,82765976</text:p>
          </table:table-cell>
          <table:table-cell table:formula="of:=IF([.E69]&gt;2500000;2500000;[.E69])" office:value-type="float" office:value="1957202.82765976" calcext:value-type="float">
            <text:p>1957202,82765976</text:p>
          </table:table-cell>
          <table:table-cell table:formula="of:=IF([.E69]&gt;2500000;1;0)" office:value-type="float" office:value="0" calcext:value-type="float">
            <text:p>0</text:p>
          </table:table-cell>
          <table:table-cell table:formula="of:=[.E69]-[.F69]" office:value-type="float" office:value="0" calcext:value-type="float">
            <text:p>0</text:p>
          </table:table-cell>
          <table:table-cell table:formula="of:=IF(WEEKDAY([.A69])=7;1;0)" office:value-type="float" office:value="0" calcext:value-type="float">
            <text:p>0</text:p>
          </table:table-cell>
          <table:table-cell table:formula="of:=IF([.I69]=1;IF([.F69]+500000&gt;2500000;2500000;[.F69]+500000);[.F69])" office:value-type="float" office:value="1957202.82765976" calcext:value-type="float">
            <text:p>1957202,82765976</text:p>
          </table:table-cell>
          <table:table-cell table:formula="of:=IF([.J69]&gt;[.F69];1;0)" office:value-type="float" office:value="0" calcext:value-type="float">
            <text:p>0</text:p>
          </table:table-cell>
          <table:table-cell table:formula="of:=[.J69]-[.F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8" calcext:value-type="date">
            <text:p>8.07.2014</text:p>
          </table:table-cell>
          <table:table-cell office:value-type="float" office:value="1" calcext:value-type="float">
            <text:p>1</text:p>
          </table:table-cell>
          <table:table-cell table:formula="of:=[.J69]" office:value-type="float" office:value="1957202.82765976" calcext:value-type="float">
            <text:p>1957202,82765976</text:p>
          </table:table-cell>
          <table:table-cell table:formula="of:=IF([.B70]=0;[.C70]-100000;[.C70])" office:value-type="float" office:value="1957202.82765976" calcext:value-type="float">
            <text:p>1957202,82765976</text:p>
          </table:table-cell>
          <table:table-cell table:formula="of:=IF([.B70]=1;[.D70]*1.03;[.D70]*0.99)" office:value-type="float" office:value="2015918.91248956" calcext:value-type="float">
            <text:p>2015918,91248956</text:p>
          </table:table-cell>
          <table:table-cell table:formula="of:=IF([.E70]&gt;2500000;2500000;[.E70])" office:value-type="float" office:value="2015918.91248956" calcext:value-type="float">
            <text:p>2015918,91248956</text:p>
          </table:table-cell>
          <table:table-cell table:formula="of:=IF([.E70]&gt;2500000;1;0)" office:value-type="float" office:value="0" calcext:value-type="float">
            <text:p>0</text:p>
          </table:table-cell>
          <table:table-cell table:formula="of:=[.E70]-[.F70]" office:value-type="float" office:value="0" calcext:value-type="float">
            <text:p>0</text:p>
          </table:table-cell>
          <table:table-cell table:formula="of:=IF(WEEKDAY([.A70])=7;1;0)" office:value-type="float" office:value="0" calcext:value-type="float">
            <text:p>0</text:p>
          </table:table-cell>
          <table:table-cell table:formula="of:=IF([.I70]=1;IF([.F70]+500000&gt;2500000;2500000;[.F70]+500000);[.F70])" office:value-type="float" office:value="2015918.91248956" calcext:value-type="float">
            <text:p>2015918,91248956</text:p>
          </table:table-cell>
          <table:table-cell table:formula="of:=IF([.J70]&gt;[.F70];1;0)" office:value-type="float" office:value="0" calcext:value-type="float">
            <text:p>0</text:p>
          </table:table-cell>
          <table:table-cell table:formula="of:=[.J70]-[.F7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09" calcext:value-type="date">
            <text:p>9.07.2014</text:p>
          </table:table-cell>
          <table:table-cell office:value-type="float" office:value="1" calcext:value-type="float">
            <text:p>1</text:p>
          </table:table-cell>
          <table:table-cell table:formula="of:=[.J70]" office:value-type="float" office:value="2015918.91248956" calcext:value-type="float">
            <text:p>2015918,91248956</text:p>
          </table:table-cell>
          <table:table-cell table:formula="of:=IF([.B71]=0;[.C71]-100000;[.C71])" office:value-type="float" office:value="2015918.91248956" calcext:value-type="float">
            <text:p>2015918,91248956</text:p>
          </table:table-cell>
          <table:table-cell table:formula="of:=IF([.B71]=1;[.D71]*1.03;[.D71]*0.99)" office:value-type="float" office:value="2076396.47986424" calcext:value-type="float">
            <text:p>2076396,47986424</text:p>
          </table:table-cell>
          <table:table-cell table:formula="of:=IF([.E71]&gt;2500000;2500000;[.E71])" office:value-type="float" office:value="2076396.47986424" calcext:value-type="float">
            <text:p>2076396,47986424</text:p>
          </table:table-cell>
          <table:table-cell table:formula="of:=IF([.E71]&gt;2500000;1;0)" office:value-type="float" office:value="0" calcext:value-type="float">
            <text:p>0</text:p>
          </table:table-cell>
          <table:table-cell table:formula="of:=[.E71]-[.F71]" office:value-type="float" office:value="0" calcext:value-type="float">
            <text:p>0</text:p>
          </table:table-cell>
          <table:table-cell table:formula="of:=IF(WEEKDAY([.A71])=7;1;0)" office:value-type="float" office:value="0" calcext:value-type="float">
            <text:p>0</text:p>
          </table:table-cell>
          <table:table-cell table:formula="of:=IF([.I71]=1;IF([.F71]+500000&gt;2500000;2500000;[.F71]+500000);[.F71])" office:value-type="float" office:value="2076396.47986424" calcext:value-type="float">
            <text:p>2076396,47986424</text:p>
          </table:table-cell>
          <table:table-cell table:formula="of:=IF([.J71]&gt;[.F71];1;0)" office:value-type="float" office:value="0" calcext:value-type="float">
            <text:p>0</text:p>
          </table:table-cell>
          <table:table-cell table:formula="of:=[.J71]-[.F7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0" calcext:value-type="date">
            <text:p>10.07.2014</text:p>
          </table:table-cell>
          <table:table-cell office:value-type="float" office:value="1" calcext:value-type="float">
            <text:p>1</text:p>
          </table:table-cell>
          <table:table-cell table:formula="of:=[.J71]" office:value-type="float" office:value="2076396.47986424" calcext:value-type="float">
            <text:p>2076396,47986424</text:p>
          </table:table-cell>
          <table:table-cell table:formula="of:=IF([.B72]=0;[.C72]-100000;[.C72])" office:value-type="float" office:value="2076396.47986424" calcext:value-type="float">
            <text:p>2076396,47986424</text:p>
          </table:table-cell>
          <table:table-cell table:formula="of:=IF([.B72]=1;[.D72]*1.03;[.D72]*0.99)" office:value-type="float" office:value="2138688.37426017" calcext:value-type="float">
            <text:p>2138688,37426017</text:p>
          </table:table-cell>
          <table:table-cell table:formula="of:=IF([.E72]&gt;2500000;2500000;[.E72])" office:value-type="float" office:value="2138688.37426017" calcext:value-type="float">
            <text:p>2138688,37426017</text:p>
          </table:table-cell>
          <table:table-cell table:formula="of:=IF([.E72]&gt;2500000;1;0)" office:value-type="float" office:value="0" calcext:value-type="float">
            <text:p>0</text:p>
          </table:table-cell>
          <table:table-cell table:formula="of:=[.E72]-[.F72]" office:value-type="float" office:value="0" calcext:value-type="float">
            <text:p>0</text:p>
          </table:table-cell>
          <table:table-cell table:formula="of:=IF(WEEKDAY([.A72])=7;1;0)" office:value-type="float" office:value="0" calcext:value-type="float">
            <text:p>0</text:p>
          </table:table-cell>
          <table:table-cell table:formula="of:=IF([.I72]=1;IF([.F72]+500000&gt;2500000;2500000;[.F72]+500000);[.F72])" office:value-type="float" office:value="2138688.37426017" calcext:value-type="float">
            <text:p>2138688,37426017</text:p>
          </table:table-cell>
          <table:table-cell table:formula="of:=IF([.J72]&gt;[.F72];1;0)" office:value-type="float" office:value="0" calcext:value-type="float">
            <text:p>0</text:p>
          </table:table-cell>
          <table:table-cell table:formula="of:=[.J72]-[.F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1" calcext:value-type="date">
            <text:p>11.07.2014</text:p>
          </table:table-cell>
          <table:table-cell office:value-type="float" office:value="1" calcext:value-type="float">
            <text:p>1</text:p>
          </table:table-cell>
          <table:table-cell table:formula="of:=[.J72]" office:value-type="float" office:value="2138688.37426017" calcext:value-type="float">
            <text:p>2138688,37426017</text:p>
          </table:table-cell>
          <table:table-cell table:formula="of:=IF([.B73]=0;[.C73]-100000;[.C73])" office:value-type="float" office:value="2138688.37426017" calcext:value-type="float">
            <text:p>2138688,37426017</text:p>
          </table:table-cell>
          <table:table-cell table:formula="of:=IF([.B73]=1;[.D73]*1.03;[.D73]*0.99)" office:value-type="float" office:value="2202849.02548798" calcext:value-type="float">
            <text:p>2202849,02548798</text:p>
          </table:table-cell>
          <table:table-cell table:formula="of:=IF([.E73]&gt;2500000;2500000;[.E73])" office:value-type="float" office:value="2202849.02548798" calcext:value-type="float">
            <text:p>2202849,02548798</text:p>
          </table:table-cell>
          <table:table-cell table:formula="of:=IF([.E73]&gt;2500000;1;0)" office:value-type="float" office:value="0" calcext:value-type="float">
            <text:p>0</text:p>
          </table:table-cell>
          <table:table-cell table:formula="of:=[.E73]-[.F73]" office:value-type="float" office:value="0" calcext:value-type="float">
            <text:p>0</text:p>
          </table:table-cell>
          <table:table-cell table:formula="of:=IF(WEEKDAY([.A73])=7;1;0)" office:value-type="float" office:value="0" calcext:value-type="float">
            <text:p>0</text:p>
          </table:table-cell>
          <table:table-cell table:formula="of:=IF([.I73]=1;IF([.F73]+500000&gt;2500000;2500000;[.F73]+500000);[.F73])" office:value-type="float" office:value="2202849.02548798" calcext:value-type="float">
            <text:p>2202849,02548798</text:p>
          </table:table-cell>
          <table:table-cell table:formula="of:=IF([.J73]&gt;[.F73];1;0)" office:value-type="float" office:value="0" calcext:value-type="float">
            <text:p>0</text:p>
          </table:table-cell>
          <table:table-cell table:formula="of:=[.J73]-[.F7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2" calcext:value-type="date">
            <text:p>12.07.2014</text:p>
          </table:table-cell>
          <table:table-cell office:value-type="float" office:value="1" calcext:value-type="float">
            <text:p>1</text:p>
          </table:table-cell>
          <table:table-cell table:formula="of:=[.J73]" office:value-type="float" office:value="2202849.02548798" calcext:value-type="float">
            <text:p>2202849,02548798</text:p>
          </table:table-cell>
          <table:table-cell table:formula="of:=IF([.B74]=0;[.C74]-100000;[.C74])" office:value-type="float" office:value="2202849.02548798" calcext:value-type="float">
            <text:p>2202849,02548798</text:p>
          </table:table-cell>
          <table:table-cell table:formula="of:=IF([.B74]=1;[.D74]*1.03;[.D74]*0.99)" office:value-type="float" office:value="2268934.49625261" calcext:value-type="float">
            <text:p>2268934,49625261</text:p>
          </table:table-cell>
          <table:table-cell table:formula="of:=IF([.E74]&gt;2500000;2500000;[.E74])" office:value-type="float" office:value="2268934.49625261" calcext:value-type="float">
            <text:p>2268934,49625261</text:p>
          </table:table-cell>
          <table:table-cell table:formula="of:=IF([.E74]&gt;2500000;1;0)" office:value-type="float" office:value="0" calcext:value-type="float">
            <text:p>0</text:p>
          </table:table-cell>
          <table:table-cell table:formula="of:=[.E74]-[.F74]" office:value-type="float" office:value="0" calcext:value-type="float">
            <text:p>0</text:p>
          </table:table-cell>
          <table:table-cell table:formula="of:=IF(WEEKDAY([.A74])=7;1;0)" office:value-type="float" office:value="1" calcext:value-type="float">
            <text:p>1</text:p>
          </table:table-cell>
          <table:table-cell table:formula="of:=IF([.I74]=1;IF([.F74]+500000&gt;2500000;2500000;[.F74]+500000);[.F74])" office:value-type="float" office:value="2500000" calcext:value-type="float">
            <text:p>2500000</text:p>
          </table:table-cell>
          <table:table-cell table:formula="of:=IF([.J74]&gt;[.F74];1;0)" office:value-type="float" office:value="1" calcext:value-type="float">
            <text:p>1</text:p>
          </table:table-cell>
          <table:table-cell table:formula="of:=[.J74]-[.F74]" office:value-type="float" office:value="231065.503747385" calcext:value-type="float">
            <text:p>231065,503747385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3" calcext:value-type="date">
            <text:p>13.07.2014</text:p>
          </table:table-cell>
          <table:table-cell office:value-type="float" office:value="0" calcext:value-type="float">
            <text:p>0</text:p>
          </table:table-cell>
          <table:table-cell table:formula="of:=[.J74]" office:value-type="float" office:value="2500000" calcext:value-type="float">
            <text:p>2500000</text:p>
          </table:table-cell>
          <table:table-cell table:formula="of:=IF([.B75]=0;[.C75]-100000;[.C75])" office:value-type="float" office:value="2400000" calcext:value-type="float">
            <text:p>2400000</text:p>
          </table:table-cell>
          <table:table-cell table:formula="of:=IF([.B75]=1;[.D75]*1.03;[.D75]*0.99)" office:value-type="float" office:value="2376000" calcext:value-type="float">
            <text:p>2376000</text:p>
          </table:table-cell>
          <table:table-cell table:formula="of:=IF([.E75]&gt;2500000;2500000;[.E75])" office:value-type="float" office:value="2376000" calcext:value-type="float">
            <text:p>2376000</text:p>
          </table:table-cell>
          <table:table-cell table:formula="of:=IF([.E75]&gt;2500000;1;0)" office:value-type="float" office:value="0" calcext:value-type="float">
            <text:p>0</text:p>
          </table:table-cell>
          <table:table-cell table:formula="of:=[.E75]-[.F75]" office:value-type="float" office:value="0" calcext:value-type="float">
            <text:p>0</text:p>
          </table:table-cell>
          <table:table-cell table:formula="of:=IF(WEEKDAY([.A75])=7;1;0)" office:value-type="float" office:value="0" calcext:value-type="float">
            <text:p>0</text:p>
          </table:table-cell>
          <table:table-cell table:formula="of:=IF([.I75]=1;IF([.F75]+500000&gt;2500000;2500000;[.F75]+500000);[.F75])" office:value-type="float" office:value="2376000" calcext:value-type="float">
            <text:p>2376000</text:p>
          </table:table-cell>
          <table:table-cell table:formula="of:=IF([.J75]&gt;[.F75];1;0)" office:value-type="float" office:value="0" calcext:value-type="float">
            <text:p>0</text:p>
          </table:table-cell>
          <table:table-cell table:formula="of:=[.J75]-[.F7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4" calcext:value-type="date">
            <text:p>14.07.2014</text:p>
          </table:table-cell>
          <table:table-cell office:value-type="float" office:value="0" calcext:value-type="float">
            <text:p>0</text:p>
          </table:table-cell>
          <table:table-cell table:formula="of:=[.J75]" office:value-type="float" office:value="2376000" calcext:value-type="float">
            <text:p>2376000</text:p>
          </table:table-cell>
          <table:table-cell table:formula="of:=IF([.B76]=0;[.C76]-100000;[.C76])" office:value-type="float" office:value="2276000" calcext:value-type="float">
            <text:p>2276000</text:p>
          </table:table-cell>
          <table:table-cell table:formula="of:=IF([.B76]=1;[.D76]*1.03;[.D76]*0.99)" office:value-type="float" office:value="2253240" calcext:value-type="float">
            <text:p>2253240</text:p>
          </table:table-cell>
          <table:table-cell table:formula="of:=IF([.E76]&gt;2500000;2500000;[.E76])" office:value-type="float" office:value="2253240" calcext:value-type="float">
            <text:p>2253240</text:p>
          </table:table-cell>
          <table:table-cell table:formula="of:=IF([.E76]&gt;2500000;1;0)" office:value-type="float" office:value="0" calcext:value-type="float">
            <text:p>0</text:p>
          </table:table-cell>
          <table:table-cell table:formula="of:=[.E76]-[.F76]" office:value-type="float" office:value="0" calcext:value-type="float">
            <text:p>0</text:p>
          </table:table-cell>
          <table:table-cell table:formula="of:=IF(WEEKDAY([.A76])=7;1;0)" office:value-type="float" office:value="0" calcext:value-type="float">
            <text:p>0</text:p>
          </table:table-cell>
          <table:table-cell table:formula="of:=IF([.I76]=1;IF([.F76]+500000&gt;2500000;2500000;[.F76]+500000);[.F76])" office:value-type="float" office:value="2253240" calcext:value-type="float">
            <text:p>2253240</text:p>
          </table:table-cell>
          <table:table-cell table:formula="of:=IF([.J76]&gt;[.F76];1;0)" office:value-type="float" office:value="0" calcext:value-type="float">
            <text:p>0</text:p>
          </table:table-cell>
          <table:table-cell table:formula="of:=[.J76]-[.F7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5" calcext:value-type="date">
            <text:p>15.07.2014</text:p>
          </table:table-cell>
          <table:table-cell office:value-type="float" office:value="0" calcext:value-type="float">
            <text:p>0</text:p>
          </table:table-cell>
          <table:table-cell table:formula="of:=[.J76]" office:value-type="float" office:value="2253240" calcext:value-type="float">
            <text:p>2253240</text:p>
          </table:table-cell>
          <table:table-cell table:formula="of:=IF([.B77]=0;[.C77]-100000;[.C77])" office:value-type="float" office:value="2153240" calcext:value-type="float">
            <text:p>2153240</text:p>
          </table:table-cell>
          <table:table-cell table:formula="of:=IF([.B77]=1;[.D77]*1.03;[.D77]*0.99)" office:value-type="float" office:value="2131707.6" calcext:value-type="float">
            <text:p>2131707,6</text:p>
          </table:table-cell>
          <table:table-cell table:formula="of:=IF([.E77]&gt;2500000;2500000;[.E77])" office:value-type="float" office:value="2131707.6" calcext:value-type="float">
            <text:p>2131707,6</text:p>
          </table:table-cell>
          <table:table-cell table:formula="of:=IF([.E77]&gt;2500000;1;0)" office:value-type="float" office:value="0" calcext:value-type="float">
            <text:p>0</text:p>
          </table:table-cell>
          <table:table-cell table:formula="of:=[.E77]-[.F77]" office:value-type="float" office:value="0" calcext:value-type="float">
            <text:p>0</text:p>
          </table:table-cell>
          <table:table-cell table:formula="of:=IF(WEEKDAY([.A77])=7;1;0)" office:value-type="float" office:value="0" calcext:value-type="float">
            <text:p>0</text:p>
          </table:table-cell>
          <table:table-cell table:formula="of:=IF([.I77]=1;IF([.F77]+500000&gt;2500000;2500000;[.F77]+500000);[.F77])" office:value-type="float" office:value="2131707.6" calcext:value-type="float">
            <text:p>2131707,6</text:p>
          </table:table-cell>
          <table:table-cell table:formula="of:=IF([.J77]&gt;[.F77];1;0)" office:value-type="float" office:value="0" calcext:value-type="float">
            <text:p>0</text:p>
          </table:table-cell>
          <table:table-cell table:formula="of:=[.J77]-[.F7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6" calcext:value-type="date">
            <text:p>16.07.2014</text:p>
          </table:table-cell>
          <table:table-cell office:value-type="float" office:value="1" calcext:value-type="float">
            <text:p>1</text:p>
          </table:table-cell>
          <table:table-cell table:formula="of:=[.J77]" office:value-type="float" office:value="2131707.6" calcext:value-type="float">
            <text:p>2131707,6</text:p>
          </table:table-cell>
          <table:table-cell table:formula="of:=IF([.B78]=0;[.C78]-100000;[.C78])" office:value-type="float" office:value="2131707.6" calcext:value-type="float">
            <text:p>2131707,6</text:p>
          </table:table-cell>
          <table:table-cell table:formula="of:=IF([.B78]=1;[.D78]*1.03;[.D78]*0.99)" office:value-type="float" office:value="2195658.828" calcext:value-type="float">
            <text:p>2195658,828</text:p>
          </table:table-cell>
          <table:table-cell table:formula="of:=IF([.E78]&gt;2500000;2500000;[.E78])" office:value-type="float" office:value="2195658.828" calcext:value-type="float">
            <text:p>2195658,828</text:p>
          </table:table-cell>
          <table:table-cell table:formula="of:=IF([.E78]&gt;2500000;1;0)" office:value-type="float" office:value="0" calcext:value-type="float">
            <text:p>0</text:p>
          </table:table-cell>
          <table:table-cell table:formula="of:=[.E78]-[.F78]" office:value-type="float" office:value="0" calcext:value-type="float">
            <text:p>0</text:p>
          </table:table-cell>
          <table:table-cell table:formula="of:=IF(WEEKDAY([.A78])=7;1;0)" office:value-type="float" office:value="0" calcext:value-type="float">
            <text:p>0</text:p>
          </table:table-cell>
          <table:table-cell table:formula="of:=IF([.I78]=1;IF([.F78]+500000&gt;2500000;2500000;[.F78]+500000);[.F78])" office:value-type="float" office:value="2195658.828" calcext:value-type="float">
            <text:p>2195658,828</text:p>
          </table:table-cell>
          <table:table-cell table:formula="of:=IF([.J78]&gt;[.F78];1;0)" office:value-type="float" office:value="0" calcext:value-type="float">
            <text:p>0</text:p>
          </table:table-cell>
          <table:table-cell table:formula="of:=[.J78]-[.F7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7" calcext:value-type="date">
            <text:p>17.07.2014</text:p>
          </table:table-cell>
          <table:table-cell office:value-type="float" office:value="1" calcext:value-type="float">
            <text:p>1</text:p>
          </table:table-cell>
          <table:table-cell table:formula="of:=[.J78]" office:value-type="float" office:value="2195658.828" calcext:value-type="float">
            <text:p>2195658,828</text:p>
          </table:table-cell>
          <table:table-cell table:formula="of:=IF([.B79]=0;[.C79]-100000;[.C79])" office:value-type="float" office:value="2195658.828" calcext:value-type="float">
            <text:p>2195658,828</text:p>
          </table:table-cell>
          <table:table-cell table:formula="of:=IF([.B79]=1;[.D79]*1.03;[.D79]*0.99)" office:value-type="float" office:value="2261528.59284" calcext:value-type="float">
            <text:p>2261528,59284</text:p>
          </table:table-cell>
          <table:table-cell table:formula="of:=IF([.E79]&gt;2500000;2500000;[.E79])" office:value-type="float" office:value="2261528.59284" calcext:value-type="float">
            <text:p>2261528,59284</text:p>
          </table:table-cell>
          <table:table-cell table:formula="of:=IF([.E79]&gt;2500000;1;0)" office:value-type="float" office:value="0" calcext:value-type="float">
            <text:p>0</text:p>
          </table:table-cell>
          <table:table-cell table:formula="of:=[.E79]-[.F79]" office:value-type="float" office:value="0" calcext:value-type="float">
            <text:p>0</text:p>
          </table:table-cell>
          <table:table-cell table:formula="of:=IF(WEEKDAY([.A79])=7;1;0)" office:value-type="float" office:value="0" calcext:value-type="float">
            <text:p>0</text:p>
          </table:table-cell>
          <table:table-cell table:formula="of:=IF([.I79]=1;IF([.F79]+500000&gt;2500000;2500000;[.F79]+500000);[.F79])" office:value-type="float" office:value="2261528.59284" calcext:value-type="float">
            <text:p>2261528,59284</text:p>
          </table:table-cell>
          <table:table-cell table:formula="of:=IF([.J79]&gt;[.F79];1;0)" office:value-type="float" office:value="0" calcext:value-type="float">
            <text:p>0</text:p>
          </table:table-cell>
          <table:table-cell table:formula="of:=[.J79]-[.F7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8" calcext:value-type="date">
            <text:p>18.07.2014</text:p>
          </table:table-cell>
          <table:table-cell office:value-type="float" office:value="1" calcext:value-type="float">
            <text:p>1</text:p>
          </table:table-cell>
          <table:table-cell table:formula="of:=[.J79]" office:value-type="float" office:value="2261528.59284" calcext:value-type="float">
            <text:p>2261528,59284</text:p>
          </table:table-cell>
          <table:table-cell table:formula="of:=IF([.B80]=0;[.C80]-100000;[.C80])" office:value-type="float" office:value="2261528.59284" calcext:value-type="float">
            <text:p>2261528,59284</text:p>
          </table:table-cell>
          <table:table-cell table:formula="of:=IF([.B80]=1;[.D80]*1.03;[.D80]*0.99)" office:value-type="float" office:value="2329374.4506252" calcext:value-type="float">
            <text:p>2329374,4506252</text:p>
          </table:table-cell>
          <table:table-cell table:formula="of:=IF([.E80]&gt;2500000;2500000;[.E80])" office:value-type="float" office:value="2329374.4506252" calcext:value-type="float">
            <text:p>2329374,4506252</text:p>
          </table:table-cell>
          <table:table-cell table:formula="of:=IF([.E80]&gt;2500000;1;0)" office:value-type="float" office:value="0" calcext:value-type="float">
            <text:p>0</text:p>
          </table:table-cell>
          <table:table-cell table:formula="of:=[.E80]-[.F80]" office:value-type="float" office:value="0" calcext:value-type="float">
            <text:p>0</text:p>
          </table:table-cell>
          <table:table-cell table:formula="of:=IF(WEEKDAY([.A80])=7;1;0)" office:value-type="float" office:value="0" calcext:value-type="float">
            <text:p>0</text:p>
          </table:table-cell>
          <table:table-cell table:formula="of:=IF([.I80]=1;IF([.F80]+500000&gt;2500000;2500000;[.F80]+500000);[.F80])" office:value-type="float" office:value="2329374.4506252" calcext:value-type="float">
            <text:p>2329374,4506252</text:p>
          </table:table-cell>
          <table:table-cell table:formula="of:=IF([.J80]&gt;[.F80];1;0)" office:value-type="float" office:value="0" calcext:value-type="float">
            <text:p>0</text:p>
          </table:table-cell>
          <table:table-cell table:formula="of:=[.J80]-[.F8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19" calcext:value-type="date">
            <text:p>19.07.2014</text:p>
          </table:table-cell>
          <table:table-cell office:value-type="float" office:value="1" calcext:value-type="float">
            <text:p>1</text:p>
          </table:table-cell>
          <table:table-cell table:formula="of:=[.J80]" office:value-type="float" office:value="2329374.4506252" calcext:value-type="float">
            <text:p>2329374,4506252</text:p>
          </table:table-cell>
          <table:table-cell table:formula="of:=IF([.B81]=0;[.C81]-100000;[.C81])" office:value-type="float" office:value="2329374.4506252" calcext:value-type="float">
            <text:p>2329374,4506252</text:p>
          </table:table-cell>
          <table:table-cell table:formula="of:=IF([.B81]=1;[.D81]*1.03;[.D81]*0.99)" office:value-type="float" office:value="2399255.68414396" calcext:value-type="float">
            <text:p>2399255,68414396</text:p>
          </table:table-cell>
          <table:table-cell table:formula="of:=IF([.E81]&gt;2500000;2500000;[.E81])" office:value-type="float" office:value="2399255.68414396" calcext:value-type="float">
            <text:p>2399255,68414396</text:p>
          </table:table-cell>
          <table:table-cell table:formula="of:=IF([.E81]&gt;2500000;1;0)" office:value-type="float" office:value="0" calcext:value-type="float">
            <text:p>0</text:p>
          </table:table-cell>
          <table:table-cell table:formula="of:=[.E81]-[.F81]" office:value-type="float" office:value="0" calcext:value-type="float">
            <text:p>0</text:p>
          </table:table-cell>
          <table:table-cell table:formula="of:=IF(WEEKDAY([.A81])=7;1;0)" office:value-type="float" office:value="1" calcext:value-type="float">
            <text:p>1</text:p>
          </table:table-cell>
          <table:table-cell table:formula="of:=IF([.I81]=1;IF([.F81]+500000&gt;2500000;2500000;[.F81]+500000);[.F81])" office:value-type="float" office:value="2500000" calcext:value-type="float">
            <text:p>2500000</text:p>
          </table:table-cell>
          <table:table-cell table:formula="of:=IF([.J81]&gt;[.F81];1;0)" office:value-type="float" office:value="1" calcext:value-type="float">
            <text:p>1</text:p>
          </table:table-cell>
          <table:table-cell table:formula="of:=[.J81]-[.F81]" office:value-type="float" office:value="100744.315856044" calcext:value-type="float">
            <text:p>100744,315856044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0" calcext:value-type="date">
            <text:p>20.07.2014</text:p>
          </table:table-cell>
          <table:table-cell office:value-type="float" office:value="1" calcext:value-type="float">
            <text:p>1</text:p>
          </table:table-cell>
          <table:table-cell table:formula="of:=[.J81]" office:value-type="float" office:value="2500000" calcext:value-type="float">
            <text:p>2500000</text:p>
          </table:table-cell>
          <table:table-cell table:formula="of:=IF([.B82]=0;[.C82]-100000;[.C82])" office:value-type="float" office:value="2500000" calcext:value-type="float">
            <text:p>2500000</text:p>
          </table:table-cell>
          <table:table-cell table:formula="of:=IF([.B82]=1;[.D82]*1.03;[.D82]*0.99)" office:value-type="float" office:value="2575000" calcext:value-type="float">
            <text:p>2575000</text:p>
          </table:table-cell>
          <table:table-cell table:formula="of:=IF([.E82]&gt;2500000;2500000;[.E82])" office:value-type="float" office:value="2500000" calcext:value-type="float">
            <text:p>2500000</text:p>
          </table:table-cell>
          <table:table-cell table:formula="of:=IF([.E82]&gt;2500000;1;0)" office:value-type="float" office:value="1" calcext:value-type="float">
            <text:p>1</text:p>
          </table:table-cell>
          <table:table-cell table:formula="of:=[.E82]-[.F82]" office:value-type="float" office:value="75000" calcext:value-type="float">
            <text:p>75000</text:p>
          </table:table-cell>
          <table:table-cell table:formula="of:=IF(WEEKDAY([.A82])=7;1;0)" office:value-type="float" office:value="0" calcext:value-type="float">
            <text:p>0</text:p>
          </table:table-cell>
          <table:table-cell table:formula="of:=IF([.I82]=1;IF([.F82]+500000&gt;2500000;2500000;[.F82]+500000);[.F82])" office:value-type="float" office:value="2500000" calcext:value-type="float">
            <text:p>2500000</text:p>
          </table:table-cell>
          <table:table-cell table:formula="of:=IF([.J82]&gt;[.F82];1;0)" office:value-type="float" office:value="0" calcext:value-type="float">
            <text:p>0</text:p>
          </table:table-cell>
          <table:table-cell table:formula="of:=[.J82]-[.F8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1" calcext:value-type="date">
            <text:p>21.07.2014</text:p>
          </table:table-cell>
          <table:table-cell office:value-type="float" office:value="1" calcext:value-type="float">
            <text:p>1</text:p>
          </table:table-cell>
          <table:table-cell table:formula="of:=[.J82]" office:value-type="float" office:value="2500000" calcext:value-type="float">
            <text:p>2500000</text:p>
          </table:table-cell>
          <table:table-cell table:formula="of:=IF([.B83]=0;[.C83]-100000;[.C83])" office:value-type="float" office:value="2500000" calcext:value-type="float">
            <text:p>2500000</text:p>
          </table:table-cell>
          <table:table-cell table:formula="of:=IF([.B83]=1;[.D83]*1.03;[.D83]*0.99)" office:value-type="float" office:value="2575000" calcext:value-type="float">
            <text:p>2575000</text:p>
          </table:table-cell>
          <table:table-cell table:formula="of:=IF([.E83]&gt;2500000;2500000;[.E83])" office:value-type="float" office:value="2500000" calcext:value-type="float">
            <text:p>2500000</text:p>
          </table:table-cell>
          <table:table-cell table:formula="of:=IF([.E83]&gt;2500000;1;0)" office:value-type="float" office:value="1" calcext:value-type="float">
            <text:p>1</text:p>
          </table:table-cell>
          <table:table-cell table:formula="of:=[.E83]-[.F83]" office:value-type="float" office:value="75000" calcext:value-type="float">
            <text:p>75000</text:p>
          </table:table-cell>
          <table:table-cell table:formula="of:=IF(WEEKDAY([.A83])=7;1;0)" office:value-type="float" office:value="0" calcext:value-type="float">
            <text:p>0</text:p>
          </table:table-cell>
          <table:table-cell table:formula="of:=IF([.I83]=1;IF([.F83]+500000&gt;2500000;2500000;[.F83]+500000);[.F83])" office:value-type="float" office:value="2500000" calcext:value-type="float">
            <text:p>2500000</text:p>
          </table:table-cell>
          <table:table-cell table:formula="of:=IF([.J83]&gt;[.F83];1;0)" office:value-type="float" office:value="0" calcext:value-type="float">
            <text:p>0</text:p>
          </table:table-cell>
          <table:table-cell table:formula="of:=[.J83]-[.F8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2" calcext:value-type="date">
            <text:p>22.07.2014</text:p>
          </table:table-cell>
          <table:table-cell office:value-type="float" office:value="0" calcext:value-type="float">
            <text:p>0</text:p>
          </table:table-cell>
          <table:table-cell table:formula="of:=[.J83]" office:value-type="float" office:value="2500000" calcext:value-type="float">
            <text:p>2500000</text:p>
          </table:table-cell>
          <table:table-cell table:formula="of:=IF([.B84]=0;[.C84]-100000;[.C84])" office:value-type="float" office:value="2400000" calcext:value-type="float">
            <text:p>2400000</text:p>
          </table:table-cell>
          <table:table-cell table:formula="of:=IF([.B84]=1;[.D84]*1.03;[.D84]*0.99)" office:value-type="float" office:value="2376000" calcext:value-type="float">
            <text:p>2376000</text:p>
          </table:table-cell>
          <table:table-cell table:formula="of:=IF([.E84]&gt;2500000;2500000;[.E84])" office:value-type="float" office:value="2376000" calcext:value-type="float">
            <text:p>2376000</text:p>
          </table:table-cell>
          <table:table-cell table:formula="of:=IF([.E84]&gt;2500000;1;0)" office:value-type="float" office:value="0" calcext:value-type="float">
            <text:p>0</text:p>
          </table:table-cell>
          <table:table-cell table:formula="of:=[.E84]-[.F84]" office:value-type="float" office:value="0" calcext:value-type="float">
            <text:p>0</text:p>
          </table:table-cell>
          <table:table-cell table:formula="of:=IF(WEEKDAY([.A84])=7;1;0)" office:value-type="float" office:value="0" calcext:value-type="float">
            <text:p>0</text:p>
          </table:table-cell>
          <table:table-cell table:formula="of:=IF([.I84]=1;IF([.F84]+500000&gt;2500000;2500000;[.F84]+500000);[.F84])" office:value-type="float" office:value="2376000" calcext:value-type="float">
            <text:p>2376000</text:p>
          </table:table-cell>
          <table:table-cell table:formula="of:=IF([.J84]&gt;[.F84];1;0)" office:value-type="float" office:value="0" calcext:value-type="float">
            <text:p>0</text:p>
          </table:table-cell>
          <table:table-cell table:formula="of:=[.J84]-[.F8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3" calcext:value-type="date">
            <text:p>23.07.2014</text:p>
          </table:table-cell>
          <table:table-cell office:value-type="float" office:value="0" calcext:value-type="float">
            <text:p>0</text:p>
          </table:table-cell>
          <table:table-cell table:formula="of:=[.J84]" office:value-type="float" office:value="2376000" calcext:value-type="float">
            <text:p>2376000</text:p>
          </table:table-cell>
          <table:table-cell table:formula="of:=IF([.B85]=0;[.C85]-100000;[.C85])" office:value-type="float" office:value="2276000" calcext:value-type="float">
            <text:p>2276000</text:p>
          </table:table-cell>
          <table:table-cell table:formula="of:=IF([.B85]=1;[.D85]*1.03;[.D85]*0.99)" office:value-type="float" office:value="2253240" calcext:value-type="float">
            <text:p>2253240</text:p>
          </table:table-cell>
          <table:table-cell table:formula="of:=IF([.E85]&gt;2500000;2500000;[.E85])" office:value-type="float" office:value="2253240" calcext:value-type="float">
            <text:p>2253240</text:p>
          </table:table-cell>
          <table:table-cell table:formula="of:=IF([.E85]&gt;2500000;1;0)" office:value-type="float" office:value="0" calcext:value-type="float">
            <text:p>0</text:p>
          </table:table-cell>
          <table:table-cell table:formula="of:=[.E85]-[.F85]" office:value-type="float" office:value="0" calcext:value-type="float">
            <text:p>0</text:p>
          </table:table-cell>
          <table:table-cell table:formula="of:=IF(WEEKDAY([.A85])=7;1;0)" office:value-type="float" office:value="0" calcext:value-type="float">
            <text:p>0</text:p>
          </table:table-cell>
          <table:table-cell table:formula="of:=IF([.I85]=1;IF([.F85]+500000&gt;2500000;2500000;[.F85]+500000);[.F85])" office:value-type="float" office:value="2253240" calcext:value-type="float">
            <text:p>2253240</text:p>
          </table:table-cell>
          <table:table-cell table:formula="of:=IF([.J85]&gt;[.F85];1;0)" office:value-type="float" office:value="0" calcext:value-type="float">
            <text:p>0</text:p>
          </table:table-cell>
          <table:table-cell table:formula="of:=[.J85]-[.F8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4" calcext:value-type="date">
            <text:p>24.07.2014</text:p>
          </table:table-cell>
          <table:table-cell office:value-type="float" office:value="0" calcext:value-type="float">
            <text:p>0</text:p>
          </table:table-cell>
          <table:table-cell table:formula="of:=[.J85]" office:value-type="float" office:value="2253240" calcext:value-type="float">
            <text:p>2253240</text:p>
          </table:table-cell>
          <table:table-cell table:formula="of:=IF([.B86]=0;[.C86]-100000;[.C86])" office:value-type="float" office:value="2153240" calcext:value-type="float">
            <text:p>2153240</text:p>
          </table:table-cell>
          <table:table-cell table:formula="of:=IF([.B86]=1;[.D86]*1.03;[.D86]*0.99)" office:value-type="float" office:value="2131707.6" calcext:value-type="float">
            <text:p>2131707,6</text:p>
          </table:table-cell>
          <table:table-cell table:formula="of:=IF([.E86]&gt;2500000;2500000;[.E86])" office:value-type="float" office:value="2131707.6" calcext:value-type="float">
            <text:p>2131707,6</text:p>
          </table:table-cell>
          <table:table-cell table:formula="of:=IF([.E86]&gt;2500000;1;0)" office:value-type="float" office:value="0" calcext:value-type="float">
            <text:p>0</text:p>
          </table:table-cell>
          <table:table-cell table:formula="of:=[.E86]-[.F86]" office:value-type="float" office:value="0" calcext:value-type="float">
            <text:p>0</text:p>
          </table:table-cell>
          <table:table-cell table:formula="of:=IF(WEEKDAY([.A86])=7;1;0)" office:value-type="float" office:value="0" calcext:value-type="float">
            <text:p>0</text:p>
          </table:table-cell>
          <table:table-cell table:formula="of:=IF([.I86]=1;IF([.F86]+500000&gt;2500000;2500000;[.F86]+500000);[.F86])" office:value-type="float" office:value="2131707.6" calcext:value-type="float">
            <text:p>2131707,6</text:p>
          </table:table-cell>
          <table:table-cell table:formula="of:=IF([.J86]&gt;[.F86];1;0)" office:value-type="float" office:value="0" calcext:value-type="float">
            <text:p>0</text:p>
          </table:table-cell>
          <table:table-cell table:formula="of:=[.J86]-[.F8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5" calcext:value-type="date">
            <text:p>25.07.2014</text:p>
          </table:table-cell>
          <table:table-cell office:value-type="float" office:value="0" calcext:value-type="float">
            <text:p>0</text:p>
          </table:table-cell>
          <table:table-cell table:formula="of:=[.J86]" office:value-type="float" office:value="2131707.6" calcext:value-type="float">
            <text:p>2131707,6</text:p>
          </table:table-cell>
          <table:table-cell table:formula="of:=IF([.B87]=0;[.C87]-100000;[.C87])" office:value-type="float" office:value="2031707.6" calcext:value-type="float">
            <text:p>2031707,6</text:p>
          </table:table-cell>
          <table:table-cell table:formula="of:=IF([.B87]=1;[.D87]*1.03;[.D87]*0.99)" office:value-type="float" office:value="2011390.524" calcext:value-type="float">
            <text:p>2011390,524</text:p>
          </table:table-cell>
          <table:table-cell table:formula="of:=IF([.E87]&gt;2500000;2500000;[.E87])" office:value-type="float" office:value="2011390.524" calcext:value-type="float">
            <text:p>2011390,524</text:p>
          </table:table-cell>
          <table:table-cell table:formula="of:=IF([.E87]&gt;2500000;1;0)" office:value-type="float" office:value="0" calcext:value-type="float">
            <text:p>0</text:p>
          </table:table-cell>
          <table:table-cell table:formula="of:=[.E87]-[.F87]" office:value-type="float" office:value="0" calcext:value-type="float">
            <text:p>0</text:p>
          </table:table-cell>
          <table:table-cell table:formula="of:=IF(WEEKDAY([.A87])=7;1;0)" office:value-type="float" office:value="0" calcext:value-type="float">
            <text:p>0</text:p>
          </table:table-cell>
          <table:table-cell table:formula="of:=IF([.I87]=1;IF([.F87]+500000&gt;2500000;2500000;[.F87]+500000);[.F87])" office:value-type="float" office:value="2011390.524" calcext:value-type="float">
            <text:p>2011390,524</text:p>
          </table:table-cell>
          <table:table-cell table:formula="of:=IF([.J87]&gt;[.F87];1;0)" office:value-type="float" office:value="0" calcext:value-type="float">
            <text:p>0</text:p>
          </table:table-cell>
          <table:table-cell table:formula="of:=[.J87]-[.F8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6" calcext:value-type="date">
            <text:p>26.07.2014</text:p>
          </table:table-cell>
          <table:table-cell office:value-type="float" office:value="0" calcext:value-type="float">
            <text:p>0</text:p>
          </table:table-cell>
          <table:table-cell table:formula="of:=[.J87]" office:value-type="float" office:value="2011390.524" calcext:value-type="float">
            <text:p>2011390,524</text:p>
          </table:table-cell>
          <table:table-cell table:formula="of:=IF([.B88]=0;[.C88]-100000;[.C88])" office:value-type="float" office:value="1911390.524" calcext:value-type="float">
            <text:p>1911390,524</text:p>
          </table:table-cell>
          <table:table-cell table:formula="of:=IF([.B88]=1;[.D88]*1.03;[.D88]*0.99)" office:value-type="float" office:value="1892276.61876" calcext:value-type="float">
            <text:p>1892276,61876</text:p>
          </table:table-cell>
          <table:table-cell table:formula="of:=IF([.E88]&gt;2500000;2500000;[.E88])" office:value-type="float" office:value="1892276.61876" calcext:value-type="float">
            <text:p>1892276,61876</text:p>
          </table:table-cell>
          <table:table-cell table:formula="of:=IF([.E88]&gt;2500000;1;0)" office:value-type="float" office:value="0" calcext:value-type="float">
            <text:p>0</text:p>
          </table:table-cell>
          <table:table-cell table:formula="of:=[.E88]-[.F88]" office:value-type="float" office:value="0" calcext:value-type="float">
            <text:p>0</text:p>
          </table:table-cell>
          <table:table-cell table:formula="of:=IF(WEEKDAY([.A88])=7;1;0)" office:value-type="float" office:value="1" calcext:value-type="float">
            <text:p>1</text:p>
          </table:table-cell>
          <table:table-cell table:formula="of:=IF([.I88]=1;IF([.F88]+500000&gt;2500000;2500000;[.F88]+500000);[.F88])" office:value-type="float" office:value="2392276.61876" calcext:value-type="float">
            <text:p>2392276,61876</text:p>
          </table:table-cell>
          <table:table-cell table:formula="of:=IF([.J88]&gt;[.F88];1;0)" office:value-type="float" office:value="1" calcext:value-type="float">
            <text:p>1</text:p>
          </table:table-cell>
          <table:table-cell table:formula="of:=[.J88]-[.F88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7" calcext:value-type="date">
            <text:p>27.07.2014</text:p>
          </table:table-cell>
          <table:table-cell office:value-type="float" office:value="0" calcext:value-type="float">
            <text:p>0</text:p>
          </table:table-cell>
          <table:table-cell table:formula="of:=[.J88]" office:value-type="float" office:value="2392276.61876" calcext:value-type="float">
            <text:p>2392276,61876</text:p>
          </table:table-cell>
          <table:table-cell table:formula="of:=IF([.B89]=0;[.C89]-100000;[.C89])" office:value-type="float" office:value="2292276.61876" calcext:value-type="float">
            <text:p>2292276,61876</text:p>
          </table:table-cell>
          <table:table-cell table:formula="of:=IF([.B89]=1;[.D89]*1.03;[.D89]*0.99)" office:value-type="float" office:value="2269353.8525724" calcext:value-type="float">
            <text:p>2269353,8525724</text:p>
          </table:table-cell>
          <table:table-cell table:formula="of:=IF([.E89]&gt;2500000;2500000;[.E89])" office:value-type="float" office:value="2269353.8525724" calcext:value-type="float">
            <text:p>2269353,8525724</text:p>
          </table:table-cell>
          <table:table-cell table:formula="of:=IF([.E89]&gt;2500000;1;0)" office:value-type="float" office:value="0" calcext:value-type="float">
            <text:p>0</text:p>
          </table:table-cell>
          <table:table-cell table:formula="of:=[.E89]-[.F89]" office:value-type="float" office:value="0" calcext:value-type="float">
            <text:p>0</text:p>
          </table:table-cell>
          <table:table-cell table:formula="of:=IF(WEEKDAY([.A89])=7;1;0)" office:value-type="float" office:value="0" calcext:value-type="float">
            <text:p>0</text:p>
          </table:table-cell>
          <table:table-cell table:formula="of:=IF([.I89]=1;IF([.F89]+500000&gt;2500000;2500000;[.F89]+500000);[.F89])" office:value-type="float" office:value="2269353.8525724" calcext:value-type="float">
            <text:p>2269353,8525724</text:p>
          </table:table-cell>
          <table:table-cell table:formula="of:=IF([.J89]&gt;[.F89];1;0)" office:value-type="float" office:value="0" calcext:value-type="float">
            <text:p>0</text:p>
          </table:table-cell>
          <table:table-cell table:formula="of:=[.J89]-[.F8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8" calcext:value-type="date">
            <text:p>28.07.2014</text:p>
          </table:table-cell>
          <table:table-cell office:value-type="float" office:value="1" calcext:value-type="float">
            <text:p>1</text:p>
          </table:table-cell>
          <table:table-cell table:formula="of:=[.J89]" office:value-type="float" office:value="2269353.8525724" calcext:value-type="float">
            <text:p>2269353,8525724</text:p>
          </table:table-cell>
          <table:table-cell table:formula="of:=IF([.B90]=0;[.C90]-100000;[.C90])" office:value-type="float" office:value="2269353.8525724" calcext:value-type="float">
            <text:p>2269353,8525724</text:p>
          </table:table-cell>
          <table:table-cell table:formula="of:=IF([.B90]=1;[.D90]*1.03;[.D90]*0.99)" office:value-type="float" office:value="2337434.46814957" calcext:value-type="float">
            <text:p>2337434,46814957</text:p>
          </table:table-cell>
          <table:table-cell table:formula="of:=IF([.E90]&gt;2500000;2500000;[.E90])" office:value-type="float" office:value="2337434.46814957" calcext:value-type="float">
            <text:p>2337434,46814957</text:p>
          </table:table-cell>
          <table:table-cell table:formula="of:=IF([.E90]&gt;2500000;1;0)" office:value-type="float" office:value="0" calcext:value-type="float">
            <text:p>0</text:p>
          </table:table-cell>
          <table:table-cell table:formula="of:=[.E90]-[.F90]" office:value-type="float" office:value="0" calcext:value-type="float">
            <text:p>0</text:p>
          </table:table-cell>
          <table:table-cell table:formula="of:=IF(WEEKDAY([.A90])=7;1;0)" office:value-type="float" office:value="0" calcext:value-type="float">
            <text:p>0</text:p>
          </table:table-cell>
          <table:table-cell table:formula="of:=IF([.I90]=1;IF([.F90]+500000&gt;2500000;2500000;[.F90]+500000);[.F90])" office:value-type="float" office:value="2337434.46814957" calcext:value-type="float">
            <text:p>2337434,46814957</text:p>
          </table:table-cell>
          <table:table-cell table:formula="of:=IF([.J90]&gt;[.F90];1;0)" office:value-type="float" office:value="0" calcext:value-type="float">
            <text:p>0</text:p>
          </table:table-cell>
          <table:table-cell table:formula="of:=[.J90]-[.F9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29" calcext:value-type="date">
            <text:p>29.07.2014</text:p>
          </table:table-cell>
          <table:table-cell office:value-type="float" office:value="1" calcext:value-type="float">
            <text:p>1</text:p>
          </table:table-cell>
          <table:table-cell table:formula="of:=[.J90]" office:value-type="float" office:value="2337434.46814957" calcext:value-type="float">
            <text:p>2337434,46814957</text:p>
          </table:table-cell>
          <table:table-cell table:formula="of:=IF([.B91]=0;[.C91]-100000;[.C91])" office:value-type="float" office:value="2337434.46814957" calcext:value-type="float">
            <text:p>2337434,46814957</text:p>
          </table:table-cell>
          <table:table-cell table:formula="of:=IF([.B91]=1;[.D91]*1.03;[.D91]*0.99)" office:value-type="float" office:value="2407557.50219406" calcext:value-type="float">
            <text:p>2407557,50219406</text:p>
          </table:table-cell>
          <table:table-cell table:formula="of:=IF([.E91]&gt;2500000;2500000;[.E91])" office:value-type="float" office:value="2407557.50219406" calcext:value-type="float">
            <text:p>2407557,50219406</text:p>
          </table:table-cell>
          <table:table-cell table:formula="of:=IF([.E91]&gt;2500000;1;0)" office:value-type="float" office:value="0" calcext:value-type="float">
            <text:p>0</text:p>
          </table:table-cell>
          <table:table-cell table:formula="of:=[.E91]-[.F91]" office:value-type="float" office:value="0" calcext:value-type="float">
            <text:p>0</text:p>
          </table:table-cell>
          <table:table-cell table:formula="of:=IF(WEEKDAY([.A91])=7;1;0)" office:value-type="float" office:value="0" calcext:value-type="float">
            <text:p>0</text:p>
          </table:table-cell>
          <table:table-cell table:formula="of:=IF([.I91]=1;IF([.F91]+500000&gt;2500000;2500000;[.F91]+500000);[.F91])" office:value-type="float" office:value="2407557.50219406" calcext:value-type="float">
            <text:p>2407557,50219406</text:p>
          </table:table-cell>
          <table:table-cell table:formula="of:=IF([.J91]&gt;[.F91];1;0)" office:value-type="float" office:value="0" calcext:value-type="float">
            <text:p>0</text:p>
          </table:table-cell>
          <table:table-cell table:formula="of:=[.J91]-[.F9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30" calcext:value-type="date">
            <text:p>30.07.2014</text:p>
          </table:table-cell>
          <table:table-cell office:value-type="float" office:value="0" calcext:value-type="float">
            <text:p>0</text:p>
          </table:table-cell>
          <table:table-cell table:formula="of:=[.J91]" office:value-type="float" office:value="2407557.50219406" calcext:value-type="float">
            <text:p>2407557,50219406</text:p>
          </table:table-cell>
          <table:table-cell table:formula="of:=IF([.B92]=0;[.C92]-100000;[.C92])" office:value-type="float" office:value="2307557.50219406" calcext:value-type="float">
            <text:p>2307557,50219406</text:p>
          </table:table-cell>
          <table:table-cell table:formula="of:=IF([.B92]=1;[.D92]*1.03;[.D92]*0.99)" office:value-type="float" office:value="2284481.92717212" calcext:value-type="float">
            <text:p>2284481,92717212</text:p>
          </table:table-cell>
          <table:table-cell table:formula="of:=IF([.E92]&gt;2500000;2500000;[.E92])" office:value-type="float" office:value="2284481.92717212" calcext:value-type="float">
            <text:p>2284481,92717212</text:p>
          </table:table-cell>
          <table:table-cell table:formula="of:=IF([.E92]&gt;2500000;1;0)" office:value-type="float" office:value="0" calcext:value-type="float">
            <text:p>0</text:p>
          </table:table-cell>
          <table:table-cell table:formula="of:=[.E92]-[.F92]" office:value-type="float" office:value="0" calcext:value-type="float">
            <text:p>0</text:p>
          </table:table-cell>
          <table:table-cell table:formula="of:=IF(WEEKDAY([.A92])=7;1;0)" office:value-type="float" office:value="0" calcext:value-type="float">
            <text:p>0</text:p>
          </table:table-cell>
          <table:table-cell table:formula="of:=IF([.I92]=1;IF([.F92]+500000&gt;2500000;2500000;[.F92]+500000);[.F92])" office:value-type="float" office:value="2284481.92717212" calcext:value-type="float">
            <text:p>2284481,92717212</text:p>
          </table:table-cell>
          <table:table-cell table:formula="of:=IF([.J92]&gt;[.F92];1;0)" office:value-type="float" office:value="0" calcext:value-type="float">
            <text:p>0</text:p>
          </table:table-cell>
          <table:table-cell table:formula="of:=[.J92]-[.F9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7-31" calcext:value-type="date">
            <text:p>31.07.2014</text:p>
          </table:table-cell>
          <table:table-cell office:value-type="float" office:value="0" calcext:value-type="float">
            <text:p>0</text:p>
          </table:table-cell>
          <table:table-cell table:formula="of:=[.J92]" office:value-type="float" office:value="2284481.92717212" calcext:value-type="float">
            <text:p>2284481,92717212</text:p>
          </table:table-cell>
          <table:table-cell table:formula="of:=IF([.B93]=0;[.C93]-100000;[.C93])" office:value-type="float" office:value="2184481.92717212" calcext:value-type="float">
            <text:p>2184481,92717212</text:p>
          </table:table-cell>
          <table:table-cell table:formula="of:=IF([.B93]=1;[.D93]*1.03;[.D93]*0.99)" office:value-type="float" office:value="2162637.1079004" calcext:value-type="float">
            <text:p>2162637,1079004</text:p>
          </table:table-cell>
          <table:table-cell table:formula="of:=IF([.E93]&gt;2500000;2500000;[.E93])" office:value-type="float" office:value="2162637.1079004" calcext:value-type="float">
            <text:p>2162637,1079004</text:p>
          </table:table-cell>
          <table:table-cell table:formula="of:=IF([.E93]&gt;2500000;1;0)" office:value-type="float" office:value="0" calcext:value-type="float">
            <text:p>0</text:p>
          </table:table-cell>
          <table:table-cell table:formula="of:=[.E93]-[.F93]" office:value-type="float" office:value="0" calcext:value-type="float">
            <text:p>0</text:p>
          </table:table-cell>
          <table:table-cell table:formula="of:=IF(WEEKDAY([.A93])=7;1;0)" office:value-type="float" office:value="0" calcext:value-type="float">
            <text:p>0</text:p>
          </table:table-cell>
          <table:table-cell table:formula="of:=IF([.I93]=1;IF([.F93]+500000&gt;2500000;2500000;[.F93]+500000);[.F93])" office:value-type="float" office:value="2162637.1079004" calcext:value-type="float">
            <text:p>2162637,1079004</text:p>
          </table:table-cell>
          <table:table-cell table:formula="of:=IF([.J93]&gt;[.F93];1;0)" office:value-type="float" office:value="0" calcext:value-type="float">
            <text:p>0</text:p>
          </table:table-cell>
          <table:table-cell table:formula="of:=[.J93]-[.F9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1" calcext:value-type="date">
            <text:p>1.08.2014</text:p>
          </table:table-cell>
          <table:table-cell office:value-type="float" office:value="0" calcext:value-type="float">
            <text:p>0</text:p>
          </table:table-cell>
          <table:table-cell table:formula="of:=[.J93]" office:value-type="float" office:value="2162637.1079004" calcext:value-type="float">
            <text:p>2162637,1079004</text:p>
          </table:table-cell>
          <table:table-cell table:formula="of:=IF([.B94]=0;[.C94]-100000;[.C94])" office:value-type="float" office:value="2062637.1079004" calcext:value-type="float">
            <text:p>2062637,1079004</text:p>
          </table:table-cell>
          <table:table-cell table:formula="of:=IF([.B94]=1;[.D94]*1.03;[.D94]*0.99)" office:value-type="float" office:value="2042010.73682139" calcext:value-type="float">
            <text:p>2042010,73682139</text:p>
          </table:table-cell>
          <table:table-cell table:formula="of:=IF([.E94]&gt;2500000;2500000;[.E94])" office:value-type="float" office:value="2042010.73682139" calcext:value-type="float">
            <text:p>2042010,73682139</text:p>
          </table:table-cell>
          <table:table-cell table:formula="of:=IF([.E94]&gt;2500000;1;0)" office:value-type="float" office:value="0" calcext:value-type="float">
            <text:p>0</text:p>
          </table:table-cell>
          <table:table-cell table:formula="of:=[.E94]-[.F94]" office:value-type="float" office:value="0" calcext:value-type="float">
            <text:p>0</text:p>
          </table:table-cell>
          <table:table-cell table:formula="of:=IF(WEEKDAY([.A94])=7;1;0)" office:value-type="float" office:value="0" calcext:value-type="float">
            <text:p>0</text:p>
          </table:table-cell>
          <table:table-cell table:formula="of:=IF([.I94]=1;IF([.F94]+500000&gt;2500000;2500000;[.F94]+500000);[.F94])" office:value-type="float" office:value="2042010.73682139" calcext:value-type="float">
            <text:p>2042010,73682139</text:p>
          </table:table-cell>
          <table:table-cell table:formula="of:=IF([.J94]&gt;[.F94];1;0)" office:value-type="float" office:value="0" calcext:value-type="float">
            <text:p>0</text:p>
          </table:table-cell>
          <table:table-cell table:formula="of:=[.J94]-[.F9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2" calcext:value-type="date">
            <text:p>2.08.2014</text:p>
          </table:table-cell>
          <table:table-cell office:value-type="float" office:value="0" calcext:value-type="float">
            <text:p>0</text:p>
          </table:table-cell>
          <table:table-cell table:formula="of:=[.J94]" office:value-type="float" office:value="2042010.73682139" calcext:value-type="float">
            <text:p>2042010,73682139</text:p>
          </table:table-cell>
          <table:table-cell table:formula="of:=IF([.B95]=0;[.C95]-100000;[.C95])" office:value-type="float" office:value="1942010.73682139" calcext:value-type="float">
            <text:p>1942010,73682139</text:p>
          </table:table-cell>
          <table:table-cell table:formula="of:=IF([.B95]=1;[.D95]*1.03;[.D95]*0.99)" office:value-type="float" office:value="1922590.62945318" calcext:value-type="float">
            <text:p>1922590,62945318</text:p>
          </table:table-cell>
          <table:table-cell table:formula="of:=IF([.E95]&gt;2500000;2500000;[.E95])" office:value-type="float" office:value="1922590.62945318" calcext:value-type="float">
            <text:p>1922590,62945318</text:p>
          </table:table-cell>
          <table:table-cell table:formula="of:=IF([.E95]&gt;2500000;1;0)" office:value-type="float" office:value="0" calcext:value-type="float">
            <text:p>0</text:p>
          </table:table-cell>
          <table:table-cell table:formula="of:=[.E95]-[.F95]" office:value-type="float" office:value="0" calcext:value-type="float">
            <text:p>0</text:p>
          </table:table-cell>
          <table:table-cell table:formula="of:=IF(WEEKDAY([.A95])=7;1;0)" office:value-type="float" office:value="1" calcext:value-type="float">
            <text:p>1</text:p>
          </table:table-cell>
          <table:table-cell table:formula="of:=IF([.I95]=1;IF([.F95]+500000&gt;2500000;2500000;[.F95]+500000);[.F95])" office:value-type="float" office:value="2422590.62945318" calcext:value-type="float">
            <text:p>2422590,62945318</text:p>
          </table:table-cell>
          <table:table-cell table:formula="of:=IF([.J95]&gt;[.F95];1;0)" office:value-type="float" office:value="1" calcext:value-type="float">
            <text:p>1</text:p>
          </table:table-cell>
          <table:table-cell table:formula="of:=[.J95]-[.F95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3" calcext:value-type="date">
            <text:p>3.08.2014</text:p>
          </table:table-cell>
          <table:table-cell office:value-type="float" office:value="0" calcext:value-type="float">
            <text:p>0</text:p>
          </table:table-cell>
          <table:table-cell table:formula="of:=[.J95]" office:value-type="float" office:value="2422590.62945318" calcext:value-type="float">
            <text:p>2422590,62945318</text:p>
          </table:table-cell>
          <table:table-cell table:formula="of:=IF([.B96]=0;[.C96]-100000;[.C96])" office:value-type="float" office:value="2322590.62945318" calcext:value-type="float">
            <text:p>2322590,62945318</text:p>
          </table:table-cell>
          <table:table-cell table:formula="of:=IF([.B96]=1;[.D96]*1.03;[.D96]*0.99)" office:value-type="float" office:value="2299364.72315865" calcext:value-type="float">
            <text:p>2299364,72315865</text:p>
          </table:table-cell>
          <table:table-cell table:formula="of:=IF([.E96]&gt;2500000;2500000;[.E96])" office:value-type="float" office:value="2299364.72315865" calcext:value-type="float">
            <text:p>2299364,72315865</text:p>
          </table:table-cell>
          <table:table-cell table:formula="of:=IF([.E96]&gt;2500000;1;0)" office:value-type="float" office:value="0" calcext:value-type="float">
            <text:p>0</text:p>
          </table:table-cell>
          <table:table-cell table:formula="of:=[.E96]-[.F96]" office:value-type="float" office:value="0" calcext:value-type="float">
            <text:p>0</text:p>
          </table:table-cell>
          <table:table-cell table:formula="of:=IF(WEEKDAY([.A96])=7;1;0)" office:value-type="float" office:value="0" calcext:value-type="float">
            <text:p>0</text:p>
          </table:table-cell>
          <table:table-cell table:formula="of:=IF([.I96]=1;IF([.F96]+500000&gt;2500000;2500000;[.F96]+500000);[.F96])" office:value-type="float" office:value="2299364.72315865" calcext:value-type="float">
            <text:p>2299364,72315865</text:p>
          </table:table-cell>
          <table:table-cell table:formula="of:=IF([.J96]&gt;[.F96];1;0)" office:value-type="float" office:value="0" calcext:value-type="float">
            <text:p>0</text:p>
          </table:table-cell>
          <table:table-cell table:formula="of:=[.J96]-[.F9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4" calcext:value-type="date">
            <text:p>4.08.2014</text:p>
          </table:table-cell>
          <table:table-cell office:value-type="float" office:value="0" calcext:value-type="float">
            <text:p>0</text:p>
          </table:table-cell>
          <table:table-cell table:formula="of:=[.J96]" office:value-type="float" office:value="2299364.72315865" calcext:value-type="float">
            <text:p>2299364,72315865</text:p>
          </table:table-cell>
          <table:table-cell table:formula="of:=IF([.B97]=0;[.C97]-100000;[.C97])" office:value-type="float" office:value="2199364.72315865" calcext:value-type="float">
            <text:p>2199364,72315865</text:p>
          </table:table-cell>
          <table:table-cell table:formula="of:=IF([.B97]=1;[.D97]*1.03;[.D97]*0.99)" office:value-type="float" office:value="2177371.07592706" calcext:value-type="float">
            <text:p>2177371,07592706</text:p>
          </table:table-cell>
          <table:table-cell table:formula="of:=IF([.E97]&gt;2500000;2500000;[.E97])" office:value-type="float" office:value="2177371.07592706" calcext:value-type="float">
            <text:p>2177371,07592706</text:p>
          </table:table-cell>
          <table:table-cell table:formula="of:=IF([.E97]&gt;2500000;1;0)" office:value-type="float" office:value="0" calcext:value-type="float">
            <text:p>0</text:p>
          </table:table-cell>
          <table:table-cell table:formula="of:=[.E97]-[.F97]" office:value-type="float" office:value="0" calcext:value-type="float">
            <text:p>0</text:p>
          </table:table-cell>
          <table:table-cell table:formula="of:=IF(WEEKDAY([.A97])=7;1;0)" office:value-type="float" office:value="0" calcext:value-type="float">
            <text:p>0</text:p>
          </table:table-cell>
          <table:table-cell table:formula="of:=IF([.I97]=1;IF([.F97]+500000&gt;2500000;2500000;[.F97]+500000);[.F97])" office:value-type="float" office:value="2177371.07592706" calcext:value-type="float">
            <text:p>2177371,07592706</text:p>
          </table:table-cell>
          <table:table-cell table:formula="of:=IF([.J97]&gt;[.F97];1;0)" office:value-type="float" office:value="0" calcext:value-type="float">
            <text:p>0</text:p>
          </table:table-cell>
          <table:table-cell table:formula="of:=[.J97]-[.F9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5" calcext:value-type="date">
            <text:p>5.08.2014</text:p>
          </table:table-cell>
          <table:table-cell office:value-type="float" office:value="1" calcext:value-type="float">
            <text:p>1</text:p>
          </table:table-cell>
          <table:table-cell table:formula="of:=[.J97]" office:value-type="float" office:value="2177371.07592706" calcext:value-type="float">
            <text:p>2177371,07592706</text:p>
          </table:table-cell>
          <table:table-cell table:formula="of:=IF([.B98]=0;[.C98]-100000;[.C98])" office:value-type="float" office:value="2177371.07592706" calcext:value-type="float">
            <text:p>2177371,07592706</text:p>
          </table:table-cell>
          <table:table-cell table:formula="of:=IF([.B98]=1;[.D98]*1.03;[.D98]*0.99)" office:value-type="float" office:value="2242692.20820487" calcext:value-type="float">
            <text:p>2242692,20820487</text:p>
          </table:table-cell>
          <table:table-cell table:formula="of:=IF([.E98]&gt;2500000;2500000;[.E98])" office:value-type="float" office:value="2242692.20820487" calcext:value-type="float">
            <text:p>2242692,20820487</text:p>
          </table:table-cell>
          <table:table-cell table:formula="of:=IF([.E98]&gt;2500000;1;0)" office:value-type="float" office:value="0" calcext:value-type="float">
            <text:p>0</text:p>
          </table:table-cell>
          <table:table-cell table:formula="of:=[.E98]-[.F98]" office:value-type="float" office:value="0" calcext:value-type="float">
            <text:p>0</text:p>
          </table:table-cell>
          <table:table-cell table:formula="of:=IF(WEEKDAY([.A98])=7;1;0)" office:value-type="float" office:value="0" calcext:value-type="float">
            <text:p>0</text:p>
          </table:table-cell>
          <table:table-cell table:formula="of:=IF([.I98]=1;IF([.F98]+500000&gt;2500000;2500000;[.F98]+500000);[.F98])" office:value-type="float" office:value="2242692.20820487" calcext:value-type="float">
            <text:p>2242692,20820487</text:p>
          </table:table-cell>
          <table:table-cell table:formula="of:=IF([.J98]&gt;[.F98];1;0)" office:value-type="float" office:value="0" calcext:value-type="float">
            <text:p>0</text:p>
          </table:table-cell>
          <table:table-cell table:formula="of:=[.J98]-[.F9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6" calcext:value-type="date">
            <text:p>6.08.2014</text:p>
          </table:table-cell>
          <table:table-cell office:value-type="float" office:value="0" calcext:value-type="float">
            <text:p>0</text:p>
          </table:table-cell>
          <table:table-cell table:formula="of:=[.J98]" office:value-type="float" office:value="2242692.20820487" calcext:value-type="float">
            <text:p>2242692,20820487</text:p>
          </table:table-cell>
          <table:table-cell table:formula="of:=IF([.B99]=0;[.C99]-100000;[.C99])" office:value-type="float" office:value="2142692.20820487" calcext:value-type="float">
            <text:p>2142692,20820487</text:p>
          </table:table-cell>
          <table:table-cell table:formula="of:=IF([.B99]=1;[.D99]*1.03;[.D99]*0.99)" office:value-type="float" office:value="2121265.28612282" calcext:value-type="float">
            <text:p>2121265,28612282</text:p>
          </table:table-cell>
          <table:table-cell table:formula="of:=IF([.E99]&gt;2500000;2500000;[.E99])" office:value-type="float" office:value="2121265.28612282" calcext:value-type="float">
            <text:p>2121265,28612282</text:p>
          </table:table-cell>
          <table:table-cell table:formula="of:=IF([.E99]&gt;2500000;1;0)" office:value-type="float" office:value="0" calcext:value-type="float">
            <text:p>0</text:p>
          </table:table-cell>
          <table:table-cell table:formula="of:=[.E99]-[.F99]" office:value-type="float" office:value="0" calcext:value-type="float">
            <text:p>0</text:p>
          </table:table-cell>
          <table:table-cell table:formula="of:=IF(WEEKDAY([.A99])=7;1;0)" office:value-type="float" office:value="0" calcext:value-type="float">
            <text:p>0</text:p>
          </table:table-cell>
          <table:table-cell table:formula="of:=IF([.I99]=1;IF([.F99]+500000&gt;2500000;2500000;[.F99]+500000);[.F99])" office:value-type="float" office:value="2121265.28612282" calcext:value-type="float">
            <text:p>2121265,28612282</text:p>
          </table:table-cell>
          <table:table-cell table:formula="of:=IF([.J99]&gt;[.F99];1;0)" office:value-type="float" office:value="0" calcext:value-type="float">
            <text:p>0</text:p>
          </table:table-cell>
          <table:table-cell table:formula="of:=[.J99]-[.F9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7" calcext:value-type="date">
            <text:p>7.08.2014</text:p>
          </table:table-cell>
          <table:table-cell office:value-type="float" office:value="1" calcext:value-type="float">
            <text:p>1</text:p>
          </table:table-cell>
          <table:table-cell table:formula="of:=[.J99]" office:value-type="float" office:value="2121265.28612282" calcext:value-type="float">
            <text:p>2121265,28612282</text:p>
          </table:table-cell>
          <table:table-cell table:formula="of:=IF([.B100]=0;[.C100]-100000;[.C100])" office:value-type="float" office:value="2121265.28612282" calcext:value-type="float">
            <text:p>2121265,28612282</text:p>
          </table:table-cell>
          <table:table-cell table:formula="of:=IF([.B100]=1;[.D100]*1.03;[.D100]*0.99)" office:value-type="float" office:value="2184903.24470651" calcext:value-type="float">
            <text:p>2184903,24470651</text:p>
          </table:table-cell>
          <table:table-cell table:formula="of:=IF([.E100]&gt;2500000;2500000;[.E100])" office:value-type="float" office:value="2184903.24470651" calcext:value-type="float">
            <text:p>2184903,24470651</text:p>
          </table:table-cell>
          <table:table-cell table:formula="of:=IF([.E100]&gt;2500000;1;0)" office:value-type="float" office:value="0" calcext:value-type="float">
            <text:p>0</text:p>
          </table:table-cell>
          <table:table-cell table:formula="of:=[.E100]-[.F100]" office:value-type="float" office:value="0" calcext:value-type="float">
            <text:p>0</text:p>
          </table:table-cell>
          <table:table-cell table:formula="of:=IF(WEEKDAY([.A100])=7;1;0)" office:value-type="float" office:value="0" calcext:value-type="float">
            <text:p>0</text:p>
          </table:table-cell>
          <table:table-cell table:formula="of:=IF([.I100]=1;IF([.F100]+500000&gt;2500000;2500000;[.F100]+500000);[.F100])" office:value-type="float" office:value="2184903.24470651" calcext:value-type="float">
            <text:p>2184903,24470651</text:p>
          </table:table-cell>
          <table:table-cell table:formula="of:=IF([.J100]&gt;[.F100];1;0)" office:value-type="float" office:value="0" calcext:value-type="float">
            <text:p>0</text:p>
          </table:table-cell>
          <table:table-cell table:formula="of:=[.J100]-[.F10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8" calcext:value-type="date">
            <text:p>8.08.2014</text:p>
          </table:table-cell>
          <table:table-cell office:value-type="float" office:value="1" calcext:value-type="float">
            <text:p>1</text:p>
          </table:table-cell>
          <table:table-cell table:formula="of:=[.J100]" office:value-type="float" office:value="2184903.24470651" calcext:value-type="float">
            <text:p>2184903,24470651</text:p>
          </table:table-cell>
          <table:table-cell table:formula="of:=IF([.B101]=0;[.C101]-100000;[.C101])" office:value-type="float" office:value="2184903.24470651" calcext:value-type="float">
            <text:p>2184903,24470651</text:p>
          </table:table-cell>
          <table:table-cell table:formula="of:=IF([.B101]=1;[.D101]*1.03;[.D101]*0.99)" office:value-type="float" office:value="2250450.3420477" calcext:value-type="float">
            <text:p>2250450,3420477</text:p>
          </table:table-cell>
          <table:table-cell table:formula="of:=IF([.E101]&gt;2500000;2500000;[.E101])" office:value-type="float" office:value="2250450.3420477" calcext:value-type="float">
            <text:p>2250450,3420477</text:p>
          </table:table-cell>
          <table:table-cell table:formula="of:=IF([.E101]&gt;2500000;1;0)" office:value-type="float" office:value="0" calcext:value-type="float">
            <text:p>0</text:p>
          </table:table-cell>
          <table:table-cell table:formula="of:=[.E101]-[.F101]" office:value-type="float" office:value="0" calcext:value-type="float">
            <text:p>0</text:p>
          </table:table-cell>
          <table:table-cell table:formula="of:=IF(WEEKDAY([.A101])=7;1;0)" office:value-type="float" office:value="0" calcext:value-type="float">
            <text:p>0</text:p>
          </table:table-cell>
          <table:table-cell table:formula="of:=IF([.I101]=1;IF([.F101]+500000&gt;2500000;2500000;[.F101]+500000);[.F101])" office:value-type="float" office:value="2250450.3420477" calcext:value-type="float">
            <text:p>2250450,3420477</text:p>
          </table:table-cell>
          <table:table-cell table:formula="of:=IF([.J101]&gt;[.F101];1;0)" office:value-type="float" office:value="0" calcext:value-type="float">
            <text:p>0</text:p>
          </table:table-cell>
          <table:table-cell table:formula="of:=[.J101]-[.F10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09" calcext:value-type="date">
            <text:p>9.08.2014</text:p>
          </table:table-cell>
          <table:table-cell office:value-type="float" office:value="0" calcext:value-type="float">
            <text:p>0</text:p>
          </table:table-cell>
          <table:table-cell table:formula="of:=[.J101]" office:value-type="float" office:value="2250450.3420477" calcext:value-type="float">
            <text:p>2250450,3420477</text:p>
          </table:table-cell>
          <table:table-cell table:formula="of:=IF([.B102]=0;[.C102]-100000;[.C102])" office:value-type="float" office:value="2150450.3420477" calcext:value-type="float">
            <text:p>2150450,3420477</text:p>
          </table:table-cell>
          <table:table-cell table:formula="of:=IF([.B102]=1;[.D102]*1.03;[.D102]*0.99)" office:value-type="float" office:value="2128945.83862723" calcext:value-type="float">
            <text:p>2128945,83862723</text:p>
          </table:table-cell>
          <table:table-cell table:formula="of:=IF([.E102]&gt;2500000;2500000;[.E102])" office:value-type="float" office:value="2128945.83862723" calcext:value-type="float">
            <text:p>2128945,83862723</text:p>
          </table:table-cell>
          <table:table-cell table:formula="of:=IF([.E102]&gt;2500000;1;0)" office:value-type="float" office:value="0" calcext:value-type="float">
            <text:p>0</text:p>
          </table:table-cell>
          <table:table-cell table:formula="of:=[.E102]-[.F102]" office:value-type="float" office:value="0" calcext:value-type="float">
            <text:p>0</text:p>
          </table:table-cell>
          <table:table-cell table:formula="of:=IF(WEEKDAY([.A102])=7;1;0)" office:value-type="float" office:value="1" calcext:value-type="float">
            <text:p>1</text:p>
          </table:table-cell>
          <table:table-cell table:formula="of:=IF([.I102]=1;IF([.F102]+500000&gt;2500000;2500000;[.F102]+500000);[.F102])" office:value-type="float" office:value="2500000" calcext:value-type="float">
            <text:p>2500000</text:p>
          </table:table-cell>
          <table:table-cell table:formula="of:=IF([.J102]&gt;[.F102];1;0)" office:value-type="float" office:value="1" calcext:value-type="float">
            <text:p>1</text:p>
          </table:table-cell>
          <table:table-cell table:formula="of:=[.J102]-[.F102]" office:value-type="float" office:value="371054.161372773" calcext:value-type="float">
            <text:p>371054,161372773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0" calcext:value-type="date">
            <text:p>10.08.2014</text:p>
          </table:table-cell>
          <table:table-cell office:value-type="float" office:value="0" calcext:value-type="float">
            <text:p>0</text:p>
          </table:table-cell>
          <table:table-cell table:formula="of:=[.J102]" office:value-type="float" office:value="2500000" calcext:value-type="float">
            <text:p>2500000</text:p>
          </table:table-cell>
          <table:table-cell table:formula="of:=IF([.B103]=0;[.C103]-100000;[.C103])" office:value-type="float" office:value="2400000" calcext:value-type="float">
            <text:p>2400000</text:p>
          </table:table-cell>
          <table:table-cell table:formula="of:=IF([.B103]=1;[.D103]*1.03;[.D103]*0.99)" office:value-type="float" office:value="2376000" calcext:value-type="float">
            <text:p>2376000</text:p>
          </table:table-cell>
          <table:table-cell table:formula="of:=IF([.E103]&gt;2500000;2500000;[.E103])" office:value-type="float" office:value="2376000" calcext:value-type="float">
            <text:p>2376000</text:p>
          </table:table-cell>
          <table:table-cell table:formula="of:=IF([.E103]&gt;2500000;1;0)" office:value-type="float" office:value="0" calcext:value-type="float">
            <text:p>0</text:p>
          </table:table-cell>
          <table:table-cell table:formula="of:=[.E103]-[.F103]" office:value-type="float" office:value="0" calcext:value-type="float">
            <text:p>0</text:p>
          </table:table-cell>
          <table:table-cell table:formula="of:=IF(WEEKDAY([.A103])=7;1;0)" office:value-type="float" office:value="0" calcext:value-type="float">
            <text:p>0</text:p>
          </table:table-cell>
          <table:table-cell table:formula="of:=IF([.I103]=1;IF([.F103]+500000&gt;2500000;2500000;[.F103]+500000);[.F103])" office:value-type="float" office:value="2376000" calcext:value-type="float">
            <text:p>2376000</text:p>
          </table:table-cell>
          <table:table-cell table:formula="of:=IF([.J103]&gt;[.F103];1;0)" office:value-type="float" office:value="0" calcext:value-type="float">
            <text:p>0</text:p>
          </table:table-cell>
          <table:table-cell table:formula="of:=[.J103]-[.F10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1" calcext:value-type="date">
            <text:p>11.08.2014</text:p>
          </table:table-cell>
          <table:table-cell office:value-type="float" office:value="0" calcext:value-type="float">
            <text:p>0</text:p>
          </table:table-cell>
          <table:table-cell table:formula="of:=[.J103]" office:value-type="float" office:value="2376000" calcext:value-type="float">
            <text:p>2376000</text:p>
          </table:table-cell>
          <table:table-cell table:formula="of:=IF([.B104]=0;[.C104]-100000;[.C104])" office:value-type="float" office:value="2276000" calcext:value-type="float">
            <text:p>2276000</text:p>
          </table:table-cell>
          <table:table-cell table:formula="of:=IF([.B104]=1;[.D104]*1.03;[.D104]*0.99)" office:value-type="float" office:value="2253240" calcext:value-type="float">
            <text:p>2253240</text:p>
          </table:table-cell>
          <table:table-cell table:formula="of:=IF([.E104]&gt;2500000;2500000;[.E104])" office:value-type="float" office:value="2253240" calcext:value-type="float">
            <text:p>2253240</text:p>
          </table:table-cell>
          <table:table-cell table:formula="of:=IF([.E104]&gt;2500000;1;0)" office:value-type="float" office:value="0" calcext:value-type="float">
            <text:p>0</text:p>
          </table:table-cell>
          <table:table-cell table:formula="of:=[.E104]-[.F104]" office:value-type="float" office:value="0" calcext:value-type="float">
            <text:p>0</text:p>
          </table:table-cell>
          <table:table-cell table:formula="of:=IF(WEEKDAY([.A104])=7;1;0)" office:value-type="float" office:value="0" calcext:value-type="float">
            <text:p>0</text:p>
          </table:table-cell>
          <table:table-cell table:formula="of:=IF([.I104]=1;IF([.F104]+500000&gt;2500000;2500000;[.F104]+500000);[.F104])" office:value-type="float" office:value="2253240" calcext:value-type="float">
            <text:p>2253240</text:p>
          </table:table-cell>
          <table:table-cell table:formula="of:=IF([.J104]&gt;[.F104];1;0)" office:value-type="float" office:value="0" calcext:value-type="float">
            <text:p>0</text:p>
          </table:table-cell>
          <table:table-cell table:formula="of:=[.J104]-[.F10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2" calcext:value-type="date">
            <text:p>12.08.2014</text:p>
          </table:table-cell>
          <table:table-cell office:value-type="float" office:value="0" calcext:value-type="float">
            <text:p>0</text:p>
          </table:table-cell>
          <table:table-cell table:formula="of:=[.J104]" office:value-type="float" office:value="2253240" calcext:value-type="float">
            <text:p>2253240</text:p>
          </table:table-cell>
          <table:table-cell table:formula="of:=IF([.B105]=0;[.C105]-100000;[.C105])" office:value-type="float" office:value="2153240" calcext:value-type="float">
            <text:p>2153240</text:p>
          </table:table-cell>
          <table:table-cell table:formula="of:=IF([.B105]=1;[.D105]*1.03;[.D105]*0.99)" office:value-type="float" office:value="2131707.6" calcext:value-type="float">
            <text:p>2131707,6</text:p>
          </table:table-cell>
          <table:table-cell table:formula="of:=IF([.E105]&gt;2500000;2500000;[.E105])" office:value-type="float" office:value="2131707.6" calcext:value-type="float">
            <text:p>2131707,6</text:p>
          </table:table-cell>
          <table:table-cell table:formula="of:=IF([.E105]&gt;2500000;1;0)" office:value-type="float" office:value="0" calcext:value-type="float">
            <text:p>0</text:p>
          </table:table-cell>
          <table:table-cell table:formula="of:=[.E105]-[.F105]" office:value-type="float" office:value="0" calcext:value-type="float">
            <text:p>0</text:p>
          </table:table-cell>
          <table:table-cell table:formula="of:=IF(WEEKDAY([.A105])=7;1;0)" office:value-type="float" office:value="0" calcext:value-type="float">
            <text:p>0</text:p>
          </table:table-cell>
          <table:table-cell table:formula="of:=IF([.I105]=1;IF([.F105]+500000&gt;2500000;2500000;[.F105]+500000);[.F105])" office:value-type="float" office:value="2131707.6" calcext:value-type="float">
            <text:p>2131707,6</text:p>
          </table:table-cell>
          <table:table-cell table:formula="of:=IF([.J105]&gt;[.F105];1;0)" office:value-type="float" office:value="0" calcext:value-type="float">
            <text:p>0</text:p>
          </table:table-cell>
          <table:table-cell table:formula="of:=[.J105]-[.F10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3" calcext:value-type="date">
            <text:p>13.08.2014</text:p>
          </table:table-cell>
          <table:table-cell office:value-type="float" office:value="1" calcext:value-type="float">
            <text:p>1</text:p>
          </table:table-cell>
          <table:table-cell table:formula="of:=[.J105]" office:value-type="float" office:value="2131707.6" calcext:value-type="float">
            <text:p>2131707,6</text:p>
          </table:table-cell>
          <table:table-cell table:formula="of:=IF([.B106]=0;[.C106]-100000;[.C106])" office:value-type="float" office:value="2131707.6" calcext:value-type="float">
            <text:p>2131707,6</text:p>
          </table:table-cell>
          <table:table-cell table:formula="of:=IF([.B106]=1;[.D106]*1.03;[.D106]*0.99)" office:value-type="float" office:value="2195658.828" calcext:value-type="float">
            <text:p>2195658,828</text:p>
          </table:table-cell>
          <table:table-cell table:formula="of:=IF([.E106]&gt;2500000;2500000;[.E106])" office:value-type="float" office:value="2195658.828" calcext:value-type="float">
            <text:p>2195658,828</text:p>
          </table:table-cell>
          <table:table-cell table:formula="of:=IF([.E106]&gt;2500000;1;0)" office:value-type="float" office:value="0" calcext:value-type="float">
            <text:p>0</text:p>
          </table:table-cell>
          <table:table-cell table:formula="of:=[.E106]-[.F106]" office:value-type="float" office:value="0" calcext:value-type="float">
            <text:p>0</text:p>
          </table:table-cell>
          <table:table-cell table:formula="of:=IF(WEEKDAY([.A106])=7;1;0)" office:value-type="float" office:value="0" calcext:value-type="float">
            <text:p>0</text:p>
          </table:table-cell>
          <table:table-cell table:formula="of:=IF([.I106]=1;IF([.F106]+500000&gt;2500000;2500000;[.F106]+500000);[.F106])" office:value-type="float" office:value="2195658.828" calcext:value-type="float">
            <text:p>2195658,828</text:p>
          </table:table-cell>
          <table:table-cell table:formula="of:=IF([.J106]&gt;[.F106];1;0)" office:value-type="float" office:value="0" calcext:value-type="float">
            <text:p>0</text:p>
          </table:table-cell>
          <table:table-cell table:formula="of:=[.J106]-[.F10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4" calcext:value-type="date">
            <text:p>14.08.2014</text:p>
          </table:table-cell>
          <table:table-cell office:value-type="float" office:value="0" calcext:value-type="float">
            <text:p>0</text:p>
          </table:table-cell>
          <table:table-cell table:formula="of:=[.J106]" office:value-type="float" office:value="2195658.828" calcext:value-type="float">
            <text:p>2195658,828</text:p>
          </table:table-cell>
          <table:table-cell table:formula="of:=IF([.B107]=0;[.C107]-100000;[.C107])" office:value-type="float" office:value="2095658.828" calcext:value-type="float">
            <text:p>2095658,828</text:p>
          </table:table-cell>
          <table:table-cell table:formula="of:=IF([.B107]=1;[.D107]*1.03;[.D107]*0.99)" office:value-type="float" office:value="2074702.23972" calcext:value-type="float">
            <text:p>2074702,23972</text:p>
          </table:table-cell>
          <table:table-cell table:formula="of:=IF([.E107]&gt;2500000;2500000;[.E107])" office:value-type="float" office:value="2074702.23972" calcext:value-type="float">
            <text:p>2074702,23972</text:p>
          </table:table-cell>
          <table:table-cell table:formula="of:=IF([.E107]&gt;2500000;1;0)" office:value-type="float" office:value="0" calcext:value-type="float">
            <text:p>0</text:p>
          </table:table-cell>
          <table:table-cell table:formula="of:=[.E107]-[.F107]" office:value-type="float" office:value="0" calcext:value-type="float">
            <text:p>0</text:p>
          </table:table-cell>
          <table:table-cell table:formula="of:=IF(WEEKDAY([.A107])=7;1;0)" office:value-type="float" office:value="0" calcext:value-type="float">
            <text:p>0</text:p>
          </table:table-cell>
          <table:table-cell table:formula="of:=IF([.I107]=1;IF([.F107]+500000&gt;2500000;2500000;[.F107]+500000);[.F107])" office:value-type="float" office:value="2074702.23972" calcext:value-type="float">
            <text:p>2074702,23972</text:p>
          </table:table-cell>
          <table:table-cell table:formula="of:=IF([.J107]&gt;[.F107];1;0)" office:value-type="float" office:value="0" calcext:value-type="float">
            <text:p>0</text:p>
          </table:table-cell>
          <table:table-cell table:formula="of:=[.J107]-[.F10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5" calcext:value-type="date">
            <text:p>15.08.2014</text:p>
          </table:table-cell>
          <table:table-cell office:value-type="float" office:value="1" calcext:value-type="float">
            <text:p>1</text:p>
          </table:table-cell>
          <table:table-cell table:formula="of:=[.J107]" office:value-type="float" office:value="2074702.23972" calcext:value-type="float">
            <text:p>2074702,23972</text:p>
          </table:table-cell>
          <table:table-cell table:formula="of:=IF([.B108]=0;[.C108]-100000;[.C108])" office:value-type="float" office:value="2074702.23972" calcext:value-type="float">
            <text:p>2074702,23972</text:p>
          </table:table-cell>
          <table:table-cell table:formula="of:=IF([.B108]=1;[.D108]*1.03;[.D108]*0.99)" office:value-type="float" office:value="2136943.3069116" calcext:value-type="float">
            <text:p>2136943,3069116</text:p>
          </table:table-cell>
          <table:table-cell table:formula="of:=IF([.E108]&gt;2500000;2500000;[.E108])" office:value-type="float" office:value="2136943.3069116" calcext:value-type="float">
            <text:p>2136943,3069116</text:p>
          </table:table-cell>
          <table:table-cell table:formula="of:=IF([.E108]&gt;2500000;1;0)" office:value-type="float" office:value="0" calcext:value-type="float">
            <text:p>0</text:p>
          </table:table-cell>
          <table:table-cell table:formula="of:=[.E108]-[.F108]" office:value-type="float" office:value="0" calcext:value-type="float">
            <text:p>0</text:p>
          </table:table-cell>
          <table:table-cell table:formula="of:=IF(WEEKDAY([.A108])=7;1;0)" office:value-type="float" office:value="0" calcext:value-type="float">
            <text:p>0</text:p>
          </table:table-cell>
          <table:table-cell table:formula="of:=IF([.I108]=1;IF([.F108]+500000&gt;2500000;2500000;[.F108]+500000);[.F108])" office:value-type="float" office:value="2136943.3069116" calcext:value-type="float">
            <text:p>2136943,3069116</text:p>
          </table:table-cell>
          <table:table-cell table:formula="of:=IF([.J108]&gt;[.F108];1;0)" office:value-type="float" office:value="0" calcext:value-type="float">
            <text:p>0</text:p>
          </table:table-cell>
          <table:table-cell table:formula="of:=[.J108]-[.F10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6" calcext:value-type="date">
            <text:p>16.08.2014</text:p>
          </table:table-cell>
          <table:table-cell office:value-type="float" office:value="1" calcext:value-type="float">
            <text:p>1</text:p>
          </table:table-cell>
          <table:table-cell table:formula="of:=[.J108]" office:value-type="float" office:value="2136943.3069116" calcext:value-type="float">
            <text:p>2136943,3069116</text:p>
          </table:table-cell>
          <table:table-cell table:formula="of:=IF([.B109]=0;[.C109]-100000;[.C109])" office:value-type="float" office:value="2136943.3069116" calcext:value-type="float">
            <text:p>2136943,3069116</text:p>
          </table:table-cell>
          <table:table-cell table:formula="of:=IF([.B109]=1;[.D109]*1.03;[.D109]*0.99)" office:value-type="float" office:value="2201051.60611895" calcext:value-type="float">
            <text:p>2201051,60611895</text:p>
          </table:table-cell>
          <table:table-cell table:formula="of:=IF([.E109]&gt;2500000;2500000;[.E109])" office:value-type="float" office:value="2201051.60611895" calcext:value-type="float">
            <text:p>2201051,60611895</text:p>
          </table:table-cell>
          <table:table-cell table:formula="of:=IF([.E109]&gt;2500000;1;0)" office:value-type="float" office:value="0" calcext:value-type="float">
            <text:p>0</text:p>
          </table:table-cell>
          <table:table-cell table:formula="of:=[.E109]-[.F109]" office:value-type="float" office:value="0" calcext:value-type="float">
            <text:p>0</text:p>
          </table:table-cell>
          <table:table-cell table:formula="of:=IF(WEEKDAY([.A109])=7;1;0)" office:value-type="float" office:value="1" calcext:value-type="float">
            <text:p>1</text:p>
          </table:table-cell>
          <table:table-cell table:formula="of:=IF([.I109]=1;IF([.F109]+500000&gt;2500000;2500000;[.F109]+500000);[.F109])" office:value-type="float" office:value="2500000" calcext:value-type="float">
            <text:p>2500000</text:p>
          </table:table-cell>
          <table:table-cell table:formula="of:=IF([.J109]&gt;[.F109];1;0)" office:value-type="float" office:value="1" calcext:value-type="float">
            <text:p>1</text:p>
          </table:table-cell>
          <table:table-cell table:formula="of:=[.J109]-[.F109]" office:value-type="float" office:value="298948.393881052" calcext:value-type="float">
            <text:p>298948,393881052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7" calcext:value-type="date">
            <text:p>17.08.2014</text:p>
          </table:table-cell>
          <table:table-cell office:value-type="float" office:value="1" calcext:value-type="float">
            <text:p>1</text:p>
          </table:table-cell>
          <table:table-cell table:formula="of:=[.J109]" office:value-type="float" office:value="2500000" calcext:value-type="float">
            <text:p>2500000</text:p>
          </table:table-cell>
          <table:table-cell table:formula="of:=IF([.B110]=0;[.C110]-100000;[.C110])" office:value-type="float" office:value="2500000" calcext:value-type="float">
            <text:p>2500000</text:p>
          </table:table-cell>
          <table:table-cell table:formula="of:=IF([.B110]=1;[.D110]*1.03;[.D110]*0.99)" office:value-type="float" office:value="2575000" calcext:value-type="float">
            <text:p>2575000</text:p>
          </table:table-cell>
          <table:table-cell table:formula="of:=IF([.E110]&gt;2500000;2500000;[.E110])" office:value-type="float" office:value="2500000" calcext:value-type="float">
            <text:p>2500000</text:p>
          </table:table-cell>
          <table:table-cell table:formula="of:=IF([.E110]&gt;2500000;1;0)" office:value-type="float" office:value="1" calcext:value-type="float">
            <text:p>1</text:p>
          </table:table-cell>
          <table:table-cell table:formula="of:=[.E110]-[.F110]" office:value-type="float" office:value="75000" calcext:value-type="float">
            <text:p>75000</text:p>
          </table:table-cell>
          <table:table-cell table:formula="of:=IF(WEEKDAY([.A110])=7;1;0)" office:value-type="float" office:value="0" calcext:value-type="float">
            <text:p>0</text:p>
          </table:table-cell>
          <table:table-cell table:formula="of:=IF([.I110]=1;IF([.F110]+500000&gt;2500000;2500000;[.F110]+500000);[.F110])" office:value-type="float" office:value="2500000" calcext:value-type="float">
            <text:p>2500000</text:p>
          </table:table-cell>
          <table:table-cell table:formula="of:=IF([.J110]&gt;[.F110];1;0)" office:value-type="float" office:value="0" calcext:value-type="float">
            <text:p>0</text:p>
          </table:table-cell>
          <table:table-cell table:formula="of:=[.J110]-[.F1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8" calcext:value-type="date">
            <text:p>18.08.2014</text:p>
          </table:table-cell>
          <table:table-cell office:value-type="float" office:value="0" calcext:value-type="float">
            <text:p>0</text:p>
          </table:table-cell>
          <table:table-cell table:formula="of:=[.J110]" office:value-type="float" office:value="2500000" calcext:value-type="float">
            <text:p>2500000</text:p>
          </table:table-cell>
          <table:table-cell table:formula="of:=IF([.B111]=0;[.C111]-100000;[.C111])" office:value-type="float" office:value="2400000" calcext:value-type="float">
            <text:p>2400000</text:p>
          </table:table-cell>
          <table:table-cell table:formula="of:=IF([.B111]=1;[.D111]*1.03;[.D111]*0.99)" office:value-type="float" office:value="2376000" calcext:value-type="float">
            <text:p>2376000</text:p>
          </table:table-cell>
          <table:table-cell table:formula="of:=IF([.E111]&gt;2500000;2500000;[.E111])" office:value-type="float" office:value="2376000" calcext:value-type="float">
            <text:p>2376000</text:p>
          </table:table-cell>
          <table:table-cell table:formula="of:=IF([.E111]&gt;2500000;1;0)" office:value-type="float" office:value="0" calcext:value-type="float">
            <text:p>0</text:p>
          </table:table-cell>
          <table:table-cell table:formula="of:=[.E111]-[.F111]" office:value-type="float" office:value="0" calcext:value-type="float">
            <text:p>0</text:p>
          </table:table-cell>
          <table:table-cell table:formula="of:=IF(WEEKDAY([.A111])=7;1;0)" office:value-type="float" office:value="0" calcext:value-type="float">
            <text:p>0</text:p>
          </table:table-cell>
          <table:table-cell table:formula="of:=IF([.I111]=1;IF([.F111]+500000&gt;2500000;2500000;[.F111]+500000);[.F111])" office:value-type="float" office:value="2376000" calcext:value-type="float">
            <text:p>2376000</text:p>
          </table:table-cell>
          <table:table-cell table:formula="of:=IF([.J111]&gt;[.F111];1;0)" office:value-type="float" office:value="0" calcext:value-type="float">
            <text:p>0</text:p>
          </table:table-cell>
          <table:table-cell table:formula="of:=[.J111]-[.F1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19" calcext:value-type="date">
            <text:p>19.08.2014</text:p>
          </table:table-cell>
          <table:table-cell office:value-type="float" office:value="0" calcext:value-type="float">
            <text:p>0</text:p>
          </table:table-cell>
          <table:table-cell table:formula="of:=[.J111]" office:value-type="float" office:value="2376000" calcext:value-type="float">
            <text:p>2376000</text:p>
          </table:table-cell>
          <table:table-cell table:formula="of:=IF([.B112]=0;[.C112]-100000;[.C112])" office:value-type="float" office:value="2276000" calcext:value-type="float">
            <text:p>2276000</text:p>
          </table:table-cell>
          <table:table-cell table:formula="of:=IF([.B112]=1;[.D112]*1.03;[.D112]*0.99)" office:value-type="float" office:value="2253240" calcext:value-type="float">
            <text:p>2253240</text:p>
          </table:table-cell>
          <table:table-cell table:formula="of:=IF([.E112]&gt;2500000;2500000;[.E112])" office:value-type="float" office:value="2253240" calcext:value-type="float">
            <text:p>2253240</text:p>
          </table:table-cell>
          <table:table-cell table:formula="of:=IF([.E112]&gt;2500000;1;0)" office:value-type="float" office:value="0" calcext:value-type="float">
            <text:p>0</text:p>
          </table:table-cell>
          <table:table-cell table:formula="of:=[.E112]-[.F112]" office:value-type="float" office:value="0" calcext:value-type="float">
            <text:p>0</text:p>
          </table:table-cell>
          <table:table-cell table:formula="of:=IF(WEEKDAY([.A112])=7;1;0)" office:value-type="float" office:value="0" calcext:value-type="float">
            <text:p>0</text:p>
          </table:table-cell>
          <table:table-cell table:formula="of:=IF([.I112]=1;IF([.F112]+500000&gt;2500000;2500000;[.F112]+500000);[.F112])" office:value-type="float" office:value="2253240" calcext:value-type="float">
            <text:p>2253240</text:p>
          </table:table-cell>
          <table:table-cell table:formula="of:=IF([.J112]&gt;[.F112];1;0)" office:value-type="float" office:value="0" calcext:value-type="float">
            <text:p>0</text:p>
          </table:table-cell>
          <table:table-cell table:formula="of:=[.J112]-[.F1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0" calcext:value-type="date">
            <text:p>20.08.2014</text:p>
          </table:table-cell>
          <table:table-cell office:value-type="float" office:value="0" calcext:value-type="float">
            <text:p>0</text:p>
          </table:table-cell>
          <table:table-cell table:formula="of:=[.J112]" office:value-type="float" office:value="2253240" calcext:value-type="float">
            <text:p>2253240</text:p>
          </table:table-cell>
          <table:table-cell table:formula="of:=IF([.B113]=0;[.C113]-100000;[.C113])" office:value-type="float" office:value="2153240" calcext:value-type="float">
            <text:p>2153240</text:p>
          </table:table-cell>
          <table:table-cell table:formula="of:=IF([.B113]=1;[.D113]*1.03;[.D113]*0.99)" office:value-type="float" office:value="2131707.6" calcext:value-type="float">
            <text:p>2131707,6</text:p>
          </table:table-cell>
          <table:table-cell table:formula="of:=IF([.E113]&gt;2500000;2500000;[.E113])" office:value-type="float" office:value="2131707.6" calcext:value-type="float">
            <text:p>2131707,6</text:p>
          </table:table-cell>
          <table:table-cell table:formula="of:=IF([.E113]&gt;2500000;1;0)" office:value-type="float" office:value="0" calcext:value-type="float">
            <text:p>0</text:p>
          </table:table-cell>
          <table:table-cell table:formula="of:=[.E113]-[.F113]" office:value-type="float" office:value="0" calcext:value-type="float">
            <text:p>0</text:p>
          </table:table-cell>
          <table:table-cell table:formula="of:=IF(WEEKDAY([.A113])=7;1;0)" office:value-type="float" office:value="0" calcext:value-type="float">
            <text:p>0</text:p>
          </table:table-cell>
          <table:table-cell table:formula="of:=IF([.I113]=1;IF([.F113]+500000&gt;2500000;2500000;[.F113]+500000);[.F113])" office:value-type="float" office:value="2131707.6" calcext:value-type="float">
            <text:p>2131707,6</text:p>
          </table:table-cell>
          <table:table-cell table:formula="of:=IF([.J113]&gt;[.F113];1;0)" office:value-type="float" office:value="0" calcext:value-type="float">
            <text:p>0</text:p>
          </table:table-cell>
          <table:table-cell table:formula="of:=[.J113]-[.F1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1" calcext:value-type="date">
            <text:p>21.08.2014</text:p>
          </table:table-cell>
          <table:table-cell office:value-type="float" office:value="0" calcext:value-type="float">
            <text:p>0</text:p>
          </table:table-cell>
          <table:table-cell table:formula="of:=[.J113]" office:value-type="float" office:value="2131707.6" calcext:value-type="float">
            <text:p>2131707,6</text:p>
          </table:table-cell>
          <table:table-cell table:formula="of:=IF([.B114]=0;[.C114]-100000;[.C114])" office:value-type="float" office:value="2031707.6" calcext:value-type="float">
            <text:p>2031707,6</text:p>
          </table:table-cell>
          <table:table-cell table:formula="of:=IF([.B114]=1;[.D114]*1.03;[.D114]*0.99)" office:value-type="float" office:value="2011390.524" calcext:value-type="float">
            <text:p>2011390,524</text:p>
          </table:table-cell>
          <table:table-cell table:formula="of:=IF([.E114]&gt;2500000;2500000;[.E114])" office:value-type="float" office:value="2011390.524" calcext:value-type="float">
            <text:p>2011390,524</text:p>
          </table:table-cell>
          <table:table-cell table:formula="of:=IF([.E114]&gt;2500000;1;0)" office:value-type="float" office:value="0" calcext:value-type="float">
            <text:p>0</text:p>
          </table:table-cell>
          <table:table-cell table:formula="of:=[.E114]-[.F114]" office:value-type="float" office:value="0" calcext:value-type="float">
            <text:p>0</text:p>
          </table:table-cell>
          <table:table-cell table:formula="of:=IF(WEEKDAY([.A114])=7;1;0)" office:value-type="float" office:value="0" calcext:value-type="float">
            <text:p>0</text:p>
          </table:table-cell>
          <table:table-cell table:formula="of:=IF([.I114]=1;IF([.F114]+500000&gt;2500000;2500000;[.F114]+500000);[.F114])" office:value-type="float" office:value="2011390.524" calcext:value-type="float">
            <text:p>2011390,524</text:p>
          </table:table-cell>
          <table:table-cell table:formula="of:=IF([.J114]&gt;[.F114];1;0)" office:value-type="float" office:value="0" calcext:value-type="float">
            <text:p>0</text:p>
          </table:table-cell>
          <table:table-cell table:formula="of:=[.J114]-[.F1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2" calcext:value-type="date">
            <text:p>22.08.2014</text:p>
          </table:table-cell>
          <table:table-cell office:value-type="float" office:value="0" calcext:value-type="float">
            <text:p>0</text:p>
          </table:table-cell>
          <table:table-cell table:formula="of:=[.J114]" office:value-type="float" office:value="2011390.524" calcext:value-type="float">
            <text:p>2011390,524</text:p>
          </table:table-cell>
          <table:table-cell table:formula="of:=IF([.B115]=0;[.C115]-100000;[.C115])" office:value-type="float" office:value="1911390.524" calcext:value-type="float">
            <text:p>1911390,524</text:p>
          </table:table-cell>
          <table:table-cell table:formula="of:=IF([.B115]=1;[.D115]*1.03;[.D115]*0.99)" office:value-type="float" office:value="1892276.61876" calcext:value-type="float">
            <text:p>1892276,61876</text:p>
          </table:table-cell>
          <table:table-cell table:formula="of:=IF([.E115]&gt;2500000;2500000;[.E115])" office:value-type="float" office:value="1892276.61876" calcext:value-type="float">
            <text:p>1892276,61876</text:p>
          </table:table-cell>
          <table:table-cell table:formula="of:=IF([.E115]&gt;2500000;1;0)" office:value-type="float" office:value="0" calcext:value-type="float">
            <text:p>0</text:p>
          </table:table-cell>
          <table:table-cell table:formula="of:=[.E115]-[.F115]" office:value-type="float" office:value="0" calcext:value-type="float">
            <text:p>0</text:p>
          </table:table-cell>
          <table:table-cell table:formula="of:=IF(WEEKDAY([.A115])=7;1;0)" office:value-type="float" office:value="0" calcext:value-type="float">
            <text:p>0</text:p>
          </table:table-cell>
          <table:table-cell table:formula="of:=IF([.I115]=1;IF([.F115]+500000&gt;2500000;2500000;[.F115]+500000);[.F115])" office:value-type="float" office:value="1892276.61876" calcext:value-type="float">
            <text:p>1892276,61876</text:p>
          </table:table-cell>
          <table:table-cell table:formula="of:=IF([.J115]&gt;[.F115];1;0)" office:value-type="float" office:value="0" calcext:value-type="float">
            <text:p>0</text:p>
          </table:table-cell>
          <table:table-cell table:formula="of:=[.J115]-[.F1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3" calcext:value-type="date">
            <text:p>23.08.2014</text:p>
          </table:table-cell>
          <table:table-cell office:value-type="float" office:value="0" calcext:value-type="float">
            <text:p>0</text:p>
          </table:table-cell>
          <table:table-cell table:formula="of:=[.J115]" office:value-type="float" office:value="1892276.61876" calcext:value-type="float">
            <text:p>1892276,61876</text:p>
          </table:table-cell>
          <table:table-cell table:formula="of:=IF([.B116]=0;[.C116]-100000;[.C116])" office:value-type="float" office:value="1792276.61876" calcext:value-type="float">
            <text:p>1792276,61876</text:p>
          </table:table-cell>
          <table:table-cell table:formula="of:=IF([.B116]=1;[.D116]*1.03;[.D116]*0.99)" office:value-type="float" office:value="1774353.8525724" calcext:value-type="float">
            <text:p>1774353,8525724</text:p>
          </table:table-cell>
          <table:table-cell table:formula="of:=IF([.E116]&gt;2500000;2500000;[.E116])" office:value-type="float" office:value="1774353.8525724" calcext:value-type="float">
            <text:p>1774353,8525724</text:p>
          </table:table-cell>
          <table:table-cell table:formula="of:=IF([.E116]&gt;2500000;1;0)" office:value-type="float" office:value="0" calcext:value-type="float">
            <text:p>0</text:p>
          </table:table-cell>
          <table:table-cell table:formula="of:=[.E116]-[.F116]" office:value-type="float" office:value="0" calcext:value-type="float">
            <text:p>0</text:p>
          </table:table-cell>
          <table:table-cell table:formula="of:=IF(WEEKDAY([.A116])=7;1;0)" office:value-type="float" office:value="1" calcext:value-type="float">
            <text:p>1</text:p>
          </table:table-cell>
          <table:table-cell table:formula="of:=IF([.I116]=1;IF([.F116]+500000&gt;2500000;2500000;[.F116]+500000);[.F116])" office:value-type="float" office:value="2274353.8525724" calcext:value-type="float">
            <text:p>2274353,8525724</text:p>
          </table:table-cell>
          <table:table-cell table:formula="of:=IF([.J116]&gt;[.F116];1;0)" office:value-type="float" office:value="1" calcext:value-type="float">
            <text:p>1</text:p>
          </table:table-cell>
          <table:table-cell table:formula="of:=[.J116]-[.F116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4" calcext:value-type="date">
            <text:p>24.08.2014</text:p>
          </table:table-cell>
          <table:table-cell office:value-type="float" office:value="0" calcext:value-type="float">
            <text:p>0</text:p>
          </table:table-cell>
          <table:table-cell table:formula="of:=[.J116]" office:value-type="float" office:value="2274353.8525724" calcext:value-type="float">
            <text:p>2274353,8525724</text:p>
          </table:table-cell>
          <table:table-cell table:formula="of:=IF([.B117]=0;[.C117]-100000;[.C117])" office:value-type="float" office:value="2174353.8525724" calcext:value-type="float">
            <text:p>2174353,8525724</text:p>
          </table:table-cell>
          <table:table-cell table:formula="of:=IF([.B117]=1;[.D117]*1.03;[.D117]*0.99)" office:value-type="float" office:value="2152610.31404668" calcext:value-type="float">
            <text:p>2152610,31404668</text:p>
          </table:table-cell>
          <table:table-cell table:formula="of:=IF([.E117]&gt;2500000;2500000;[.E117])" office:value-type="float" office:value="2152610.31404668" calcext:value-type="float">
            <text:p>2152610,31404668</text:p>
          </table:table-cell>
          <table:table-cell table:formula="of:=IF([.E117]&gt;2500000;1;0)" office:value-type="float" office:value="0" calcext:value-type="float">
            <text:p>0</text:p>
          </table:table-cell>
          <table:table-cell table:formula="of:=[.E117]-[.F117]" office:value-type="float" office:value="0" calcext:value-type="float">
            <text:p>0</text:p>
          </table:table-cell>
          <table:table-cell table:formula="of:=IF(WEEKDAY([.A117])=7;1;0)" office:value-type="float" office:value="0" calcext:value-type="float">
            <text:p>0</text:p>
          </table:table-cell>
          <table:table-cell table:formula="of:=IF([.I117]=1;IF([.F117]+500000&gt;2500000;2500000;[.F117]+500000);[.F117])" office:value-type="float" office:value="2152610.31404668" calcext:value-type="float">
            <text:p>2152610,31404668</text:p>
          </table:table-cell>
          <table:table-cell table:formula="of:=IF([.J117]&gt;[.F117];1;0)" office:value-type="float" office:value="0" calcext:value-type="float">
            <text:p>0</text:p>
          </table:table-cell>
          <table:table-cell table:formula="of:=[.J117]-[.F1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5" calcext:value-type="date">
            <text:p>25.08.2014</text:p>
          </table:table-cell>
          <table:table-cell office:value-type="float" office:value="0" calcext:value-type="float">
            <text:p>0</text:p>
          </table:table-cell>
          <table:table-cell table:formula="of:=[.J117]" office:value-type="float" office:value="2152610.31404668" calcext:value-type="float">
            <text:p>2152610,31404668</text:p>
          </table:table-cell>
          <table:table-cell table:formula="of:=IF([.B118]=0;[.C118]-100000;[.C118])" office:value-type="float" office:value="2052610.31404668" calcext:value-type="float">
            <text:p>2052610,31404668</text:p>
          </table:table-cell>
          <table:table-cell table:formula="of:=IF([.B118]=1;[.D118]*1.03;[.D118]*0.99)" office:value-type="float" office:value="2032084.21090621" calcext:value-type="float">
            <text:p>2032084,21090621</text:p>
          </table:table-cell>
          <table:table-cell table:formula="of:=IF([.E118]&gt;2500000;2500000;[.E118])" office:value-type="float" office:value="2032084.21090621" calcext:value-type="float">
            <text:p>2032084,21090621</text:p>
          </table:table-cell>
          <table:table-cell table:formula="of:=IF([.E118]&gt;2500000;1;0)" office:value-type="float" office:value="0" calcext:value-type="float">
            <text:p>0</text:p>
          </table:table-cell>
          <table:table-cell table:formula="of:=[.E118]-[.F118]" office:value-type="float" office:value="0" calcext:value-type="float">
            <text:p>0</text:p>
          </table:table-cell>
          <table:table-cell table:formula="of:=IF(WEEKDAY([.A118])=7;1;0)" office:value-type="float" office:value="0" calcext:value-type="float">
            <text:p>0</text:p>
          </table:table-cell>
          <table:table-cell table:formula="of:=IF([.I118]=1;IF([.F118]+500000&gt;2500000;2500000;[.F118]+500000);[.F118])" office:value-type="float" office:value="2032084.21090621" calcext:value-type="float">
            <text:p>2032084,21090621</text:p>
          </table:table-cell>
          <table:table-cell table:formula="of:=IF([.J118]&gt;[.F118];1;0)" office:value-type="float" office:value="0" calcext:value-type="float">
            <text:p>0</text:p>
          </table:table-cell>
          <table:table-cell table:formula="of:=[.J118]-[.F1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6" calcext:value-type="date">
            <text:p>26.08.2014</text:p>
          </table:table-cell>
          <table:table-cell office:value-type="float" office:value="0" calcext:value-type="float">
            <text:p>0</text:p>
          </table:table-cell>
          <table:table-cell table:formula="of:=[.J118]" office:value-type="float" office:value="2032084.21090621" calcext:value-type="float">
            <text:p>2032084,21090621</text:p>
          </table:table-cell>
          <table:table-cell table:formula="of:=IF([.B119]=0;[.C119]-100000;[.C119])" office:value-type="float" office:value="1932084.21090621" calcext:value-type="float">
            <text:p>1932084,21090621</text:p>
          </table:table-cell>
          <table:table-cell table:formula="of:=IF([.B119]=1;[.D119]*1.03;[.D119]*0.99)" office:value-type="float" office:value="1912763.36879715" calcext:value-type="float">
            <text:p>1912763,36879715</text:p>
          </table:table-cell>
          <table:table-cell table:formula="of:=IF([.E119]&gt;2500000;2500000;[.E119])" office:value-type="float" office:value="1912763.36879715" calcext:value-type="float">
            <text:p>1912763,36879715</text:p>
          </table:table-cell>
          <table:table-cell table:formula="of:=IF([.E119]&gt;2500000;1;0)" office:value-type="float" office:value="0" calcext:value-type="float">
            <text:p>0</text:p>
          </table:table-cell>
          <table:table-cell table:formula="of:=[.E119]-[.F119]" office:value-type="float" office:value="0" calcext:value-type="float">
            <text:p>0</text:p>
          </table:table-cell>
          <table:table-cell table:formula="of:=IF(WEEKDAY([.A119])=7;1;0)" office:value-type="float" office:value="0" calcext:value-type="float">
            <text:p>0</text:p>
          </table:table-cell>
          <table:table-cell table:formula="of:=IF([.I119]=1;IF([.F119]+500000&gt;2500000;2500000;[.F119]+500000);[.F119])" office:value-type="float" office:value="1912763.36879715" calcext:value-type="float">
            <text:p>1912763,36879715</text:p>
          </table:table-cell>
          <table:table-cell table:formula="of:=IF([.J119]&gt;[.F119];1;0)" office:value-type="float" office:value="0" calcext:value-type="float">
            <text:p>0</text:p>
          </table:table-cell>
          <table:table-cell table:formula="of:=[.J119]-[.F1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7" calcext:value-type="date">
            <text:p>27.08.2014</text:p>
          </table:table-cell>
          <table:table-cell office:value-type="float" office:value="0" calcext:value-type="float">
            <text:p>0</text:p>
          </table:table-cell>
          <table:table-cell table:formula="of:=[.J119]" office:value-type="float" office:value="1912763.36879715" calcext:value-type="float">
            <text:p>1912763,36879715</text:p>
          </table:table-cell>
          <table:table-cell table:formula="of:=IF([.B120]=0;[.C120]-100000;[.C120])" office:value-type="float" office:value="1812763.36879715" calcext:value-type="float">
            <text:p>1812763,36879715</text:p>
          </table:table-cell>
          <table:table-cell table:formula="of:=IF([.B120]=1;[.D120]*1.03;[.D120]*0.99)" office:value-type="float" office:value="1794635.73510918" calcext:value-type="float">
            <text:p>1794635,73510918</text:p>
          </table:table-cell>
          <table:table-cell table:formula="of:=IF([.E120]&gt;2500000;2500000;[.E120])" office:value-type="float" office:value="1794635.73510918" calcext:value-type="float">
            <text:p>1794635,73510918</text:p>
          </table:table-cell>
          <table:table-cell table:formula="of:=IF([.E120]&gt;2500000;1;0)" office:value-type="float" office:value="0" calcext:value-type="float">
            <text:p>0</text:p>
          </table:table-cell>
          <table:table-cell table:formula="of:=[.E120]-[.F120]" office:value-type="float" office:value="0" calcext:value-type="float">
            <text:p>0</text:p>
          </table:table-cell>
          <table:table-cell table:formula="of:=IF(WEEKDAY([.A120])=7;1;0)" office:value-type="float" office:value="0" calcext:value-type="float">
            <text:p>0</text:p>
          </table:table-cell>
          <table:table-cell table:formula="of:=IF([.I120]=1;IF([.F120]+500000&gt;2500000;2500000;[.F120]+500000);[.F120])" office:value-type="float" office:value="1794635.73510918" calcext:value-type="float">
            <text:p>1794635,73510918</text:p>
          </table:table-cell>
          <table:table-cell table:formula="of:=IF([.J120]&gt;[.F120];1;0)" office:value-type="float" office:value="0" calcext:value-type="float">
            <text:p>0</text:p>
          </table:table-cell>
          <table:table-cell table:formula="of:=[.J120]-[.F1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8" calcext:value-type="date">
            <text:p>28.08.2014</text:p>
          </table:table-cell>
          <table:table-cell office:value-type="float" office:value="1" calcext:value-type="float">
            <text:p>1</text:p>
          </table:table-cell>
          <table:table-cell table:formula="of:=[.J120]" office:value-type="float" office:value="1794635.73510918" calcext:value-type="float">
            <text:p>1794635,73510918</text:p>
          </table:table-cell>
          <table:table-cell table:formula="of:=IF([.B121]=0;[.C121]-100000;[.C121])" office:value-type="float" office:value="1794635.73510918" calcext:value-type="float">
            <text:p>1794635,73510918</text:p>
          </table:table-cell>
          <table:table-cell table:formula="of:=IF([.B121]=1;[.D121]*1.03;[.D121]*0.99)" office:value-type="float" office:value="1848474.80716245" calcext:value-type="float">
            <text:p>1848474,80716245</text:p>
          </table:table-cell>
          <table:table-cell table:formula="of:=IF([.E121]&gt;2500000;2500000;[.E121])" office:value-type="float" office:value="1848474.80716245" calcext:value-type="float">
            <text:p>1848474,80716245</text:p>
          </table:table-cell>
          <table:table-cell table:formula="of:=IF([.E121]&gt;2500000;1;0)" office:value-type="float" office:value="0" calcext:value-type="float">
            <text:p>0</text:p>
          </table:table-cell>
          <table:table-cell table:formula="of:=[.E121]-[.F121]" office:value-type="float" office:value="0" calcext:value-type="float">
            <text:p>0</text:p>
          </table:table-cell>
          <table:table-cell table:formula="of:=IF(WEEKDAY([.A121])=7;1;0)" office:value-type="float" office:value="0" calcext:value-type="float">
            <text:p>0</text:p>
          </table:table-cell>
          <table:table-cell table:formula="of:=IF([.I121]=1;IF([.F121]+500000&gt;2500000;2500000;[.F121]+500000);[.F121])" office:value-type="float" office:value="1848474.80716245" calcext:value-type="float">
            <text:p>1848474,80716245</text:p>
          </table:table-cell>
          <table:table-cell table:formula="of:=IF([.J121]&gt;[.F121];1;0)" office:value-type="float" office:value="0" calcext:value-type="float">
            <text:p>0</text:p>
          </table:table-cell>
          <table:table-cell table:formula="of:=[.J121]-[.F1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29" calcext:value-type="date">
            <text:p>29.08.2014</text:p>
          </table:table-cell>
          <table:table-cell office:value-type="float" office:value="0" calcext:value-type="float">
            <text:p>0</text:p>
          </table:table-cell>
          <table:table-cell table:formula="of:=[.J121]" office:value-type="float" office:value="1848474.80716245" calcext:value-type="float">
            <text:p>1848474,80716245</text:p>
          </table:table-cell>
          <table:table-cell table:formula="of:=IF([.B122]=0;[.C122]-100000;[.C122])" office:value-type="float" office:value="1748474.80716245" calcext:value-type="float">
            <text:p>1748474,80716245</text:p>
          </table:table-cell>
          <table:table-cell table:formula="of:=IF([.B122]=1;[.D122]*1.03;[.D122]*0.99)" office:value-type="float" office:value="1730990.05909083" calcext:value-type="float">
            <text:p>1730990,05909083</text:p>
          </table:table-cell>
          <table:table-cell table:formula="of:=IF([.E122]&gt;2500000;2500000;[.E122])" office:value-type="float" office:value="1730990.05909083" calcext:value-type="float">
            <text:p>1730990,05909083</text:p>
          </table:table-cell>
          <table:table-cell table:formula="of:=IF([.E122]&gt;2500000;1;0)" office:value-type="float" office:value="0" calcext:value-type="float">
            <text:p>0</text:p>
          </table:table-cell>
          <table:table-cell table:formula="of:=[.E122]-[.F122]" office:value-type="float" office:value="0" calcext:value-type="float">
            <text:p>0</text:p>
          </table:table-cell>
          <table:table-cell table:formula="of:=IF(WEEKDAY([.A122])=7;1;0)" office:value-type="float" office:value="0" calcext:value-type="float">
            <text:p>0</text:p>
          </table:table-cell>
          <table:table-cell table:formula="of:=IF([.I122]=1;IF([.F122]+500000&gt;2500000;2500000;[.F122]+500000);[.F122])" office:value-type="float" office:value="1730990.05909083" calcext:value-type="float">
            <text:p>1730990,05909083</text:p>
          </table:table-cell>
          <table:table-cell table:formula="of:=IF([.J122]&gt;[.F122];1;0)" office:value-type="float" office:value="0" calcext:value-type="float">
            <text:p>0</text:p>
          </table:table-cell>
          <table:table-cell table:formula="of:=[.J122]-[.F1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30" calcext:value-type="date">
            <text:p>30.08.2014</text:p>
          </table:table-cell>
          <table:table-cell office:value-type="float" office:value="0" calcext:value-type="float">
            <text:p>0</text:p>
          </table:table-cell>
          <table:table-cell table:formula="of:=[.J122]" office:value-type="float" office:value="1730990.05909083" calcext:value-type="float">
            <text:p>1730990,05909083</text:p>
          </table:table-cell>
          <table:table-cell table:formula="of:=IF([.B123]=0;[.C123]-100000;[.C123])" office:value-type="float" office:value="1630990.05909083" calcext:value-type="float">
            <text:p>1630990,05909083</text:p>
          </table:table-cell>
          <table:table-cell table:formula="of:=IF([.B123]=1;[.D123]*1.03;[.D123]*0.99)" office:value-type="float" office:value="1614680.15849992" calcext:value-type="float">
            <text:p>1614680,15849992</text:p>
          </table:table-cell>
          <table:table-cell table:formula="of:=IF([.E123]&gt;2500000;2500000;[.E123])" office:value-type="float" office:value="1614680.15849992" calcext:value-type="float">
            <text:p>1614680,15849992</text:p>
          </table:table-cell>
          <table:table-cell table:formula="of:=IF([.E123]&gt;2500000;1;0)" office:value-type="float" office:value="0" calcext:value-type="float">
            <text:p>0</text:p>
          </table:table-cell>
          <table:table-cell table:formula="of:=[.E123]-[.F123]" office:value-type="float" office:value="0" calcext:value-type="float">
            <text:p>0</text:p>
          </table:table-cell>
          <table:table-cell table:formula="of:=IF(WEEKDAY([.A123])=7;1;0)" office:value-type="float" office:value="1" calcext:value-type="float">
            <text:p>1</text:p>
          </table:table-cell>
          <table:table-cell table:formula="of:=IF([.I123]=1;IF([.F123]+500000&gt;2500000;2500000;[.F123]+500000);[.F123])" office:value-type="float" office:value="2114680.15849992" calcext:value-type="float">
            <text:p>2114680,15849992</text:p>
          </table:table-cell>
          <table:table-cell table:formula="of:=IF([.J123]&gt;[.F123];1;0)" office:value-type="float" office:value="1" calcext:value-type="float">
            <text:p>1</text:p>
          </table:table-cell>
          <table:table-cell table:formula="of:=[.J123]-[.F123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8-31" calcext:value-type="date">
            <text:p>31.08.2014</text:p>
          </table:table-cell>
          <table:table-cell office:value-type="float" office:value="1" calcext:value-type="float">
            <text:p>1</text:p>
          </table:table-cell>
          <table:table-cell table:formula="of:=[.J123]" office:value-type="float" office:value="2114680.15849992" calcext:value-type="float">
            <text:p>2114680,15849992</text:p>
          </table:table-cell>
          <table:table-cell table:formula="of:=IF([.B124]=0;[.C124]-100000;[.C124])" office:value-type="float" office:value="2114680.15849992" calcext:value-type="float">
            <text:p>2114680,15849992</text:p>
          </table:table-cell>
          <table:table-cell table:formula="of:=IF([.B124]=1;[.D124]*1.03;[.D124]*0.99)" office:value-type="float" office:value="2178120.56325492" calcext:value-type="float">
            <text:p>2178120,56325492</text:p>
          </table:table-cell>
          <table:table-cell table:formula="of:=IF([.E124]&gt;2500000;2500000;[.E124])" office:value-type="float" office:value="2178120.56325492" calcext:value-type="float">
            <text:p>2178120,56325492</text:p>
          </table:table-cell>
          <table:table-cell table:formula="of:=IF([.E124]&gt;2500000;1;0)" office:value-type="float" office:value="0" calcext:value-type="float">
            <text:p>0</text:p>
          </table:table-cell>
          <table:table-cell table:formula="of:=[.E124]-[.F124]" office:value-type="float" office:value="0" calcext:value-type="float">
            <text:p>0</text:p>
          </table:table-cell>
          <table:table-cell table:formula="of:=IF(WEEKDAY([.A124])=7;1;0)" office:value-type="float" office:value="0" calcext:value-type="float">
            <text:p>0</text:p>
          </table:table-cell>
          <table:table-cell table:formula="of:=IF([.I124]=1;IF([.F124]+500000&gt;2500000;2500000;[.F124]+500000);[.F124])" office:value-type="float" office:value="2178120.56325492" calcext:value-type="float">
            <text:p>2178120,56325492</text:p>
          </table:table-cell>
          <table:table-cell table:formula="of:=IF([.J124]&gt;[.F124];1;0)" office:value-type="float" office:value="0" calcext:value-type="float">
            <text:p>0</text:p>
          </table:table-cell>
          <table:table-cell table:formula="of:=[.J124]-[.F12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1" calcext:value-type="date">
            <text:p>1.09.2014</text:p>
          </table:table-cell>
          <table:table-cell office:value-type="float" office:value="0" calcext:value-type="float">
            <text:p>0</text:p>
          </table:table-cell>
          <table:table-cell table:formula="of:=[.J124]" office:value-type="float" office:value="2178120.56325492" calcext:value-type="float">
            <text:p>2178120,56325492</text:p>
          </table:table-cell>
          <table:table-cell table:formula="of:=IF([.B125]=0;[.C125]-100000;[.C125])" office:value-type="float" office:value="2078120.56325492" calcext:value-type="float">
            <text:p>2078120,56325492</text:p>
          </table:table-cell>
          <table:table-cell table:formula="of:=IF([.B125]=1;[.D125]*1.03;[.D125]*0.99)" office:value-type="float" office:value="2057339.35762237" calcext:value-type="float">
            <text:p>2057339,35762237</text:p>
          </table:table-cell>
          <table:table-cell table:formula="of:=IF([.E125]&gt;2500000;2500000;[.E125])" office:value-type="float" office:value="2057339.35762237" calcext:value-type="float">
            <text:p>2057339,35762237</text:p>
          </table:table-cell>
          <table:table-cell table:formula="of:=IF([.E125]&gt;2500000;1;0)" office:value-type="float" office:value="0" calcext:value-type="float">
            <text:p>0</text:p>
          </table:table-cell>
          <table:table-cell table:formula="of:=[.E125]-[.F125]" office:value-type="float" office:value="0" calcext:value-type="float">
            <text:p>0</text:p>
          </table:table-cell>
          <table:table-cell table:formula="of:=IF(WEEKDAY([.A125])=7;1;0)" office:value-type="float" office:value="0" calcext:value-type="float">
            <text:p>0</text:p>
          </table:table-cell>
          <table:table-cell table:formula="of:=IF([.I125]=1;IF([.F125]+500000&gt;2500000;2500000;[.F125]+500000);[.F125])" office:value-type="float" office:value="2057339.35762237" calcext:value-type="float">
            <text:p>2057339,35762237</text:p>
          </table:table-cell>
          <table:table-cell table:formula="of:=IF([.J125]&gt;[.F125];1;0)" office:value-type="float" office:value="0" calcext:value-type="float">
            <text:p>0</text:p>
          </table:table-cell>
          <table:table-cell table:formula="of:=[.J125]-[.F1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2" calcext:value-type="date">
            <text:p>2.09.2014</text:p>
          </table:table-cell>
          <table:table-cell office:value-type="float" office:value="0" calcext:value-type="float">
            <text:p>0</text:p>
          </table:table-cell>
          <table:table-cell table:formula="of:=[.J125]" office:value-type="float" office:value="2057339.35762237" calcext:value-type="float">
            <text:p>2057339,35762237</text:p>
          </table:table-cell>
          <table:table-cell table:formula="of:=IF([.B126]=0;[.C126]-100000;[.C126])" office:value-type="float" office:value="1957339.35762237" calcext:value-type="float">
            <text:p>1957339,35762237</text:p>
          </table:table-cell>
          <table:table-cell table:formula="of:=IF([.B126]=1;[.D126]*1.03;[.D126]*0.99)" office:value-type="float" office:value="1937765.96404614" calcext:value-type="float">
            <text:p>1937765,96404614</text:p>
          </table:table-cell>
          <table:table-cell table:formula="of:=IF([.E126]&gt;2500000;2500000;[.E126])" office:value-type="float" office:value="1937765.96404614" calcext:value-type="float">
            <text:p>1937765,96404614</text:p>
          </table:table-cell>
          <table:table-cell table:formula="of:=IF([.E126]&gt;2500000;1;0)" office:value-type="float" office:value="0" calcext:value-type="float">
            <text:p>0</text:p>
          </table:table-cell>
          <table:table-cell table:formula="of:=[.E126]-[.F126]" office:value-type="float" office:value="0" calcext:value-type="float">
            <text:p>0</text:p>
          </table:table-cell>
          <table:table-cell table:formula="of:=IF(WEEKDAY([.A126])=7;1;0)" office:value-type="float" office:value="0" calcext:value-type="float">
            <text:p>0</text:p>
          </table:table-cell>
          <table:table-cell table:formula="of:=IF([.I126]=1;IF([.F126]+500000&gt;2500000;2500000;[.F126]+500000);[.F126])" office:value-type="float" office:value="1937765.96404614" calcext:value-type="float">
            <text:p>1937765,96404614</text:p>
          </table:table-cell>
          <table:table-cell table:formula="of:=IF([.J126]&gt;[.F126];1;0)" office:value-type="float" office:value="0" calcext:value-type="float">
            <text:p>0</text:p>
          </table:table-cell>
          <table:table-cell table:formula="of:=[.J126]-[.F1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3" calcext:value-type="date">
            <text:p>3.09.2014</text:p>
          </table:table-cell>
          <table:table-cell office:value-type="float" office:value="0" calcext:value-type="float">
            <text:p>0</text:p>
          </table:table-cell>
          <table:table-cell table:formula="of:=[.J126]" office:value-type="float" office:value="1937765.96404614" calcext:value-type="float">
            <text:p>1937765,96404614</text:p>
          </table:table-cell>
          <table:table-cell table:formula="of:=IF([.B127]=0;[.C127]-100000;[.C127])" office:value-type="float" office:value="1837765.96404614" calcext:value-type="float">
            <text:p>1837765,96404614</text:p>
          </table:table-cell>
          <table:table-cell table:formula="of:=IF([.B127]=1;[.D127]*1.03;[.D127]*0.99)" office:value-type="float" office:value="1819388.30440568" calcext:value-type="float">
            <text:p>1819388,30440568</text:p>
          </table:table-cell>
          <table:table-cell table:formula="of:=IF([.E127]&gt;2500000;2500000;[.E127])" office:value-type="float" office:value="1819388.30440568" calcext:value-type="float">
            <text:p>1819388,30440568</text:p>
          </table:table-cell>
          <table:table-cell table:formula="of:=IF([.E127]&gt;2500000;1;0)" office:value-type="float" office:value="0" calcext:value-type="float">
            <text:p>0</text:p>
          </table:table-cell>
          <table:table-cell table:formula="of:=[.E127]-[.F127]" office:value-type="float" office:value="0" calcext:value-type="float">
            <text:p>0</text:p>
          </table:table-cell>
          <table:table-cell table:formula="of:=IF(WEEKDAY([.A127])=7;1;0)" office:value-type="float" office:value="0" calcext:value-type="float">
            <text:p>0</text:p>
          </table:table-cell>
          <table:table-cell table:formula="of:=IF([.I127]=1;IF([.F127]+500000&gt;2500000;2500000;[.F127]+500000);[.F127])" office:value-type="float" office:value="1819388.30440568" calcext:value-type="float">
            <text:p>1819388,30440568</text:p>
          </table:table-cell>
          <table:table-cell table:formula="of:=IF([.J127]&gt;[.F127];1;0)" office:value-type="float" office:value="0" calcext:value-type="float">
            <text:p>0</text:p>
          </table:table-cell>
          <table:table-cell table:formula="of:=[.J127]-[.F1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4" calcext:value-type="date">
            <text:p>4.09.2014</text:p>
          </table:table-cell>
          <table:table-cell office:value-type="float" office:value="0" calcext:value-type="float">
            <text:p>0</text:p>
          </table:table-cell>
          <table:table-cell table:formula="of:=[.J127]" office:value-type="float" office:value="1819388.30440568" calcext:value-type="float">
            <text:p>1819388,30440568</text:p>
          </table:table-cell>
          <table:table-cell table:formula="of:=IF([.B128]=0;[.C128]-100000;[.C128])" office:value-type="float" office:value="1719388.30440568" calcext:value-type="float">
            <text:p>1719388,30440568</text:p>
          </table:table-cell>
          <table:table-cell table:formula="of:=IF([.B128]=1;[.D128]*1.03;[.D128]*0.99)" office:value-type="float" office:value="1702194.42136163" calcext:value-type="float">
            <text:p>1702194,42136163</text:p>
          </table:table-cell>
          <table:table-cell table:formula="of:=IF([.E128]&gt;2500000;2500000;[.E128])" office:value-type="float" office:value="1702194.42136163" calcext:value-type="float">
            <text:p>1702194,42136163</text:p>
          </table:table-cell>
          <table:table-cell table:formula="of:=IF([.E128]&gt;2500000;1;0)" office:value-type="float" office:value="0" calcext:value-type="float">
            <text:p>0</text:p>
          </table:table-cell>
          <table:table-cell table:formula="of:=[.E128]-[.F128]" office:value-type="float" office:value="0" calcext:value-type="float">
            <text:p>0</text:p>
          </table:table-cell>
          <table:table-cell table:formula="of:=IF(WEEKDAY([.A128])=7;1;0)" office:value-type="float" office:value="0" calcext:value-type="float">
            <text:p>0</text:p>
          </table:table-cell>
          <table:table-cell table:formula="of:=IF([.I128]=1;IF([.F128]+500000&gt;2500000;2500000;[.F128]+500000);[.F128])" office:value-type="float" office:value="1702194.42136163" calcext:value-type="float">
            <text:p>1702194,42136163</text:p>
          </table:table-cell>
          <table:table-cell table:formula="of:=IF([.J128]&gt;[.F128];1;0)" office:value-type="float" office:value="0" calcext:value-type="float">
            <text:p>0</text:p>
          </table:table-cell>
          <table:table-cell table:formula="of:=[.J128]-[.F12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5" calcext:value-type="date">
            <text:p>5.09.2014</text:p>
          </table:table-cell>
          <table:table-cell office:value-type="float" office:value="0" calcext:value-type="float">
            <text:p>0</text:p>
          </table:table-cell>
          <table:table-cell table:formula="of:=[.J128]" office:value-type="float" office:value="1702194.42136163" calcext:value-type="float">
            <text:p>1702194,42136163</text:p>
          </table:table-cell>
          <table:table-cell table:formula="of:=IF([.B129]=0;[.C129]-100000;[.C129])" office:value-type="float" office:value="1602194.42136163" calcext:value-type="float">
            <text:p>1602194,42136163</text:p>
          </table:table-cell>
          <table:table-cell table:formula="of:=IF([.B129]=1;[.D129]*1.03;[.D129]*0.99)" office:value-type="float" office:value="1586172.47714801" calcext:value-type="float">
            <text:p>1586172,47714801</text:p>
          </table:table-cell>
          <table:table-cell table:formula="of:=IF([.E129]&gt;2500000;2500000;[.E129])" office:value-type="float" office:value="1586172.47714801" calcext:value-type="float">
            <text:p>1586172,47714801</text:p>
          </table:table-cell>
          <table:table-cell table:formula="of:=IF([.E129]&gt;2500000;1;0)" office:value-type="float" office:value="0" calcext:value-type="float">
            <text:p>0</text:p>
          </table:table-cell>
          <table:table-cell table:formula="of:=[.E129]-[.F129]" office:value-type="float" office:value="0" calcext:value-type="float">
            <text:p>0</text:p>
          </table:table-cell>
          <table:table-cell table:formula="of:=IF(WEEKDAY([.A129])=7;1;0)" office:value-type="float" office:value="0" calcext:value-type="float">
            <text:p>0</text:p>
          </table:table-cell>
          <table:table-cell table:formula="of:=IF([.I129]=1;IF([.F129]+500000&gt;2500000;2500000;[.F129]+500000);[.F129])" office:value-type="float" office:value="1586172.47714801" calcext:value-type="float">
            <text:p>1586172,47714801</text:p>
          </table:table-cell>
          <table:table-cell table:formula="of:=IF([.J129]&gt;[.F129];1;0)" office:value-type="float" office:value="0" calcext:value-type="float">
            <text:p>0</text:p>
          </table:table-cell>
          <table:table-cell table:formula="of:=[.J129]-[.F1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6" calcext:value-type="date">
            <text:p>6.09.2014</text:p>
          </table:table-cell>
          <table:table-cell office:value-type="float" office:value="0" calcext:value-type="float">
            <text:p>0</text:p>
          </table:table-cell>
          <table:table-cell table:formula="of:=[.J129]" office:value-type="float" office:value="1586172.47714801" calcext:value-type="float">
            <text:p>1586172,47714801</text:p>
          </table:table-cell>
          <table:table-cell table:formula="of:=IF([.B130]=0;[.C130]-100000;[.C130])" office:value-type="float" office:value="1486172.47714801" calcext:value-type="float">
            <text:p>1486172,47714801</text:p>
          </table:table-cell>
          <table:table-cell table:formula="of:=IF([.B130]=1;[.D130]*1.03;[.D130]*0.99)" office:value-type="float" office:value="1471310.75237653" calcext:value-type="float">
            <text:p>1471310,75237653</text:p>
          </table:table-cell>
          <table:table-cell table:formula="of:=IF([.E130]&gt;2500000;2500000;[.E130])" office:value-type="float" office:value="1471310.75237653" calcext:value-type="float">
            <text:p>1471310,75237653</text:p>
          </table:table-cell>
          <table:table-cell table:formula="of:=IF([.E130]&gt;2500000;1;0)" office:value-type="float" office:value="0" calcext:value-type="float">
            <text:p>0</text:p>
          </table:table-cell>
          <table:table-cell table:formula="of:=[.E130]-[.F130]" office:value-type="float" office:value="0" calcext:value-type="float">
            <text:p>0</text:p>
          </table:table-cell>
          <table:table-cell table:formula="of:=IF(WEEKDAY([.A130])=7;1;0)" office:value-type="float" office:value="1" calcext:value-type="float">
            <text:p>1</text:p>
          </table:table-cell>
          <table:table-cell table:formula="of:=IF([.I130]=1;IF([.F130]+500000&gt;2500000;2500000;[.F130]+500000);[.F130])" office:value-type="float" office:value="1971310.75237653" calcext:value-type="float">
            <text:p>1971310,75237653</text:p>
          </table:table-cell>
          <table:table-cell table:formula="of:=IF([.J130]&gt;[.F130];1;0)" office:value-type="float" office:value="1" calcext:value-type="float">
            <text:p>1</text:p>
          </table:table-cell>
          <table:table-cell table:formula="of:=[.J130]-[.F130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7" calcext:value-type="date">
            <text:p>7.09.2014</text:p>
          </table:table-cell>
          <table:table-cell office:value-type="float" office:value="0" calcext:value-type="float">
            <text:p>0</text:p>
          </table:table-cell>
          <table:table-cell table:formula="of:=[.J130]" office:value-type="float" office:value="1971310.75237653" calcext:value-type="float">
            <text:p>1971310,75237653</text:p>
          </table:table-cell>
          <table:table-cell table:formula="of:=IF([.B131]=0;[.C131]-100000;[.C131])" office:value-type="float" office:value="1871310.75237653" calcext:value-type="float">
            <text:p>1871310,75237653</text:p>
          </table:table-cell>
          <table:table-cell table:formula="of:=IF([.B131]=1;[.D131]*1.03;[.D131]*0.99)" office:value-type="float" office:value="1852597.64485276" calcext:value-type="float">
            <text:p>1852597,64485276</text:p>
          </table:table-cell>
          <table:table-cell table:formula="of:=IF([.E131]&gt;2500000;2500000;[.E131])" office:value-type="float" office:value="1852597.64485276" calcext:value-type="float">
            <text:p>1852597,64485276</text:p>
          </table:table-cell>
          <table:table-cell table:formula="of:=IF([.E131]&gt;2500000;1;0)" office:value-type="float" office:value="0" calcext:value-type="float">
            <text:p>0</text:p>
          </table:table-cell>
          <table:table-cell table:formula="of:=[.E131]-[.F131]" office:value-type="float" office:value="0" calcext:value-type="float">
            <text:p>0</text:p>
          </table:table-cell>
          <table:table-cell table:formula="of:=IF(WEEKDAY([.A131])=7;1;0)" office:value-type="float" office:value="0" calcext:value-type="float">
            <text:p>0</text:p>
          </table:table-cell>
          <table:table-cell table:formula="of:=IF([.I131]=1;IF([.F131]+500000&gt;2500000;2500000;[.F131]+500000);[.F131])" office:value-type="float" office:value="1852597.64485276" calcext:value-type="float">
            <text:p>1852597,64485276</text:p>
          </table:table-cell>
          <table:table-cell table:formula="of:=IF([.J131]&gt;[.F131];1;0)" office:value-type="float" office:value="0" calcext:value-type="float">
            <text:p>0</text:p>
          </table:table-cell>
          <table:table-cell table:formula="of:=[.J131]-[.F1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8" calcext:value-type="date">
            <text:p>8.09.2014</text:p>
          </table:table-cell>
          <table:table-cell office:value-type="float" office:value="1" calcext:value-type="float">
            <text:p>1</text:p>
          </table:table-cell>
          <table:table-cell table:formula="of:=[.J131]" office:value-type="float" office:value="1852597.64485276" calcext:value-type="float">
            <text:p>1852597,64485276</text:p>
          </table:table-cell>
          <table:table-cell table:formula="of:=IF([.B132]=0;[.C132]-100000;[.C132])" office:value-type="float" office:value="1852597.64485276" calcext:value-type="float">
            <text:p>1852597,64485276</text:p>
          </table:table-cell>
          <table:table-cell table:formula="of:=IF([.B132]=1;[.D132]*1.03;[.D132]*0.99)" office:value-type="float" office:value="1908175.57419835" calcext:value-type="float">
            <text:p>1908175,57419835</text:p>
          </table:table-cell>
          <table:table-cell table:formula="of:=IF([.E132]&gt;2500000;2500000;[.E132])" office:value-type="float" office:value="1908175.57419835" calcext:value-type="float">
            <text:p>1908175,57419835</text:p>
          </table:table-cell>
          <table:table-cell table:formula="of:=IF([.E132]&gt;2500000;1;0)" office:value-type="float" office:value="0" calcext:value-type="float">
            <text:p>0</text:p>
          </table:table-cell>
          <table:table-cell table:formula="of:=[.E132]-[.F132]" office:value-type="float" office:value="0" calcext:value-type="float">
            <text:p>0</text:p>
          </table:table-cell>
          <table:table-cell table:formula="of:=IF(WEEKDAY([.A132])=7;1;0)" office:value-type="float" office:value="0" calcext:value-type="float">
            <text:p>0</text:p>
          </table:table-cell>
          <table:table-cell table:formula="of:=IF([.I132]=1;IF([.F132]+500000&gt;2500000;2500000;[.F132]+500000);[.F132])" office:value-type="float" office:value="1908175.57419835" calcext:value-type="float">
            <text:p>1908175,57419835</text:p>
          </table:table-cell>
          <table:table-cell table:formula="of:=IF([.J132]&gt;[.F132];1;0)" office:value-type="float" office:value="0" calcext:value-type="float">
            <text:p>0</text:p>
          </table:table-cell>
          <table:table-cell table:formula="of:=[.J132]-[.F1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09" calcext:value-type="date">
            <text:p>9.09.2014</text:p>
          </table:table-cell>
          <table:table-cell office:value-type="float" office:value="0" calcext:value-type="float">
            <text:p>0</text:p>
          </table:table-cell>
          <table:table-cell table:formula="of:=[.J132]" office:value-type="float" office:value="1908175.57419835" calcext:value-type="float">
            <text:p>1908175,57419835</text:p>
          </table:table-cell>
          <table:table-cell table:formula="of:=IF([.B133]=0;[.C133]-100000;[.C133])" office:value-type="float" office:value="1808175.57419835" calcext:value-type="float">
            <text:p>1808175,57419835</text:p>
          </table:table-cell>
          <table:table-cell table:formula="of:=IF([.B133]=1;[.D133]*1.03;[.D133]*0.99)" office:value-type="float" office:value="1790093.81845636" calcext:value-type="float">
            <text:p>1790093,81845636</text:p>
          </table:table-cell>
          <table:table-cell table:formula="of:=IF([.E133]&gt;2500000;2500000;[.E133])" office:value-type="float" office:value="1790093.81845636" calcext:value-type="float">
            <text:p>1790093,81845636</text:p>
          </table:table-cell>
          <table:table-cell table:formula="of:=IF([.E133]&gt;2500000;1;0)" office:value-type="float" office:value="0" calcext:value-type="float">
            <text:p>0</text:p>
          </table:table-cell>
          <table:table-cell table:formula="of:=[.E133]-[.F133]" office:value-type="float" office:value="0" calcext:value-type="float">
            <text:p>0</text:p>
          </table:table-cell>
          <table:table-cell table:formula="of:=IF(WEEKDAY([.A133])=7;1;0)" office:value-type="float" office:value="0" calcext:value-type="float">
            <text:p>0</text:p>
          </table:table-cell>
          <table:table-cell table:formula="of:=IF([.I133]=1;IF([.F133]+500000&gt;2500000;2500000;[.F133]+500000);[.F133])" office:value-type="float" office:value="1790093.81845636" calcext:value-type="float">
            <text:p>1790093,81845636</text:p>
          </table:table-cell>
          <table:table-cell table:formula="of:=IF([.J133]&gt;[.F133];1;0)" office:value-type="float" office:value="0" calcext:value-type="float">
            <text:p>0</text:p>
          </table:table-cell>
          <table:table-cell table:formula="of:=[.J133]-[.F1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0" calcext:value-type="date">
            <text:p>10.09.2014</text:p>
          </table:table-cell>
          <table:table-cell office:value-type="float" office:value="0" calcext:value-type="float">
            <text:p>0</text:p>
          </table:table-cell>
          <table:table-cell table:formula="of:=[.J133]" office:value-type="float" office:value="1790093.81845636" calcext:value-type="float">
            <text:p>1790093,81845636</text:p>
          </table:table-cell>
          <table:table-cell table:formula="of:=IF([.B134]=0;[.C134]-100000;[.C134])" office:value-type="float" office:value="1690093.81845636" calcext:value-type="float">
            <text:p>1690093,81845636</text:p>
          </table:table-cell>
          <table:table-cell table:formula="of:=IF([.B134]=1;[.D134]*1.03;[.D134]*0.99)" office:value-type="float" office:value="1673192.8802718" calcext:value-type="float">
            <text:p>1673192,8802718</text:p>
          </table:table-cell>
          <table:table-cell table:formula="of:=IF([.E134]&gt;2500000;2500000;[.E134])" office:value-type="float" office:value="1673192.8802718" calcext:value-type="float">
            <text:p>1673192,8802718</text:p>
          </table:table-cell>
          <table:table-cell table:formula="of:=IF([.E134]&gt;2500000;1;0)" office:value-type="float" office:value="0" calcext:value-type="float">
            <text:p>0</text:p>
          </table:table-cell>
          <table:table-cell table:formula="of:=[.E134]-[.F134]" office:value-type="float" office:value="0" calcext:value-type="float">
            <text:p>0</text:p>
          </table:table-cell>
          <table:table-cell table:formula="of:=IF(WEEKDAY([.A134])=7;1;0)" office:value-type="float" office:value="0" calcext:value-type="float">
            <text:p>0</text:p>
          </table:table-cell>
          <table:table-cell table:formula="of:=IF([.I134]=1;IF([.F134]+500000&gt;2500000;2500000;[.F134]+500000);[.F134])" office:value-type="float" office:value="1673192.8802718" calcext:value-type="float">
            <text:p>1673192,8802718</text:p>
          </table:table-cell>
          <table:table-cell table:formula="of:=IF([.J134]&gt;[.F134];1;0)" office:value-type="float" office:value="0" calcext:value-type="float">
            <text:p>0</text:p>
          </table:table-cell>
          <table:table-cell table:formula="of:=[.J134]-[.F1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1" calcext:value-type="date">
            <text:p>11.09.2014</text:p>
          </table:table-cell>
          <table:table-cell office:value-type="float" office:value="0" calcext:value-type="float">
            <text:p>0</text:p>
          </table:table-cell>
          <table:table-cell table:formula="of:=[.J134]" office:value-type="float" office:value="1673192.8802718" calcext:value-type="float">
            <text:p>1673192,8802718</text:p>
          </table:table-cell>
          <table:table-cell table:formula="of:=IF([.B135]=0;[.C135]-100000;[.C135])" office:value-type="float" office:value="1573192.8802718" calcext:value-type="float">
            <text:p>1573192,8802718</text:p>
          </table:table-cell>
          <table:table-cell table:formula="of:=IF([.B135]=1;[.D135]*1.03;[.D135]*0.99)" office:value-type="float" office:value="1557460.95146908" calcext:value-type="float">
            <text:p>1557460,95146908</text:p>
          </table:table-cell>
          <table:table-cell table:formula="of:=IF([.E135]&gt;2500000;2500000;[.E135])" office:value-type="float" office:value="1557460.95146908" calcext:value-type="float">
            <text:p>1557460,95146908</text:p>
          </table:table-cell>
          <table:table-cell table:formula="of:=IF([.E135]&gt;2500000;1;0)" office:value-type="float" office:value="0" calcext:value-type="float">
            <text:p>0</text:p>
          </table:table-cell>
          <table:table-cell table:formula="of:=[.E135]-[.F135]" office:value-type="float" office:value="0" calcext:value-type="float">
            <text:p>0</text:p>
          </table:table-cell>
          <table:table-cell table:formula="of:=IF(WEEKDAY([.A135])=7;1;0)" office:value-type="float" office:value="0" calcext:value-type="float">
            <text:p>0</text:p>
          </table:table-cell>
          <table:table-cell table:formula="of:=IF([.I135]=1;IF([.F135]+500000&gt;2500000;2500000;[.F135]+500000);[.F135])" office:value-type="float" office:value="1557460.95146908" calcext:value-type="float">
            <text:p>1557460,95146908</text:p>
          </table:table-cell>
          <table:table-cell table:formula="of:=IF([.J135]&gt;[.F135];1;0)" office:value-type="float" office:value="0" calcext:value-type="float">
            <text:p>0</text:p>
          </table:table-cell>
          <table:table-cell table:formula="of:=[.J135]-[.F1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2" calcext:value-type="date">
            <text:p>12.09.2014</text:p>
          </table:table-cell>
          <table:table-cell office:value-type="float" office:value="0" calcext:value-type="float">
            <text:p>0</text:p>
          </table:table-cell>
          <table:table-cell table:formula="of:=[.J135]" office:value-type="float" office:value="1557460.95146908" calcext:value-type="float">
            <text:p>1557460,95146908</text:p>
          </table:table-cell>
          <table:table-cell table:formula="of:=IF([.B136]=0;[.C136]-100000;[.C136])" office:value-type="float" office:value="1457460.95146908" calcext:value-type="float">
            <text:p>1457460,95146908</text:p>
          </table:table-cell>
          <table:table-cell table:formula="of:=IF([.B136]=1;[.D136]*1.03;[.D136]*0.99)" office:value-type="float" office:value="1442886.34195439" calcext:value-type="float">
            <text:p>1442886,34195439</text:p>
          </table:table-cell>
          <table:table-cell table:formula="of:=IF([.E136]&gt;2500000;2500000;[.E136])" office:value-type="float" office:value="1442886.34195439" calcext:value-type="float">
            <text:p>1442886,34195439</text:p>
          </table:table-cell>
          <table:table-cell table:formula="of:=IF([.E136]&gt;2500000;1;0)" office:value-type="float" office:value="0" calcext:value-type="float">
            <text:p>0</text:p>
          </table:table-cell>
          <table:table-cell table:formula="of:=[.E136]-[.F136]" office:value-type="float" office:value="0" calcext:value-type="float">
            <text:p>0</text:p>
          </table:table-cell>
          <table:table-cell table:formula="of:=IF(WEEKDAY([.A136])=7;1;0)" office:value-type="float" office:value="0" calcext:value-type="float">
            <text:p>0</text:p>
          </table:table-cell>
          <table:table-cell table:formula="of:=IF([.I136]=1;IF([.F136]+500000&gt;2500000;2500000;[.F136]+500000);[.F136])" office:value-type="float" office:value="1442886.34195439" calcext:value-type="float">
            <text:p>1442886,34195439</text:p>
          </table:table-cell>
          <table:table-cell table:formula="of:=IF([.J136]&gt;[.F136];1;0)" office:value-type="float" office:value="0" calcext:value-type="float">
            <text:p>0</text:p>
          </table:table-cell>
          <table:table-cell table:formula="of:=[.J136]-[.F1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3" calcext:value-type="date">
            <text:p>13.09.2014</text:p>
          </table:table-cell>
          <table:table-cell office:value-type="float" office:value="0" calcext:value-type="float">
            <text:p>0</text:p>
          </table:table-cell>
          <table:table-cell table:formula="of:=[.J136]" office:value-type="float" office:value="1442886.34195439" calcext:value-type="float">
            <text:p>1442886,34195439</text:p>
          </table:table-cell>
          <table:table-cell table:formula="of:=IF([.B137]=0;[.C137]-100000;[.C137])" office:value-type="float" office:value="1342886.34195439" calcext:value-type="float">
            <text:p>1342886,34195439</text:p>
          </table:table-cell>
          <table:table-cell table:formula="of:=IF([.B137]=1;[.D137]*1.03;[.D137]*0.99)" office:value-type="float" office:value="1329457.47853485" calcext:value-type="float">
            <text:p>1329457,47853485</text:p>
          </table:table-cell>
          <table:table-cell table:formula="of:=IF([.E137]&gt;2500000;2500000;[.E137])" office:value-type="float" office:value="1329457.47853485" calcext:value-type="float">
            <text:p>1329457,47853485</text:p>
          </table:table-cell>
          <table:table-cell table:formula="of:=IF([.E137]&gt;2500000;1;0)" office:value-type="float" office:value="0" calcext:value-type="float">
            <text:p>0</text:p>
          </table:table-cell>
          <table:table-cell table:formula="of:=[.E137]-[.F137]" office:value-type="float" office:value="0" calcext:value-type="float">
            <text:p>0</text:p>
          </table:table-cell>
          <table:table-cell table:formula="of:=IF(WEEKDAY([.A137])=7;1;0)" office:value-type="float" office:value="1" calcext:value-type="float">
            <text:p>1</text:p>
          </table:table-cell>
          <table:table-cell table:formula="of:=IF([.I137]=1;IF([.F137]+500000&gt;2500000;2500000;[.F137]+500000);[.F137])" office:value-type="float" office:value="1829457.47853485" calcext:value-type="float">
            <text:p>1829457,47853485</text:p>
          </table:table-cell>
          <table:table-cell table:formula="of:=IF([.J137]&gt;[.F137];1;0)" office:value-type="float" office:value="1" calcext:value-type="float">
            <text:p>1</text:p>
          </table:table-cell>
          <table:table-cell table:formula="of:=[.J137]-[.F137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4" calcext:value-type="date">
            <text:p>14.09.2014</text:p>
          </table:table-cell>
          <table:table-cell office:value-type="float" office:value="0" calcext:value-type="float">
            <text:p>0</text:p>
          </table:table-cell>
          <table:table-cell table:formula="of:=[.J137]" office:value-type="float" office:value="1829457.47853485" calcext:value-type="float">
            <text:p>1829457,47853485</text:p>
          </table:table-cell>
          <table:table-cell table:formula="of:=IF([.B138]=0;[.C138]-100000;[.C138])" office:value-type="float" office:value="1729457.47853485" calcext:value-type="float">
            <text:p>1729457,47853485</text:p>
          </table:table-cell>
          <table:table-cell table:formula="of:=IF([.B138]=1;[.D138]*1.03;[.D138]*0.99)" office:value-type="float" office:value="1712162.9037495" calcext:value-type="float">
            <text:p>1712162,9037495</text:p>
          </table:table-cell>
          <table:table-cell table:formula="of:=IF([.E138]&gt;2500000;2500000;[.E138])" office:value-type="float" office:value="1712162.9037495" calcext:value-type="float">
            <text:p>1712162,9037495</text:p>
          </table:table-cell>
          <table:table-cell table:formula="of:=IF([.E138]&gt;2500000;1;0)" office:value-type="float" office:value="0" calcext:value-type="float">
            <text:p>0</text:p>
          </table:table-cell>
          <table:table-cell table:formula="of:=[.E138]-[.F138]" office:value-type="float" office:value="0" calcext:value-type="float">
            <text:p>0</text:p>
          </table:table-cell>
          <table:table-cell table:formula="of:=IF(WEEKDAY([.A138])=7;1;0)" office:value-type="float" office:value="0" calcext:value-type="float">
            <text:p>0</text:p>
          </table:table-cell>
          <table:table-cell table:formula="of:=IF([.I138]=1;IF([.F138]+500000&gt;2500000;2500000;[.F138]+500000);[.F138])" office:value-type="float" office:value="1712162.9037495" calcext:value-type="float">
            <text:p>1712162,9037495</text:p>
          </table:table-cell>
          <table:table-cell table:formula="of:=IF([.J138]&gt;[.F138];1;0)" office:value-type="float" office:value="0" calcext:value-type="float">
            <text:p>0</text:p>
          </table:table-cell>
          <table:table-cell table:formula="of:=[.J138]-[.F1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5" calcext:value-type="date">
            <text:p>15.09.2014</text:p>
          </table:table-cell>
          <table:table-cell office:value-type="float" office:value="1" calcext:value-type="float">
            <text:p>1</text:p>
          </table:table-cell>
          <table:table-cell table:formula="of:=[.J138]" office:value-type="float" office:value="1712162.9037495" calcext:value-type="float">
            <text:p>1712162,9037495</text:p>
          </table:table-cell>
          <table:table-cell table:formula="of:=IF([.B139]=0;[.C139]-100000;[.C139])" office:value-type="float" office:value="1712162.9037495" calcext:value-type="float">
            <text:p>1712162,9037495</text:p>
          </table:table-cell>
          <table:table-cell table:formula="of:=IF([.B139]=1;[.D139]*1.03;[.D139]*0.99)" office:value-type="float" office:value="1763527.79086198" calcext:value-type="float">
            <text:p>1763527,79086198</text:p>
          </table:table-cell>
          <table:table-cell table:formula="of:=IF([.E139]&gt;2500000;2500000;[.E139])" office:value-type="float" office:value="1763527.79086198" calcext:value-type="float">
            <text:p>1763527,79086198</text:p>
          </table:table-cell>
          <table:table-cell table:formula="of:=IF([.E139]&gt;2500000;1;0)" office:value-type="float" office:value="0" calcext:value-type="float">
            <text:p>0</text:p>
          </table:table-cell>
          <table:table-cell table:formula="of:=[.E139]-[.F139]" office:value-type="float" office:value="0" calcext:value-type="float">
            <text:p>0</text:p>
          </table:table-cell>
          <table:table-cell table:formula="of:=IF(WEEKDAY([.A139])=7;1;0)" office:value-type="float" office:value="0" calcext:value-type="float">
            <text:p>0</text:p>
          </table:table-cell>
          <table:table-cell table:formula="of:=IF([.I139]=1;IF([.F139]+500000&gt;2500000;2500000;[.F139]+500000);[.F139])" office:value-type="float" office:value="1763527.79086198" calcext:value-type="float">
            <text:p>1763527,79086198</text:p>
          </table:table-cell>
          <table:table-cell table:formula="of:=IF([.J139]&gt;[.F139];1;0)" office:value-type="float" office:value="0" calcext:value-type="float">
            <text:p>0</text:p>
          </table:table-cell>
          <table:table-cell table:formula="of:=[.J139]-[.F13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6" calcext:value-type="date">
            <text:p>16.09.2014</text:p>
          </table:table-cell>
          <table:table-cell office:value-type="float" office:value="0" calcext:value-type="float">
            <text:p>0</text:p>
          </table:table-cell>
          <table:table-cell table:formula="of:=[.J139]" office:value-type="float" office:value="1763527.79086198" calcext:value-type="float">
            <text:p>1763527,79086198</text:p>
          </table:table-cell>
          <table:table-cell table:formula="of:=IF([.B140]=0;[.C140]-100000;[.C140])" office:value-type="float" office:value="1663527.79086198" calcext:value-type="float">
            <text:p>1663527,79086198</text:p>
          </table:table-cell>
          <table:table-cell table:formula="of:=IF([.B140]=1;[.D140]*1.03;[.D140]*0.99)" office:value-type="float" office:value="1646892.51295336" calcext:value-type="float">
            <text:p>1646892,51295336</text:p>
          </table:table-cell>
          <table:table-cell table:formula="of:=IF([.E140]&gt;2500000;2500000;[.E140])" office:value-type="float" office:value="1646892.51295336" calcext:value-type="float">
            <text:p>1646892,51295336</text:p>
          </table:table-cell>
          <table:table-cell table:formula="of:=IF([.E140]&gt;2500000;1;0)" office:value-type="float" office:value="0" calcext:value-type="float">
            <text:p>0</text:p>
          </table:table-cell>
          <table:table-cell table:formula="of:=[.E140]-[.F140]" office:value-type="float" office:value="0" calcext:value-type="float">
            <text:p>0</text:p>
          </table:table-cell>
          <table:table-cell table:formula="of:=IF(WEEKDAY([.A140])=7;1;0)" office:value-type="float" office:value="0" calcext:value-type="float">
            <text:p>0</text:p>
          </table:table-cell>
          <table:table-cell table:formula="of:=IF([.I140]=1;IF([.F140]+500000&gt;2500000;2500000;[.F140]+500000);[.F140])" office:value-type="float" office:value="1646892.51295336" calcext:value-type="float">
            <text:p>1646892,51295336</text:p>
          </table:table-cell>
          <table:table-cell table:formula="of:=IF([.J140]&gt;[.F140];1;0)" office:value-type="float" office:value="0" calcext:value-type="float">
            <text:p>0</text:p>
          </table:table-cell>
          <table:table-cell table:formula="of:=[.J140]-[.F1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7" calcext:value-type="date">
            <text:p>17.09.2014</text:p>
          </table:table-cell>
          <table:table-cell office:value-type="float" office:value="0" calcext:value-type="float">
            <text:p>0</text:p>
          </table:table-cell>
          <table:table-cell table:formula="of:=[.J140]" office:value-type="float" office:value="1646892.51295336" calcext:value-type="float">
            <text:p>1646892,51295336</text:p>
          </table:table-cell>
          <table:table-cell table:formula="of:=IF([.B141]=0;[.C141]-100000;[.C141])" office:value-type="float" office:value="1546892.51295336" calcext:value-type="float">
            <text:p>1546892,51295336</text:p>
          </table:table-cell>
          <table:table-cell table:formula="of:=IF([.B141]=1;[.D141]*1.03;[.D141]*0.99)" office:value-type="float" office:value="1531423.58782383" calcext:value-type="float">
            <text:p>1531423,58782383</text:p>
          </table:table-cell>
          <table:table-cell table:formula="of:=IF([.E141]&gt;2500000;2500000;[.E141])" office:value-type="float" office:value="1531423.58782383" calcext:value-type="float">
            <text:p>1531423,58782383</text:p>
          </table:table-cell>
          <table:table-cell table:formula="of:=IF([.E141]&gt;2500000;1;0)" office:value-type="float" office:value="0" calcext:value-type="float">
            <text:p>0</text:p>
          </table:table-cell>
          <table:table-cell table:formula="of:=[.E141]-[.F141]" office:value-type="float" office:value="0" calcext:value-type="float">
            <text:p>0</text:p>
          </table:table-cell>
          <table:table-cell table:formula="of:=IF(WEEKDAY([.A141])=7;1;0)" office:value-type="float" office:value="0" calcext:value-type="float">
            <text:p>0</text:p>
          </table:table-cell>
          <table:table-cell table:formula="of:=IF([.I141]=1;IF([.F141]+500000&gt;2500000;2500000;[.F141]+500000);[.F141])" office:value-type="float" office:value="1531423.58782383" calcext:value-type="float">
            <text:p>1531423,58782383</text:p>
          </table:table-cell>
          <table:table-cell table:formula="of:=IF([.J141]&gt;[.F141];1;0)" office:value-type="float" office:value="0" calcext:value-type="float">
            <text:p>0</text:p>
          </table:table-cell>
          <table:table-cell table:formula="of:=[.J141]-[.F1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8" calcext:value-type="date">
            <text:p>18.09.2014</text:p>
          </table:table-cell>
          <table:table-cell office:value-type="float" office:value="0" calcext:value-type="float">
            <text:p>0</text:p>
          </table:table-cell>
          <table:table-cell table:formula="of:=[.J141]" office:value-type="float" office:value="1531423.58782383" calcext:value-type="float">
            <text:p>1531423,58782383</text:p>
          </table:table-cell>
          <table:table-cell table:formula="of:=IF([.B142]=0;[.C142]-100000;[.C142])" office:value-type="float" office:value="1431423.58782383" calcext:value-type="float">
            <text:p>1431423,58782383</text:p>
          </table:table-cell>
          <table:table-cell table:formula="of:=IF([.B142]=1;[.D142]*1.03;[.D142]*0.99)" office:value-type="float" office:value="1417109.35194559" calcext:value-type="float">
            <text:p>1417109,35194559</text:p>
          </table:table-cell>
          <table:table-cell table:formula="of:=IF([.E142]&gt;2500000;2500000;[.E142])" office:value-type="float" office:value="1417109.35194559" calcext:value-type="float">
            <text:p>1417109,35194559</text:p>
          </table:table-cell>
          <table:table-cell table:formula="of:=IF([.E142]&gt;2500000;1;0)" office:value-type="float" office:value="0" calcext:value-type="float">
            <text:p>0</text:p>
          </table:table-cell>
          <table:table-cell table:formula="of:=[.E142]-[.F142]" office:value-type="float" office:value="0" calcext:value-type="float">
            <text:p>0</text:p>
          </table:table-cell>
          <table:table-cell table:formula="of:=IF(WEEKDAY([.A142])=7;1;0)" office:value-type="float" office:value="0" calcext:value-type="float">
            <text:p>0</text:p>
          </table:table-cell>
          <table:table-cell table:formula="of:=IF([.I142]=1;IF([.F142]+500000&gt;2500000;2500000;[.F142]+500000);[.F142])" office:value-type="float" office:value="1417109.35194559" calcext:value-type="float">
            <text:p>1417109,35194559</text:p>
          </table:table-cell>
          <table:table-cell table:formula="of:=IF([.J142]&gt;[.F142];1;0)" office:value-type="float" office:value="0" calcext:value-type="float">
            <text:p>0</text:p>
          </table:table-cell>
          <table:table-cell table:formula="of:=[.J142]-[.F1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19" calcext:value-type="date">
            <text:p>19.09.2014</text:p>
          </table:table-cell>
          <table:table-cell office:value-type="float" office:value="0" calcext:value-type="float">
            <text:p>0</text:p>
          </table:table-cell>
          <table:table-cell table:formula="of:=[.J142]" office:value-type="float" office:value="1417109.35194559" calcext:value-type="float">
            <text:p>1417109,35194559</text:p>
          </table:table-cell>
          <table:table-cell table:formula="of:=IF([.B143]=0;[.C143]-100000;[.C143])" office:value-type="float" office:value="1317109.35194559" calcext:value-type="float">
            <text:p>1317109,35194559</text:p>
          </table:table-cell>
          <table:table-cell table:formula="of:=IF([.B143]=1;[.D143]*1.03;[.D143]*0.99)" office:value-type="float" office:value="1303938.25842614" calcext:value-type="float">
            <text:p>1303938,25842614</text:p>
          </table:table-cell>
          <table:table-cell table:formula="of:=IF([.E143]&gt;2500000;2500000;[.E143])" office:value-type="float" office:value="1303938.25842614" calcext:value-type="float">
            <text:p>1303938,25842614</text:p>
          </table:table-cell>
          <table:table-cell table:formula="of:=IF([.E143]&gt;2500000;1;0)" office:value-type="float" office:value="0" calcext:value-type="float">
            <text:p>0</text:p>
          </table:table-cell>
          <table:table-cell table:formula="of:=[.E143]-[.F143]" office:value-type="float" office:value="0" calcext:value-type="float">
            <text:p>0</text:p>
          </table:table-cell>
          <table:table-cell table:formula="of:=IF(WEEKDAY([.A143])=7;1;0)" office:value-type="float" office:value="0" calcext:value-type="float">
            <text:p>0</text:p>
          </table:table-cell>
          <table:table-cell table:formula="of:=IF([.I143]=1;IF([.F143]+500000&gt;2500000;2500000;[.F143]+500000);[.F143])" office:value-type="float" office:value="1303938.25842614" calcext:value-type="float">
            <text:p>1303938,25842614</text:p>
          </table:table-cell>
          <table:table-cell table:formula="of:=IF([.J143]&gt;[.F143];1;0)" office:value-type="float" office:value="0" calcext:value-type="float">
            <text:p>0</text:p>
          </table:table-cell>
          <table:table-cell table:formula="of:=[.J143]-[.F1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0" calcext:value-type="date">
            <text:p>20.09.2014</text:p>
          </table:table-cell>
          <table:table-cell office:value-type="float" office:value="0" calcext:value-type="float">
            <text:p>0</text:p>
          </table:table-cell>
          <table:table-cell table:formula="of:=[.J143]" office:value-type="float" office:value="1303938.25842614" calcext:value-type="float">
            <text:p>1303938,25842614</text:p>
          </table:table-cell>
          <table:table-cell table:formula="of:=IF([.B144]=0;[.C144]-100000;[.C144])" office:value-type="float" office:value="1203938.25842614" calcext:value-type="float">
            <text:p>1203938,25842614</text:p>
          </table:table-cell>
          <table:table-cell table:formula="of:=IF([.B144]=1;[.D144]*1.03;[.D144]*0.99)" office:value-type="float" office:value="1191898.87584187" calcext:value-type="float">
            <text:p>1191898,87584187</text:p>
          </table:table-cell>
          <table:table-cell table:formula="of:=IF([.E144]&gt;2500000;2500000;[.E144])" office:value-type="float" office:value="1191898.87584187" calcext:value-type="float">
            <text:p>1191898,87584187</text:p>
          </table:table-cell>
          <table:table-cell table:formula="of:=IF([.E144]&gt;2500000;1;0)" office:value-type="float" office:value="0" calcext:value-type="float">
            <text:p>0</text:p>
          </table:table-cell>
          <table:table-cell table:formula="of:=[.E144]-[.F144]" office:value-type="float" office:value="0" calcext:value-type="float">
            <text:p>0</text:p>
          </table:table-cell>
          <table:table-cell table:formula="of:=IF(WEEKDAY([.A144])=7;1;0)" office:value-type="float" office:value="1" calcext:value-type="float">
            <text:p>1</text:p>
          </table:table-cell>
          <table:table-cell table:formula="of:=IF([.I144]=1;IF([.F144]+500000&gt;2500000;2500000;[.F144]+500000);[.F144])" office:value-type="float" office:value="1691898.87584187" calcext:value-type="float">
            <text:p>1691898,87584187</text:p>
          </table:table-cell>
          <table:table-cell table:formula="of:=IF([.J144]&gt;[.F144];1;0)" office:value-type="float" office:value="1" calcext:value-type="float">
            <text:p>1</text:p>
          </table:table-cell>
          <table:table-cell table:formula="of:=[.J144]-[.F144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1" calcext:value-type="date">
            <text:p>21.09.2014</text:p>
          </table:table-cell>
          <table:table-cell office:value-type="float" office:value="0" calcext:value-type="float">
            <text:p>0</text:p>
          </table:table-cell>
          <table:table-cell table:formula="of:=[.J144]" office:value-type="float" office:value="1691898.87584187" calcext:value-type="float">
            <text:p>1691898,87584187</text:p>
          </table:table-cell>
          <table:table-cell table:formula="of:=IF([.B145]=0;[.C145]-100000;[.C145])" office:value-type="float" office:value="1591898.87584187" calcext:value-type="float">
            <text:p>1591898,87584187</text:p>
          </table:table-cell>
          <table:table-cell table:formula="of:=IF([.B145]=1;[.D145]*1.03;[.D145]*0.99)" office:value-type="float" office:value="1575979.88708346" calcext:value-type="float">
            <text:p>1575979,88708346</text:p>
          </table:table-cell>
          <table:table-cell table:formula="of:=IF([.E145]&gt;2500000;2500000;[.E145])" office:value-type="float" office:value="1575979.88708346" calcext:value-type="float">
            <text:p>1575979,88708346</text:p>
          </table:table-cell>
          <table:table-cell table:formula="of:=IF([.E145]&gt;2500000;1;0)" office:value-type="float" office:value="0" calcext:value-type="float">
            <text:p>0</text:p>
          </table:table-cell>
          <table:table-cell table:formula="of:=[.E145]-[.F145]" office:value-type="float" office:value="0" calcext:value-type="float">
            <text:p>0</text:p>
          </table:table-cell>
          <table:table-cell table:formula="of:=IF(WEEKDAY([.A145])=7;1;0)" office:value-type="float" office:value="0" calcext:value-type="float">
            <text:p>0</text:p>
          </table:table-cell>
          <table:table-cell table:formula="of:=IF([.I145]=1;IF([.F145]+500000&gt;2500000;2500000;[.F145]+500000);[.F145])" office:value-type="float" office:value="1575979.88708346" calcext:value-type="float">
            <text:p>1575979,88708346</text:p>
          </table:table-cell>
          <table:table-cell table:formula="of:=IF([.J145]&gt;[.F145];1;0)" office:value-type="float" office:value="0" calcext:value-type="float">
            <text:p>0</text:p>
          </table:table-cell>
          <table:table-cell table:formula="of:=[.J145]-[.F1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2" calcext:value-type="date">
            <text:p>22.09.2014</text:p>
          </table:table-cell>
          <table:table-cell office:value-type="float" office:value="0" calcext:value-type="float">
            <text:p>0</text:p>
          </table:table-cell>
          <table:table-cell table:formula="of:=[.J145]" office:value-type="float" office:value="1575979.88708346" calcext:value-type="float">
            <text:p>1575979,88708346</text:p>
          </table:table-cell>
          <table:table-cell table:formula="of:=IF([.B146]=0;[.C146]-100000;[.C146])" office:value-type="float" office:value="1475979.88708346" calcext:value-type="float">
            <text:p>1475979,88708346</text:p>
          </table:table-cell>
          <table:table-cell table:formula="of:=IF([.B146]=1;[.D146]*1.03;[.D146]*0.99)" office:value-type="float" office:value="1461220.08821262" calcext:value-type="float">
            <text:p>1461220,08821262</text:p>
          </table:table-cell>
          <table:table-cell table:formula="of:=IF([.E146]&gt;2500000;2500000;[.E146])" office:value-type="float" office:value="1461220.08821262" calcext:value-type="float">
            <text:p>1461220,08821262</text:p>
          </table:table-cell>
          <table:table-cell table:formula="of:=IF([.E146]&gt;2500000;1;0)" office:value-type="float" office:value="0" calcext:value-type="float">
            <text:p>0</text:p>
          </table:table-cell>
          <table:table-cell table:formula="of:=[.E146]-[.F146]" office:value-type="float" office:value="0" calcext:value-type="float">
            <text:p>0</text:p>
          </table:table-cell>
          <table:table-cell table:formula="of:=IF(WEEKDAY([.A146])=7;1;0)" office:value-type="float" office:value="0" calcext:value-type="float">
            <text:p>0</text:p>
          </table:table-cell>
          <table:table-cell table:formula="of:=IF([.I146]=1;IF([.F146]+500000&gt;2500000;2500000;[.F146]+500000);[.F146])" office:value-type="float" office:value="1461220.08821262" calcext:value-type="float">
            <text:p>1461220,08821262</text:p>
          </table:table-cell>
          <table:table-cell table:formula="of:=IF([.J146]&gt;[.F146];1;0)" office:value-type="float" office:value="0" calcext:value-type="float">
            <text:p>0</text:p>
          </table:table-cell>
          <table:table-cell table:formula="of:=[.J146]-[.F1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3" calcext:value-type="date">
            <text:p>23.09.2014</text:p>
          </table:table-cell>
          <table:table-cell office:value-type="float" office:value="1" calcext:value-type="float">
            <text:p>1</text:p>
          </table:table-cell>
          <table:table-cell table:formula="of:=[.J146]" office:value-type="float" office:value="1461220.08821262" calcext:value-type="float">
            <text:p>1461220,08821262</text:p>
          </table:table-cell>
          <table:table-cell table:formula="of:=IF([.B147]=0;[.C147]-100000;[.C147])" office:value-type="float" office:value="1461220.08821262" calcext:value-type="float">
            <text:p>1461220,08821262</text:p>
          </table:table-cell>
          <table:table-cell table:formula="of:=IF([.B147]=1;[.D147]*1.03;[.D147]*0.99)" office:value-type="float" office:value="1505056.690859" calcext:value-type="float">
            <text:p>1505056,690859</text:p>
          </table:table-cell>
          <table:table-cell table:formula="of:=IF([.E147]&gt;2500000;2500000;[.E147])" office:value-type="float" office:value="1505056.690859" calcext:value-type="float">
            <text:p>1505056,690859</text:p>
          </table:table-cell>
          <table:table-cell table:formula="of:=IF([.E147]&gt;2500000;1;0)" office:value-type="float" office:value="0" calcext:value-type="float">
            <text:p>0</text:p>
          </table:table-cell>
          <table:table-cell table:formula="of:=[.E147]-[.F147]" office:value-type="float" office:value="0" calcext:value-type="float">
            <text:p>0</text:p>
          </table:table-cell>
          <table:table-cell table:formula="of:=IF(WEEKDAY([.A147])=7;1;0)" office:value-type="float" office:value="0" calcext:value-type="float">
            <text:p>0</text:p>
          </table:table-cell>
          <table:table-cell table:formula="of:=IF([.I147]=1;IF([.F147]+500000&gt;2500000;2500000;[.F147]+500000);[.F147])" office:value-type="float" office:value="1505056.690859" calcext:value-type="float">
            <text:p>1505056,690859</text:p>
          </table:table-cell>
          <table:table-cell table:formula="of:=IF([.J147]&gt;[.F147];1;0)" office:value-type="float" office:value="0" calcext:value-type="float">
            <text:p>0</text:p>
          </table:table-cell>
          <table:table-cell table:formula="of:=[.J147]-[.F1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4" calcext:value-type="date">
            <text:p>24.09.2014</text:p>
          </table:table-cell>
          <table:table-cell office:value-type="float" office:value="0" calcext:value-type="float">
            <text:p>0</text:p>
          </table:table-cell>
          <table:table-cell table:formula="of:=[.J147]" office:value-type="float" office:value="1505056.690859" calcext:value-type="float">
            <text:p>1505056,690859</text:p>
          </table:table-cell>
          <table:table-cell table:formula="of:=IF([.B148]=0;[.C148]-100000;[.C148])" office:value-type="float" office:value="1405056.690859" calcext:value-type="float">
            <text:p>1405056,690859</text:p>
          </table:table-cell>
          <table:table-cell table:formula="of:=IF([.B148]=1;[.D148]*1.03;[.D148]*0.99)" office:value-type="float" office:value="1391006.12395041" calcext:value-type="float">
            <text:p>1391006,12395041</text:p>
          </table:table-cell>
          <table:table-cell table:formula="of:=IF([.E148]&gt;2500000;2500000;[.E148])" office:value-type="float" office:value="1391006.12395041" calcext:value-type="float">
            <text:p>1391006,12395041</text:p>
          </table:table-cell>
          <table:table-cell table:formula="of:=IF([.E148]&gt;2500000;1;0)" office:value-type="float" office:value="0" calcext:value-type="float">
            <text:p>0</text:p>
          </table:table-cell>
          <table:table-cell table:formula="of:=[.E148]-[.F148]" office:value-type="float" office:value="0" calcext:value-type="float">
            <text:p>0</text:p>
          </table:table-cell>
          <table:table-cell table:formula="of:=IF(WEEKDAY([.A148])=7;1;0)" office:value-type="float" office:value="0" calcext:value-type="float">
            <text:p>0</text:p>
          </table:table-cell>
          <table:table-cell table:formula="of:=IF([.I148]=1;IF([.F148]+500000&gt;2500000;2500000;[.F148]+500000);[.F148])" office:value-type="float" office:value="1391006.12395041" calcext:value-type="float">
            <text:p>1391006,12395041</text:p>
          </table:table-cell>
          <table:table-cell table:formula="of:=IF([.J148]&gt;[.F148];1;0)" office:value-type="float" office:value="0" calcext:value-type="float">
            <text:p>0</text:p>
          </table:table-cell>
          <table:table-cell table:formula="of:=[.J148]-[.F1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5" calcext:value-type="date">
            <text:p>25.09.2014</text:p>
          </table:table-cell>
          <table:table-cell office:value-type="float" office:value="1" calcext:value-type="float">
            <text:p>1</text:p>
          </table:table-cell>
          <table:table-cell table:formula="of:=[.J148]" office:value-type="float" office:value="1391006.12395041" calcext:value-type="float">
            <text:p>1391006,12395041</text:p>
          </table:table-cell>
          <table:table-cell table:formula="of:=IF([.B149]=0;[.C149]-100000;[.C149])" office:value-type="float" office:value="1391006.12395041" calcext:value-type="float">
            <text:p>1391006,12395041</text:p>
          </table:table-cell>
          <table:table-cell table:formula="of:=IF([.B149]=1;[.D149]*1.03;[.D149]*0.99)" office:value-type="float" office:value="1432736.30766892" calcext:value-type="float">
            <text:p>1432736,30766892</text:p>
          </table:table-cell>
          <table:table-cell table:formula="of:=IF([.E149]&gt;2500000;2500000;[.E149])" office:value-type="float" office:value="1432736.30766892" calcext:value-type="float">
            <text:p>1432736,30766892</text:p>
          </table:table-cell>
          <table:table-cell table:formula="of:=IF([.E149]&gt;2500000;1;0)" office:value-type="float" office:value="0" calcext:value-type="float">
            <text:p>0</text:p>
          </table:table-cell>
          <table:table-cell table:formula="of:=[.E149]-[.F149]" office:value-type="float" office:value="0" calcext:value-type="float">
            <text:p>0</text:p>
          </table:table-cell>
          <table:table-cell table:formula="of:=IF(WEEKDAY([.A149])=7;1;0)" office:value-type="float" office:value="0" calcext:value-type="float">
            <text:p>0</text:p>
          </table:table-cell>
          <table:table-cell table:formula="of:=IF([.I149]=1;IF([.F149]+500000&gt;2500000;2500000;[.F149]+500000);[.F149])" office:value-type="float" office:value="1432736.30766892" calcext:value-type="float">
            <text:p>1432736,30766892</text:p>
          </table:table-cell>
          <table:table-cell table:formula="of:=IF([.J149]&gt;[.F149];1;0)" office:value-type="float" office:value="0" calcext:value-type="float">
            <text:p>0</text:p>
          </table:table-cell>
          <table:table-cell table:formula="of:=[.J149]-[.F1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6" calcext:value-type="date">
            <text:p>26.09.2014</text:p>
          </table:table-cell>
          <table:table-cell office:value-type="float" office:value="0" calcext:value-type="float">
            <text:p>0</text:p>
          </table:table-cell>
          <table:table-cell table:formula="of:=[.J149]" office:value-type="float" office:value="1432736.30766892" calcext:value-type="float">
            <text:p>1432736,30766892</text:p>
          </table:table-cell>
          <table:table-cell table:formula="of:=IF([.B150]=0;[.C150]-100000;[.C150])" office:value-type="float" office:value="1332736.30766892" calcext:value-type="float">
            <text:p>1332736,30766892</text:p>
          </table:table-cell>
          <table:table-cell table:formula="of:=IF([.B150]=1;[.D150]*1.03;[.D150]*0.99)" office:value-type="float" office:value="1319408.94459223" calcext:value-type="float">
            <text:p>1319408,94459223</text:p>
          </table:table-cell>
          <table:table-cell table:formula="of:=IF([.E150]&gt;2500000;2500000;[.E150])" office:value-type="float" office:value="1319408.94459223" calcext:value-type="float">
            <text:p>1319408,94459223</text:p>
          </table:table-cell>
          <table:table-cell table:formula="of:=IF([.E150]&gt;2500000;1;0)" office:value-type="float" office:value="0" calcext:value-type="float">
            <text:p>0</text:p>
          </table:table-cell>
          <table:table-cell table:formula="of:=[.E150]-[.F150]" office:value-type="float" office:value="0" calcext:value-type="float">
            <text:p>0</text:p>
          </table:table-cell>
          <table:table-cell table:formula="of:=IF(WEEKDAY([.A150])=7;1;0)" office:value-type="float" office:value="0" calcext:value-type="float">
            <text:p>0</text:p>
          </table:table-cell>
          <table:table-cell table:formula="of:=IF([.I150]=1;IF([.F150]+500000&gt;2500000;2500000;[.F150]+500000);[.F150])" office:value-type="float" office:value="1319408.94459223" calcext:value-type="float">
            <text:p>1319408,94459223</text:p>
          </table:table-cell>
          <table:table-cell table:formula="of:=IF([.J150]&gt;[.F150];1;0)" office:value-type="float" office:value="0" calcext:value-type="float">
            <text:p>0</text:p>
          </table:table-cell>
          <table:table-cell table:formula="of:=[.J150]-[.F15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7" calcext:value-type="date">
            <text:p>27.09.2014</text:p>
          </table:table-cell>
          <table:table-cell office:value-type="float" office:value="0" calcext:value-type="float">
            <text:p>0</text:p>
          </table:table-cell>
          <table:table-cell table:formula="of:=[.J150]" office:value-type="float" office:value="1319408.94459223" calcext:value-type="float">
            <text:p>1319408,94459223</text:p>
          </table:table-cell>
          <table:table-cell table:formula="of:=IF([.B151]=0;[.C151]-100000;[.C151])" office:value-type="float" office:value="1219408.94459223" calcext:value-type="float">
            <text:p>1219408,94459223</text:p>
          </table:table-cell>
          <table:table-cell table:formula="of:=IF([.B151]=1;[.D151]*1.03;[.D151]*0.99)" office:value-type="float" office:value="1207214.85514631" calcext:value-type="float">
            <text:p>1207214,85514631</text:p>
          </table:table-cell>
          <table:table-cell table:formula="of:=IF([.E151]&gt;2500000;2500000;[.E151])" office:value-type="float" office:value="1207214.85514631" calcext:value-type="float">
            <text:p>1207214,85514631</text:p>
          </table:table-cell>
          <table:table-cell table:formula="of:=IF([.E151]&gt;2500000;1;0)" office:value-type="float" office:value="0" calcext:value-type="float">
            <text:p>0</text:p>
          </table:table-cell>
          <table:table-cell table:formula="of:=[.E151]-[.F151]" office:value-type="float" office:value="0" calcext:value-type="float">
            <text:p>0</text:p>
          </table:table-cell>
          <table:table-cell table:formula="of:=IF(WEEKDAY([.A151])=7;1;0)" office:value-type="float" office:value="1" calcext:value-type="float">
            <text:p>1</text:p>
          </table:table-cell>
          <table:table-cell table:formula="of:=IF([.I151]=1;IF([.F151]+500000&gt;2500000;2500000;[.F151]+500000);[.F151])" office:value-type="float" office:value="1707214.85514631" calcext:value-type="float">
            <text:p>1707214,85514631</text:p>
          </table:table-cell>
          <table:table-cell table:formula="of:=IF([.J151]&gt;[.F151];1;0)" office:value-type="float" office:value="1" calcext:value-type="float">
            <text:p>1</text:p>
          </table:table-cell>
          <table:table-cell table:formula="of:=[.J151]-[.F151]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8" calcext:value-type="date">
            <text:p>28.09.2014</text:p>
          </table:table-cell>
          <table:table-cell office:value-type="float" office:value="0" calcext:value-type="float">
            <text:p>0</text:p>
          </table:table-cell>
          <table:table-cell table:formula="of:=[.J151]" office:value-type="float" office:value="1707214.85514631" calcext:value-type="float">
            <text:p>1707214,85514631</text:p>
          </table:table-cell>
          <table:table-cell table:formula="of:=IF([.B152]=0;[.C152]-100000;[.C152])" office:value-type="float" office:value="1607214.85514631" calcext:value-type="float">
            <text:p>1607214,85514631</text:p>
          </table:table-cell>
          <table:table-cell table:formula="of:=IF([.B152]=1;[.D152]*1.03;[.D152]*0.99)" office:value-type="float" office:value="1591142.70659485" calcext:value-type="float">
            <text:p>1591142,70659485</text:p>
          </table:table-cell>
          <table:table-cell table:formula="of:=IF([.E152]&gt;2500000;2500000;[.E152])" office:value-type="float" office:value="1591142.70659485" calcext:value-type="float">
            <text:p>1591142,70659485</text:p>
          </table:table-cell>
          <table:table-cell table:formula="of:=IF([.E152]&gt;2500000;1;0)" office:value-type="float" office:value="0" calcext:value-type="float">
            <text:p>0</text:p>
          </table:table-cell>
          <table:table-cell table:formula="of:=[.E152]-[.F152]" office:value-type="float" office:value="0" calcext:value-type="float">
            <text:p>0</text:p>
          </table:table-cell>
          <table:table-cell table:formula="of:=IF(WEEKDAY([.A152])=7;1;0)" office:value-type="float" office:value="0" calcext:value-type="float">
            <text:p>0</text:p>
          </table:table-cell>
          <table:table-cell table:formula="of:=IF([.I152]=1;IF([.F152]+500000&gt;2500000;2500000;[.F152]+500000);[.F152])" office:value-type="float" office:value="1591142.70659485" calcext:value-type="float">
            <text:p>1591142,70659485</text:p>
          </table:table-cell>
          <table:table-cell table:formula="of:=IF([.J152]&gt;[.F152];1;0)" office:value-type="float" office:value="0" calcext:value-type="float">
            <text:p>0</text:p>
          </table:table-cell>
          <table:table-cell table:formula="of:=[.J152]-[.F1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29" calcext:value-type="date">
            <text:p>29.09.2014</text:p>
          </table:table-cell>
          <table:table-cell office:value-type="float" office:value="1" calcext:value-type="float">
            <text:p>1</text:p>
          </table:table-cell>
          <table:table-cell table:formula="of:=[.J152]" office:value-type="float" office:value="1591142.70659485" calcext:value-type="float">
            <text:p>1591142,70659485</text:p>
          </table:table-cell>
          <table:table-cell table:formula="of:=IF([.B153]=0;[.C153]-100000;[.C153])" office:value-type="float" office:value="1591142.70659485" calcext:value-type="float">
            <text:p>1591142,70659485</text:p>
          </table:table-cell>
          <table:table-cell table:formula="of:=IF([.B153]=1;[.D153]*1.03;[.D153]*0.99)" office:value-type="float" office:value="1638876.98779269" calcext:value-type="float">
            <text:p>1638876,98779269</text:p>
          </table:table-cell>
          <table:table-cell table:formula="of:=IF([.E153]&gt;2500000;2500000;[.E153])" office:value-type="float" office:value="1638876.98779269" calcext:value-type="float">
            <text:p>1638876,98779269</text:p>
          </table:table-cell>
          <table:table-cell table:formula="of:=IF([.E153]&gt;2500000;1;0)" office:value-type="float" office:value="0" calcext:value-type="float">
            <text:p>0</text:p>
          </table:table-cell>
          <table:table-cell table:formula="of:=[.E153]-[.F153]" office:value-type="float" office:value="0" calcext:value-type="float">
            <text:p>0</text:p>
          </table:table-cell>
          <table:table-cell table:formula="of:=IF(WEEKDAY([.A153])=7;1;0)" office:value-type="float" office:value="0" calcext:value-type="float">
            <text:p>0</text:p>
          </table:table-cell>
          <table:table-cell table:formula="of:=IF([.I153]=1;IF([.F153]+500000&gt;2500000;2500000;[.F153]+500000);[.F153])" office:value-type="float" office:value="1638876.98779269" calcext:value-type="float">
            <text:p>1638876,98779269</text:p>
          </table:table-cell>
          <table:table-cell table:formula="of:=IF([.J153]&gt;[.F153];1;0)" office:value-type="float" office:value="0" calcext:value-type="float">
            <text:p>0</text:p>
          </table:table-cell>
          <table:table-cell table:formula="of:=[.J153]-[.F1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date" office:date-value="2014-09-30" calcext:value-type="date">
            <text:p>30.09.2014</text:p>
          </table:table-cell>
          <table:table-cell office:value-type="float" office:value="1" calcext:value-type="float">
            <text:p>1</text:p>
          </table:table-cell>
          <table:table-cell table:formula="of:=[.J153]" office:value-type="float" office:value="1638876.98779269" calcext:value-type="float">
            <text:p>1638876,98779269</text:p>
          </table:table-cell>
          <table:table-cell table:formula="of:=IF([.B154]=0;[.C154]-100000;[.C154])" office:value-type="float" office:value="1638876.98779269" calcext:value-type="float">
            <text:p>1638876,98779269</text:p>
          </table:table-cell>
          <table:table-cell table:formula="of:=IF([.B154]=1;[.D154]*1.03;[.D154]*0.99)" office:value-type="float" office:value="1688043.29742647" calcext:value-type="float">
            <text:p>1688043,29742647</text:p>
          </table:table-cell>
          <table:table-cell table:formula="of:=IF([.E154]&gt;2500000;2500000;[.E154])" office:value-type="float" office:value="1688043.29742647" calcext:value-type="float">
            <text:p>1688043,29742647</text:p>
          </table:table-cell>
          <table:table-cell table:formula="of:=IF([.E154]&gt;2500000;1;0)" office:value-type="float" office:value="0" calcext:value-type="float">
            <text:p>0</text:p>
          </table:table-cell>
          <table:table-cell table:formula="of:=[.E154]-[.F154]" office:value-type="float" office:value="0" calcext:value-type="float">
            <text:p>0</text:p>
          </table:table-cell>
          <table:table-cell table:formula="of:=IF(WEEKDAY([.A154])=7;1;0)" office:value-type="float" office:value="0" calcext:value-type="float">
            <text:p>0</text:p>
          </table:table-cell>
          <table:table-cell table:formula="of:=IF([.I154]=1;IF([.F154]+500000&gt;2500000;2500000;[.F154]+500000);[.F154])" office:value-type="float" office:value="1688043.29742647" calcext:value-type="float">
            <text:p>1688043,29742647</text:p>
          </table:table-cell>
          <table:table-cell table:formula="of:=IF([.J154]&gt;[.F154];1;0)" office:value-type="float" office:value="0" calcext:value-type="float">
            <text:p>0</text:p>
          </table:table-cell>
          <table:table-cell table:formula="of:=[.J154]-[.F154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42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7:21:12.219764308</dc:date>
    <meta:editing-duration>PT1H4M26S</meta:editing-duration>
    <meta:editing-cycles>15</meta:editing-cycles>
    <meta:generator>LibreOffice/6.1.5.2$Linux_X86_64 LibreOffice_project/10$Build-2</meta:generator>
    <meta:document-statistic meta:table-count="1" meta:cell-count="19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title svg:x="5.965cm" svg:y="0.316cm" chart:style-name="ch2">
          <text:p>ilosc pobranej wody</text:p>
        </chart:title>
        <chart:plot-area chart:style-name="ch3" table:cell-range-address="deszcz.N1:deszcz.N32 deszcz.P1:deszcz.P32" chart:data-source-has-labels="both" svg:x="0.32cm" svg:y="1.275cm" svg:width="15.372cm" svg:height="7.55cm">
          <chartooo:coordinate-region svg:x="1.682cm" svg:y="1.474cm" svg:width="13.391cm" svg:height="6.704cm"/>
          <chart:axis chart:dimension="x" chart:name="primary-x" chart:style-name="ch4" chartooo:axis-type="auto">
            <chartooo:date-scale/>
            <chart:categories table:cell-range-address="deszcz.N4:deszcz.N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szcz.P4:deszcz.P32" chart:label-cell-address="deszcz.P1:deszcz.P3" chart:class="chart:ba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brano</text:p>
                <text:list>
                  <text:list-item>
                    <text:p>pobran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eszcz.P1:deszcz.P3</svg:desc>
                </draw:g>
              </table:table-cell>
            </table:table-row>
          </table:table-header-rows>
          <table:table-rows>
            <table:table-row>
              <table:table-cell office:value-type="float" office:value="41762">
                <text:p>41762</text:p>
                <draw:g>
                  <svg:desc>deszcz.N4:deszcz.N32</svg:desc>
                </draw:g>
              </table:table-cell>
              <table:table-cell office:value-type="float" office:value="176193">
                <text:p>176193</text:p>
                <draw:g>
                  <svg:desc>deszcz.P4:deszcz.P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9">
                <text:p>4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76">
                <text:p>41776</text:p>
              </table:table-cell>
              <table:table-cell office:value-type="float" office:value="109538">
                <text:p>109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83">
                <text:p>41783</text:p>
              </table:table-cell>
              <table:table-cell office:value-type="float" office:value="354118">
                <text:p>354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0">
                <text:p>41790</text:p>
              </table:table-cell>
              <table:table-cell office:value-type="float" office:value="500000">
                <text:p>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